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5.4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1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3">
      <style:table-cell-properties fo:border="none"/>
      <style:text-properties fo:font-weight="normal" style:font-weight-asian="normal" style:font-weight-complex="normal"/>
    </style:style>
    <style:style style:name="ce23" style:family="table-cell" style:parent-style-name="Default" style:data-style-name="N11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3">
      <style:text-properties fo:color="#ffffff"/>
    </style:style>
    <style:style style:name="ce25" style:family="table-cell" style:parent-style-name="Default" style:data-style-name="N110"/>
    <style:style style:name="ce26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 style:data-style-name="N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1" style:family="table-cell" style:parent-style-name="Default" style:data-style-name="N11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110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10">
      <style:table-cell-properties fo:border-bottom="0.06pt solid #000000" fo:border-left="none" fo:border-right="0.06pt solid #000000" fo:border-top="0.06pt solid #000000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41" style:family="table-cell" style:parent-style-name="Default" style:data-style-name="N1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44" style:family="table-cell" style:parent-style-name="Default" style:data-style-name="N1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 style:data-style-name="N110">
      <style:table-cell-properties fo:border-bottom="0.06pt solid #000000" fo:border-left="none" fo:border-right="none" fo:border-top="0.06pt solid #000000"/>
    </style:style>
    <style:style style:name="ce48" style:family="table-cell" style:parent-style-name="Default" style:data-style-name="N110">
      <style:table-cell-properties fo:border="none"/>
    </style:style>
    <style:style style:name="ce49" style:family="table-cell" style:parent-style-name="Default" style:data-style-name="N1">
      <style:table-cell-properties fo:border="none"/>
    </style:style>
    <style:style style:name="ce5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5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2" style:family="table-cell" style:parent-style-name="Default" style:data-style-name="N110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3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54" style:family="table-cell" style:parent-style-name="Default" style:data-style-name="N110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000000"/>
    </style:style>
    <style:style style:name="ce57" style:family="table-cell" style:parent-style-name="Default" style:data-style-name="N3"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table table:name="cash flow" table:style-name="ta1">
        <table:table-column table:style-name="co1" table:default-cell-style-name="ce6"/>
        <table:table-column table:style-name="co2" table:default-cell-style-name="ce6"/>
        <table:table-column table:style-name="co2" table:number-columns-repeated="11" table:default-cell-style-name="ce18"/>
        <table:table-column table:style-name="co2" table:default-cell-style-name="ce26"/>
        <table:table-column table:style-name="co2" table:default-cell-style-name="ce3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7" table:number-columns-repeated="4"/>
          <table:table-cell table:style-name="ce17" office:value-type="string" table:number-columns-spanned="2" table:number-rows-spanned="2">
            <text:p>Cash Flow Year 1 2013</text:p>
          </table:table-cell>
          <table:covered-table-cell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7" table:number-columns-repeated="4"/>
          <table:covered-table-cell table:number-columns-repeated="2"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7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0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2" office:value-type="string">
            <text:p>Sales</text:p>
          </table:table-cell>
          <table:table-cell table:style-name="ce11"/>
          <table:table-cell table:number-columns-repeated="18"/>
        </table:table-row>
        <table:table-row table:style-name="ro1">
          <table:table-cell table:style-name="ce3" office:value-type="string">
            <text:p>Pre VAT</text:p>
          </table:table-cell>
          <table:table-cell table:style-name="ce11"/>
          <table:table-cell table:style-name="ce19" table:number-columns-repeated="2"/>
          <table:table-cell table:style-name="ce19" table:formula="of:=['profit-loss'.C13]" office:value-type="float" office:value="435">
            <text:p>435</text:p>
          </table:table-cell>
          <table:table-cell table:style-name="ce19" table:formula="of:=['profit-loss'.D13]" office:value-type="float" office:value="2576">
            <text:p>2,576</text:p>
          </table:table-cell>
          <table:table-cell table:style-name="ce19" table:formula="of:=['profit-loss'.E13]" office:value-type="float" office:value="2798">
            <text:p>2,798</text:p>
          </table:table-cell>
          <table:table-cell table:style-name="ce19" table:formula="of:=['profit-loss'.F13]" office:value-type="float" office:value="3716">
            <text:p>3,716</text:p>
          </table:table-cell>
          <table:table-cell table:style-name="ce19" table:formula="of:=['profit-loss'.G13]" office:value-type="float" office:value="7008">
            <text:p>7,008</text:p>
          </table:table-cell>
          <table:table-cell table:style-name="ce19" table:formula="of:=['profit-loss'.H13]" office:value-type="float" office:value="6652">
            <text:p>6,652</text:p>
          </table:table-cell>
          <table:table-cell table:style-name="ce19" table:formula="of:=['profit-loss'.I13]" office:value-type="float" office:value="9217">
            <text:p>9,217</text:p>
          </table:table-cell>
          <table:table-cell table:style-name="ce19" table:formula="of:=['profit-loss'.J13]" office:value-type="float" office:value="13776">
            <text:p>13,776</text:p>
          </table:table-cell>
          <table:table-cell table:style-name="ce19" table:formula="of:=['profit-loss'.K13]" office:value-type="float" office:value="14742">
            <text:p>14,742</text:p>
          </table:table-cell>
          <table:table-cell table:style-name="ce27" table:formula="of:=['profit-loss'.L13]" office:value-type="float" office:value="22309">
            <text:p>22,309</text:p>
          </table:table-cell>
          <table:table-cell table:number-columns-repeated="6"/>
        </table:table-row>
        <table:table-row table:style-name="ro1">
          <table:table-cell table:style-name="ce3" office:value-type="string">
            <text:p>VAT</text:p>
          </table:table-cell>
          <table:table-cell table:style-name="ce11"/>
          <table:table-cell table:number-columns-repeated="2" table:style-name="ce19"/>
          <table:table-cell table:style-name="ce19" table:formula="of:=([.E7]/100)*[.$T8]" office:value-type="float" office:value="87">
            <text:p>87</text:p>
          </table:table-cell>
          <table:table-cell table:style-name="ce19" table:formula="of:=([.F7]/100)*[.$T8]" office:value-type="float" office:value="515.2">
            <text:p>515</text:p>
          </table:table-cell>
          <table:table-cell table:style-name="ce19" table:formula="of:=([.G7]/100)*[.$T8]" office:value-type="float" office:value="559.6">
            <text:p>560</text:p>
          </table:table-cell>
          <table:table-cell table:style-name="ce19" table:formula="of:=([.H7]/100)*[.$T8]" office:value-type="float" office:value="743.2">
            <text:p>743</text:p>
          </table:table-cell>
          <table:table-cell table:style-name="ce19" table:formula="of:=([.I7]/100)*[.$T8]" office:value-type="float" office:value="1401.6">
            <text:p>1,402</text:p>
          </table:table-cell>
          <table:table-cell table:style-name="ce19" table:formula="of:=([.J7]/100)*[.$T8]" office:value-type="float" office:value="1330.4">
            <text:p>1,330</text:p>
          </table:table-cell>
          <table:table-cell table:style-name="ce19" table:formula="of:=([.K7]/100)*[.$T8]" office:value-type="float" office:value="1843.4">
            <text:p>1,843</text:p>
          </table:table-cell>
          <table:table-cell table:style-name="ce19" table:formula="of:=([.L7]/100)*[.$T8]" office:value-type="float" office:value="2755.2">
            <text:p>2,755</text:p>
          </table:table-cell>
          <table:table-cell table:style-name="ce19" table:formula="of:=([.M7]/100)*[.$T8]" office:value-type="float" office:value="2948.4">
            <text:p>2,948</text:p>
          </table:table-cell>
          <table:table-cell table:style-name="ce27" table:formula="of:=([.N7]/100)*[.$T8]" office:value-type="float" office:value="4461.8">
            <text:p>4,462</text:p>
          </table:table-cell>
          <table:table-cell table:number-columns-repeated="4"/>
          <table:table-cell table:style-name="ce1" office:value-type="string">
            <text:p>VAT %:</text:p>
          </table:table-cell>
          <table:table-cell table:style-name="ce37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Loans</text:p>
          </table:table-cell>
          <table:table-cell table:style-name="ce11"/>
          <table:table-cell table:style-name="ce19" office:value-type="float" office:value="100000">
            <text:p>100,000</text:p>
          </table:table-cell>
          <table:table-cell table:style-name="ce19" table:number-columns-repeated="10"/>
          <table:table-cell table:style-name="ce27"/>
          <table:table-cell table:number-columns-repeated="6"/>
        </table:table-row>
        <table:table-row table:style-name="ro1">
          <table:table-cell table:style-name="ce3" office:value-type="string">
            <text:p>Investment</text:p>
          </table:table-cell>
          <table:table-cell table:style-name="ce11"/>
          <table:table-cell table:style-name="ce19" office:value-type="float" office:value="25000">
            <text:p>25,000</text:p>
          </table:table-cell>
          <table:table-cell table:style-name="ce19" table:number-columns-repeated="10"/>
          <table:table-cell table:style-name="ce27"/>
          <table:table-cell table:number-columns-repeated="6"/>
        </table:table-row>
        <table:table-row table:style-name="ro1">
          <table:table-cell table:style-name="ce4" office:value-type="string">
            <text:p>Total Cash In</text:p>
          </table:table-cell>
          <table:table-cell table:style-name="ce12"/>
          <table:table-cell table:style-name="ce20" table:formula="of:=SUM([.C7:.C10])" office:value-type="float" office:value="125000">
            <text:p>125,000</text:p>
          </table:table-cell>
          <table:table-cell table:style-name="ce20" table:formula="of:=SUM([.D7:.D10])" office:value-type="float" office:value="0">
            <text:p>0</text:p>
          </table:table-cell>
          <table:table-cell table:style-name="ce20" table:formula="of:=SUM([.E7:.E10])" office:value-type="float" office:value="522">
            <text:p>522</text:p>
          </table:table-cell>
          <table:table-cell table:style-name="ce20" table:formula="of:=SUM([.F7:.F10])" office:value-type="float" office:value="3091.2">
            <text:p>3,091</text:p>
          </table:table-cell>
          <table:table-cell table:style-name="ce20" table:formula="of:=SUM([.G7:.G10])" office:value-type="float" office:value="3357.6">
            <text:p>3,358</text:p>
          </table:table-cell>
          <table:table-cell table:style-name="ce20" table:formula="of:=SUM([.H7:.H10])" office:value-type="float" office:value="4459.2">
            <text:p>4,459</text:p>
          </table:table-cell>
          <table:table-cell table:style-name="ce20" table:formula="of:=SUM([.I7:.I10])" office:value-type="float" office:value="8409.6">
            <text:p>8,410</text:p>
          </table:table-cell>
          <table:table-cell table:style-name="ce20" table:formula="of:=SUM([.J7:.J10])" office:value-type="float" office:value="7982.4">
            <text:p>7,982</text:p>
          </table:table-cell>
          <table:table-cell table:style-name="ce20" table:formula="of:=SUM([.K7:.K10])" office:value-type="float" office:value="11060.4">
            <text:p>11,060</text:p>
          </table:table-cell>
          <table:table-cell table:style-name="ce20" table:formula="of:=SUM([.L7:.L10])" office:value-type="float" office:value="16531.2">
            <text:p>16,531</text:p>
          </table:table-cell>
          <table:table-cell table:style-name="ce20" table:formula="of:=SUM([.M7:.M10])" office:value-type="float" office:value="17690.4">
            <text:p>17,690</text:p>
          </table:table-cell>
          <table:table-cell table:style-name="ce28" table:formula="of:=SUM([.N7:.N10])" office:value-type="float" office:value="26770.8">
            <text:p>26,771</text:p>
          </table:table-cell>
          <table:table-cell table:style-name="ce33" table:formula="of:=SUM([.C11:.N11])" office:value-type="float" office:value="224874.8">
            <text:p>224,875</text:p>
          </table:table-cell>
          <table:table-cell table:number-columns-repeated="5"/>
        </table:table-row>
        <table:table-row table:style-name="ro1" table:number-rows-repeated="3">
          <table:table-cell table:style-name="ce3"/>
          <table:table-cell table:style-name="ce9"/>
          <table:table-cell table:style-name="ce19" table:number-columns-repeated="11"/>
          <table:table-cell table:style-name="ce27"/>
          <table:table-cell table:number-columns-repeated="6"/>
        </table:table-row>
        <table:table-row table:style-name="ro1">
          <table:table-cell table:style-name="ce5" office:value-type="string">
            <text:p>Overhead Costs</text:p>
          </table:table-cell>
          <table:table-cell table:style-name="ce13"/>
          <table:table-cell table:style-name="ce21" table:number-columns-repeated="11"/>
          <table:table-cell table:style-name="ce29"/>
          <table:table-cell table:number-columns-repeated="6"/>
        </table:table-row>
        <table:table-row table:style-name="ro1">
          <table:table-cell office:value-type="string">
            <text:p>Managing Director</text:p>
          </table:table-cell>
          <table:table-cell table:style-name="ce14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enior Developer</text:p>
          </table:table-cell>
          <table:table-cell table:style-name="ce14" office:value-type="float" office:value="23000">
            <text:p>23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eb Developer</text:p>
          </table:table-cell>
          <table:table-cell table:style-name="ce14" office:value-type="float" office:value="19000">
            <text:p>19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eveloper</text:p>
          </table:table-cell>
          <table:table-cell table:style-name="ce14" office:value-type="float" office:value="17500">
            <text:p>17,50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HR Manager</text:p>
          </table:table-cell>
          <table:table-cell table:style-name="ce14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ales</text:p>
          </table:table-cell>
          <table:table-cell table:style-name="ce14" office:value-type="float" office:value="26000">
            <text:p>26,000</text:p>
          </table:table-cell>
          <table:table-cell table:number-columns-repeated="7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rketing Manager</text:p>
          </table:table-cell>
          <table:table-cell table:style-name="ce14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7" office:value-type="string">
            <text:p>Salaries</text:p>
          </table:table-cell>
          <table:table-cell table:style-name="ce13"/>
          <table:table-cell table:style-name="ce20" table:formula="of:=(([.C16]*[.$B16])+([.C17]*[.$B17])+([.C18]*[.$B18])+([.C19]*[.$B19])+([.C20]*[.$B20])+([.C21]*[.$B21])+([.C22]*[.$B22]))/12" office:value-type="float" office:value="12125">
            <text:p>12,125</text:p>
          </table:table-cell>
          <table:table-cell table:style-name="ce20" table:formula="of:=(([.D16]*[.$B16])+([.D17]*[.$B17])+([.D18]*[.$B18])+([.D19]*[.$B19])+([.D20]*[.$B20])+([.D21]*[.$B21])+([.D22]*[.$B22]))/12" office:value-type="float" office:value="12125">
            <text:p>12,125</text:p>
          </table:table-cell>
          <table:table-cell table:style-name="ce20" table:formula="of:=(([.E16]*[.$B16])+([.E17]*[.$B17])+([.E18]*[.$B18])+([.E19]*[.$B19])+([.E20]*[.$B20])+([.E21]*[.$B21])+([.E22]*[.$B22]))/12" office:value-type="float" office:value="12125">
            <text:p>12,125</text:p>
          </table:table-cell>
          <table:table-cell table:style-name="ce20" table:formula="of:=(([.F16]*[.$B16])+([.F17]*[.$B17])+([.F18]*[.$B18])+([.F19]*[.$B19])+([.F20]*[.$B20])+([.F21]*[.$B21])+([.F22]*[.$B22]))/12" office:value-type="float" office:value="12125">
            <text:p>12,125</text:p>
          </table:table-cell>
          <table:table-cell table:style-name="ce20" table:formula="of:=(([.G16]*[.$B16])+([.G17]*[.$B17])+([.G18]*[.$B18])+([.G19]*[.$B19])+([.G20]*[.$B20])+([.G21]*[.$B21])+([.G22]*[.$B22]))/12" office:value-type="float" office:value="13583.3333333333">
            <text:p>13,583</text:p>
          </table:table-cell>
          <table:table-cell table:style-name="ce20" table:formula="of:=(([.H16]*[.$B16])+([.H17]*[.$B17])+([.H18]*[.$B18])+([.H19]*[.$B19])+([.H20]*[.$B20])+([.H21]*[.$B21])+([.H22]*[.$B22]))/12" office:value-type="float" office:value="13583.3333333333">
            <text:p>13,583</text:p>
          </table:table-cell>
          <table:table-cell table:style-name="ce20" table:formula="of:=(([.I16]*[.$B16])+([.I17]*[.$B17])+([.I18]*[.$B18])+([.I19]*[.$B19])+([.I20]*[.$B20])+([.I21]*[.$B21])+([.I22]*[.$B22]))/12" office:value-type="float" office:value="13583.3333333333">
            <text:p>13,583</text:p>
          </table:table-cell>
          <table:table-cell table:style-name="ce20" table:formula="of:=(([.J16]*[.$B16])+([.J17]*[.$B17])+([.J18]*[.$B18])+([.J19]*[.$B19])+([.J20]*[.$B20])+([.J21]*[.$B21])+([.J22]*[.$B22]))/12" office:value-type="float" office:value="15750">
            <text:p>15,750</text:p>
          </table:table-cell>
          <table:table-cell table:style-name="ce20" table:formula="of:=(([.K16]*[.$B16])+([.K17]*[.$B17])+([.K18]*[.$B18])+([.K19]*[.$B19])+([.K20]*[.$B20])+([.K21]*[.$B21])+([.K22]*[.$B22]))/12" office:value-type="float" office:value="15750">
            <text:p>15,750</text:p>
          </table:table-cell>
          <table:table-cell table:style-name="ce20" table:formula="of:=(([.L16]*[.$B16])+([.L17]*[.$B17])+([.L18]*[.$B18])+([.L19]*[.$B19])+([.L20]*[.$B20])+([.L21]*[.$B21])+([.L22]*[.$B22]))/12" office:value-type="float" office:value="15750">
            <text:p>15,750</text:p>
          </table:table-cell>
          <table:table-cell table:style-name="ce20" table:formula="of:=(([.M16]*[.$B16])+([.M17]*[.$B17])+([.M18]*[.$B18])+([.M19]*[.$B19])+([.M20]*[.$B20])+([.M21]*[.$B21])+([.M22]*[.$B22]))/12" office:value-type="float" office:value="15750">
            <text:p>15,750</text:p>
          </table:table-cell>
          <table:table-cell table:style-name="ce28" table:formula="of:=(([.N16]*[.$B16])+([.N17]*[.$B17])+([.N18]*[.$B18])+([.N19]*[.$B19])+([.N20]*[.$B20])+([.N21]*[.$B21])+([.N22]*[.$B22]))/12" office:value-type="float" office:value="17208.3333333333">
            <text:p>17,208</text:p>
          </table:table-cell>
          <table:table-cell table:style-name="ce19"/>
          <table:table-cell table:number-columns-repeated="5"/>
        </table:table-row>
        <table:table-row table:style-name="ro1">
          <table:table-cell table:style-name="ce8" office:value-type="string">
            <text:p>On Costs</text:p>
          </table:table-cell>
          <table:table-cell table:style-name="ce15" office:value-type="percentage" office:value="0.15">
            <text:p>15.00%</text:p>
          </table:table-cell>
          <table:table-cell table:style-name="ce22" table:formula="of:=[.C23]*0.15" office:value-type="float" office:value="1818.75">
            <text:p>1,819</text:p>
          </table:table-cell>
          <table:table-cell table:style-name="ce22" table:formula="of:=[.D23]*0.15" office:value-type="float" office:value="1818.75">
            <text:p>1,819</text:p>
          </table:table-cell>
          <table:table-cell table:style-name="ce22" table:formula="of:=[.E23]*0.15" office:value-type="float" office:value="1818.75">
            <text:p>1,819</text:p>
          </table:table-cell>
          <table:table-cell table:style-name="ce22" table:formula="of:=[.F23]*0.15" office:value-type="float" office:value="1818.75">
            <text:p>1,819</text:p>
          </table:table-cell>
          <table:table-cell table:style-name="ce22" table:formula="of:=[.G23]*0.15" office:value-type="float" office:value="2037.5">
            <text:p>2,038</text:p>
          </table:table-cell>
          <table:table-cell table:style-name="ce22" table:formula="of:=[.H23]*0.15" office:value-type="float" office:value="2037.5">
            <text:p>2,038</text:p>
          </table:table-cell>
          <table:table-cell table:style-name="ce22" table:formula="of:=[.I23]*0.15" office:value-type="float" office:value="2037.5">
            <text:p>2,038</text:p>
          </table:table-cell>
          <table:table-cell table:style-name="ce22" table:formula="of:=[.J23]*0.15" office:value-type="float" office:value="2362.5">
            <text:p>2,363</text:p>
          </table:table-cell>
          <table:table-cell table:style-name="ce22" table:formula="of:=[.K23]*0.15" office:value-type="float" office:value="2362.5">
            <text:p>2,363</text:p>
          </table:table-cell>
          <table:table-cell table:style-name="ce22" table:formula="of:=[.L23]*0.15" office:value-type="float" office:value="2362.5">
            <text:p>2,363</text:p>
          </table:table-cell>
          <table:table-cell table:style-name="ce22" table:formula="of:=[.M23]*0.15" office:value-type="float" office:value="2362.5">
            <text:p>2,363</text:p>
          </table:table-cell>
          <table:table-cell table:style-name="ce30" table:formula="of:=[.N23]*0.15" office:value-type="float" office:value="2581.25">
            <text:p>2,581</text:p>
          </table:table-cell>
          <table:table-cell table:number-columns-repeated="6"/>
        </table:table-row>
        <table:table-row table:style-name="ro1">
          <table:table-cell office:value-type="string">
            <text:p>Rent</text:p>
          </table:table-cell>
          <table:table-cell table:formula="of:=SUM([.C25:.N25])" office:value-type="float" office:value="13720">
            <text:p>13720</text:p>
          </table:table-cell>
          <table:table-cell table:formula="of:=[.$T$25]*SUM([.C16:.C22])" office:value-type="float" office:value="980">
            <text:p>980</text:p>
          </table:table-cell>
          <table:table-cell table:formula="of:=[.$T$25]*SUM([.D16:.D22])" office:value-type="float" office:value="980">
            <text:p>980</text:p>
          </table:table-cell>
          <table:table-cell table:formula="of:=[.$T$25]*SUM([.E16:.E22])" office:value-type="float" office:value="980">
            <text:p>980</text:p>
          </table:table-cell>
          <table:table-cell table:formula="of:=[.$T$25]*SUM([.F16:.F22])" office:value-type="float" office:value="980">
            <text:p>980</text:p>
          </table:table-cell>
          <table:table-cell table:formula="of:=[.$T$25]*SUM([.G16:.G22])" office:value-type="float" office:value="1120">
            <text:p>1,120</text:p>
          </table:table-cell>
          <table:table-cell table:formula="of:=[.$T$25]*SUM([.H16:.H22])" office:value-type="float" office:value="1120">
            <text:p>1,120</text:p>
          </table:table-cell>
          <table:table-cell table:formula="of:=[.$T$25]*SUM([.I16:.I22])" office:value-type="float" office:value="1120">
            <text:p>1,120</text:p>
          </table:table-cell>
          <table:table-cell table:formula="of:=[.$T$25]*SUM([.J16:.J22])" office:value-type="float" office:value="1260">
            <text:p>1,260</text:p>
          </table:table-cell>
          <table:table-cell table:formula="of:=[.$T$25]*SUM([.K16:.K22])" office:value-type="float" office:value="1260">
            <text:p>1,260</text:p>
          </table:table-cell>
          <table:table-cell table:formula="of:=[.$T$25]*SUM([.L16:.L22])" office:value-type="float" office:value="1260">
            <text:p>1,260</text:p>
          </table:table-cell>
          <table:table-cell table:formula="of:=[.$T$25]*SUM([.M16:.M22])" office:value-type="float" office:value="1260">
            <text:p>1,260</text:p>
          </table:table-cell>
          <table:table-cell table:formula="of:=[.$T$25]*SUM([.N16:.N22])" office:value-type="float" office:value="1400">
            <text:p>1,40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7" office:value-type="float" office:value="140">
            <text:p>140</text:p>
          </table:table-cell>
        </table:table-row>
        <table:table-row table:style-name="ro1">
          <table:table-cell office:value-type="string">
            <text:p>Telephone</text:p>
          </table:table-cell>
          <table:table-cell table:formula="of:=SUM([.C26:.N26])" office:value-type="float" office:value="361.6">
            <text:p>361.6</text:p>
          </table:table-cell>
          <table:table-cell table:formula="of:=[.$T$26]+112" office:value-type="float" office:value="132.8">
            <text:p>133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7" office:value-type="float" office:value="20.8">
            <text:p>20.8</text:p>
          </table:table-cell>
        </table:table-row>
        <table:table-row table:style-name="ro1">
          <table:table-cell office:value-type="string">
            <text:p>ISP</text:p>
          </table:table-cell>
          <table:table-cell table:formula="of:=SUM([.C27:.N27])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dvertising</text:p>
          </table:table-cell>
          <table:table-cell table:formula="of:=SUM([.C28:.N28])" office:value-type="float" office:value="3600">
            <text:p>36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7" office:value-type="float" office:value="300">
            <text:p>300</text:p>
          </table:table-cell>
        </table:table-row>
        <table:table-row table:style-name="ro1">
          <table:table-cell office:value-type="string">
            <text:p>Travel</text:p>
          </table:table-cell>
          <table:table-cell table:formula="of:=SUM([.C29:.N29])" office:value-type="float" office:value="1800">
            <text:p>180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7" office:value-type="float" office:value="150">
            <text:p>150</text:p>
          </table:table-cell>
        </table:table-row>
        <table:table-row table:style-name="ro1">
          <table:table-cell office:value-type="string">
            <text:p>Legal</text:p>
          </table:table-cell>
          <table:table-cell table:formula="of:=SUM([.C30:.N30])" office:value-type="float" office:value="840">
            <text:p>84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7" office:value-type="float" office:value="70">
            <text:p>70</text:p>
          </table:table-cell>
        </table:table-row>
        <table:table-row table:style-name="ro1">
          <table:table-cell office:value-type="string">
            <text:p>Insurance</text:p>
          </table:table-cell>
          <table:table-cell table:formula="of:=SUM([.C31:.N31])" office:value-type="float" office:value="900">
            <text:p>900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7" office:value-type="float" office:value="75">
            <text:p>75</text:p>
          </table:table-cell>
        </table:table-row>
        <table:table-row table:style-name="ro1">
          <table:table-cell office:value-type="string">
            <text:p>Accountant</text:p>
          </table:table-cell>
          <table:table-cell table:formula="of:=SUM([.C32:.N32])" office:value-type="float" office:value="600">
            <text:p>60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7" office:value-type="float" office:value="50">
            <text:p>50</text:p>
          </table:table-cell>
        </table:table-row>
        <table:table-row table:style-name="ro1">
          <table:table-cell office:value-type="string">
            <text:p>Computer Equipment</text:p>
          </table:table-cell>
          <table:table-cell table:formula="of:=SUM([.C33:.N33])" office:value-type="float" office:value="4000">
            <text:p>4000</text:p>
          </table:table-cell>
          <table:table-cell office:value-type="float" office:value="2800">
            <text:p>2,8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4"/>
          <table:table-cell table:style-name="ce1" office:value-type="string">
            <text:p>Computer Equipment</text:p>
          </table:table-cell>
          <table:table-cell table:style-name="ce37"/>
        </table:table-row>
        <table:table-row table:style-name="ro1">
          <table:table-cell office:value-type="string">
            <text:p>Server Hosting</text:p>
          </table:table-cell>
          <table:table-cell table:formula="of:=SUM([.C34:.N34])" office:value-type="float" office:value="808">
            <text:p>808</text:p>
          </table:table-cell>
          <table:table-cell table:formula="of:=[.$T34]+400" office:value-type="float" office:value="434">
            <text:p>4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number-columns-repeated="4"/>
          <table:table-cell table:style-name="ce1" office:value-type="string">
            <text:p>Server Hosting per month:</text:p>
          </table:table-cell>
          <table:table-cell table:style-name="ce37" office:value-type="float" office:value="34">
            <text:p>34</text:p>
          </table:table-cell>
        </table:table-row>
        <table:table-row table:style-name="ro1">
          <table:table-cell office:value-type="string">
            <text:p>Loans</text:p>
          </table:table-cell>
          <table:table-cell table:formula="of:=SUM([.C35:.N35])" office:value-type="float" office:value="3000">
            <text:p>300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7" office:value-type="float" office:value="250">
            <text:p>250</text:p>
          </table:table-cell>
        </table:table-row>
        <table:table-row table:style-name="ro1">
          <table:table-cell office:value-type="string">
            <text:p>Total VAT</text:p>
          </table:table-cell>
          <table:table-cell/>
          <table:table-cell table:style-name="ce21" table:formula="of:=(SUM([.C25:.C35])/100)*20" office:value-type="float" office:value="1048.36">
            <text:p>1,048</text:p>
          </table:table-cell>
          <table:table-cell table:style-name="ce21" table:formula="of:=(SUM([.D25:.D35])/100)*20" office:value-type="float" office:value="385.96">
            <text:p>386</text:p>
          </table:table-cell>
          <table:table-cell table:style-name="ce21" table:formula="of:=(SUM([.E25:.E35])/100)*20" office:value-type="float" office:value="385.96">
            <text:p>386</text:p>
          </table:table-cell>
          <table:table-cell table:style-name="ce21" table:formula="of:=(SUM([.F25:.F35])/100)*20" office:value-type="float" office:value="385.96">
            <text:p>386</text:p>
          </table:table-cell>
          <table:table-cell table:style-name="ce21" table:formula="of:=(SUM([.G25:.G35])/100)*20" office:value-type="float" office:value="493.96">
            <text:p>494</text:p>
          </table:table-cell>
          <table:table-cell table:style-name="ce21" table:formula="of:=(SUM([.H25:.H35])/100)*20" office:value-type="float" office:value="413.96">
            <text:p>414</text:p>
          </table:table-cell>
          <table:table-cell table:style-name="ce21" table:formula="of:=(SUM([.I25:.I35])/100)*20" office:value-type="float" office:value="413.96">
            <text:p>414</text:p>
          </table:table-cell>
          <table:table-cell table:style-name="ce21" table:formula="of:=(SUM([.J25:.J35])/100)*20" office:value-type="float" office:value="521.96">
            <text:p>522</text:p>
          </table:table-cell>
          <table:table-cell table:style-name="ce21" table:formula="of:=(SUM([.K25:.K35])/100)*20" office:value-type="float" office:value="441.96">
            <text:p>442</text:p>
          </table:table-cell>
          <table:table-cell table:style-name="ce21" table:formula="of:=(SUM([.L25:.L35])/100)*20" office:value-type="float" office:value="441.96">
            <text:p>442</text:p>
          </table:table-cell>
          <table:table-cell table:style-name="ce21" table:formula="of:=(SUM([.M25:.M35])/100)*20" office:value-type="float" office:value="441.96">
            <text:p>442</text:p>
          </table:table-cell>
          <table:table-cell table:style-name="ce29" table:formula="of:=(SUM([.N24:.N35])/100)*20" office:value-type="float" office:value="1066.21">
            <text:p>1,066</text:p>
          </table:table-cell>
          <table:table-cell table:number-columns-repeated="6"/>
        </table:table-row>
        <table:table-row table:style-name="ro1">
          <table:table-cell table:style-name="ce4" office:value-type="string">
            <text:p>Total Cash Out</text:p>
          </table:table-cell>
          <table:table-cell table:style-name="ce16"/>
          <table:table-cell table:style-name="ce23" table:formula="of:=SUM([.C23:.C36])" office:value-type="float" office:value="20233.91">
            <text:p>20,234</text:p>
          </table:table-cell>
          <table:table-cell table:style-name="ce23" table:formula="of:=SUM([.D23:.D36])" office:value-type="float" office:value="16259.51">
            <text:p>16,260</text:p>
          </table:table-cell>
          <table:table-cell table:style-name="ce23" table:formula="of:=SUM([.E23:.E36])" office:value-type="float" office:value="16259.51">
            <text:p>16,260</text:p>
          </table:table-cell>
          <table:table-cell table:style-name="ce23" table:formula="of:=SUM([.F23:.F36])" office:value-type="float" office:value="16259.51">
            <text:p>16,260</text:p>
          </table:table-cell>
          <table:table-cell table:style-name="ce23" table:formula="of:=SUM([.G23:.G36])" office:value-type="float" office:value="18584.5933333333">
            <text:p>18,585</text:p>
          </table:table-cell>
          <table:table-cell table:style-name="ce23" table:formula="of:=SUM([.H23:.H36])" office:value-type="float" office:value="18104.5933333333">
            <text:p>18,105</text:p>
          </table:table-cell>
          <table:table-cell table:style-name="ce23" table:formula="of:=SUM([.I23:.I36])" office:value-type="float" office:value="18104.5933333333">
            <text:p>18,105</text:p>
          </table:table-cell>
          <table:table-cell table:style-name="ce23" table:formula="of:=SUM([.J23:.J36])" office:value-type="float" office:value="21244.26">
            <text:p>21,244</text:p>
          </table:table-cell>
          <table:table-cell table:style-name="ce23" table:formula="of:=SUM([.K23:.K36])" office:value-type="float" office:value="20764.26">
            <text:p>20,764</text:p>
          </table:table-cell>
          <table:table-cell table:style-name="ce23" table:formula="of:=SUM([.L23:.L36])" office:value-type="float" office:value="20764.26">
            <text:p>20,764</text:p>
          </table:table-cell>
          <table:table-cell table:style-name="ce23" table:formula="of:=SUM([.M23:.M36])" office:value-type="float" office:value="20764.26">
            <text:p>20,764</text:p>
          </table:table-cell>
          <table:table-cell table:style-name="ce31" table:formula="of:=SUM([.N23:.N36])" office:value-type="float" office:value="23605.5933333333">
            <text:p>23,606</text:p>
          </table:table-cell>
          <table:table-cell table:style-name="ce34" table:formula="of:=SUM([.C37:.N37])" office:value-type="float" office:value="230948.853333333">
            <text:p>230,949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6"/>
          <table:table-cell table:style-name="ce23" table:number-columns-repeated="11"/>
          <table:table-cell table:style-name="ce31"/>
          <table:table-cell table:style-name="ce34"/>
          <table:table-cell table:number-columns-repeated="5"/>
        </table:table-row>
        <table:table-row table:style-name="ro1">
          <table:table-cell table:style-name="ce3"/>
          <table:table-cell table:style-name="ce9"/>
          <table:table-cell table:style-name="ce24" table:formula="of:=[.C8]-[.C36]" office:value-type="float" office:value="-1048.36">
            <text:p>-1,048</text:p>
          </table:table-cell>
          <table:table-cell table:style-name="ce24" table:formula="of:=[.D8]-[.D36]" office:value-type="float" office:value="-385.96">
            <text:p>-386</text:p>
          </table:table-cell>
          <table:table-cell table:style-name="ce24" table:formula="of:=[.E8]-[.E36]" office:value-type="float" office:value="-298.96">
            <text:p>-299</text:p>
          </table:table-cell>
          <table:table-cell table:style-name="ce24" table:formula="of:=[.F8]-[.F36]" office:value-type="float" office:value="129.24">
            <text:p>129</text:p>
          </table:table-cell>
          <table:table-cell table:style-name="ce24" table:formula="of:=[.G8]-[.G36]" office:value-type="float" office:value="65.64">
            <text:p>66</text:p>
          </table:table-cell>
          <table:table-cell table:style-name="ce24" table:formula="of:=[.H8]-[.H36]" office:value-type="float" office:value="329.24">
            <text:p>329</text:p>
          </table:table-cell>
          <table:table-cell table:style-name="ce24" table:formula="of:=[.I8]-[.I36]" office:value-type="float" office:value="987.64">
            <text:p>988</text:p>
          </table:table-cell>
          <table:table-cell table:style-name="ce24" table:formula="of:=[.J8]-[.J36]" office:value-type="float" office:value="808.44">
            <text:p>808</text:p>
          </table:table-cell>
          <table:table-cell table:style-name="ce24" table:formula="of:=[.K8]-[.K36]" office:value-type="float" office:value="1401.44">
            <text:p>1,401</text:p>
          </table:table-cell>
          <table:table-cell table:style-name="ce24" table:formula="of:=[.L8]-[.L36]" office:value-type="float" office:value="2313.24">
            <text:p>2,313</text:p>
          </table:table-cell>
          <table:table-cell table:style-name="ce24" table:formula="of:=[.M8]-[.M36]" office:value-type="float" office:value="2506.44">
            <text:p>2,506</text:p>
          </table:table-cell>
          <table:table-cell table:style-name="ce24" table:formula="of:=[.N8]-[.N36]" office:value-type="float" office:value="3395.59">
            <text:p>3,396</text:p>
          </table:table-cell>
          <table:table-cell table:style-name="ce35"/>
          <table:table-cell table:number-columns-repeated="5"/>
        </table:table-row>
        <table:table-row table:style-name="ro1">
          <table:table-cell table:style-name="ce3" office:value-type="string">
            <text:p>To VAT</text:p>
          </table:table-cell>
          <table:table-cell table:style-name="ce9"/>
          <table:table-cell table:number-columns-repeated="3" table:style-name="ce25"/>
          <table:table-cell table:style-name="ce25" table:formula="of:=SUM([.C39:.E39])" office:value-type="float" office:value="-1733.28">
            <text:p>-1,733</text:p>
          </table:table-cell>
          <table:table-cell table:number-columns-repeated="2" table:style-name="ce25"/>
          <table:table-cell table:style-name="ce25" table:formula="of:=SUM([.F39:.H39])" office:value-type="float" office:value="524.12">
            <text:p>524</text:p>
          </table:table-cell>
          <table:table-cell table:number-columns-repeated="2" table:style-name="ce25"/>
          <table:table-cell table:style-name="ce25" table:formula="of:=SUM([.I39:.K39])" office:value-type="float" office:value="3197.52">
            <text:p>3,198</text:p>
          </table:table-cell>
          <table:table-cell table:number-columns-repeated="2" table:style-name="ce25"/>
          <table:table-cell table:style-name="ce35" table:formula="of:=SUM([.L39:.N39])" office:value-type="float" office:value="8215.27">
            <text:p>8,215</text:p>
          </table:table-cell>
          <table:table-cell table:number-columns-repeated="5"/>
        </table:table-row>
        <table:table-row table:style-name="ro1">
          <table:table-cell table:style-name="ce4" office:value-type="string">
            <text:p>Cash Balance</text:p>
          </table:table-cell>
          <table:table-cell table:style-name="ce16"/>
          <table:table-cell table:style-name="ce23" table:formula="of:=[.B41]+([.C11]-[.C37]-[.C40])" office:value-type="float" office:value="104766.09">
            <text:p>104,766</text:p>
          </table:table-cell>
          <table:table-cell table:style-name="ce23" table:formula="of:=[.C41]+([.D11]-[.D37]-[.D40])" office:value-type="float" office:value="88506.58">
            <text:p>88,507</text:p>
          </table:table-cell>
          <table:table-cell table:style-name="ce23" table:formula="of:=[.D41]+([.E11]-[.E37]-[.E40])" office:value-type="float" office:value="72769.07">
            <text:p>72,769</text:p>
          </table:table-cell>
          <table:table-cell table:style-name="ce23" table:formula="of:=[.E41]+([.F11]-[.F37]-[.F40])" office:value-type="float" office:value="61334.04">
            <text:p>61,334</text:p>
          </table:table-cell>
          <table:table-cell table:style-name="ce23" table:formula="of:=[.F41]+([.G11]-[.G37]-[.G40])" office:value-type="float" office:value="46107.0466666667">
            <text:p>46,107</text:p>
          </table:table-cell>
          <table:table-cell table:style-name="ce23" table:formula="of:=[.G41]+([.H11]-[.H37]-[.H40])" office:value-type="float" office:value="32461.6533333333">
            <text:p>32,462</text:p>
          </table:table-cell>
          <table:table-cell table:style-name="ce23" table:formula="of:=[.H41]+([.I11]-[.I37]-[.I40])" office:value-type="float" office:value="22242.54">
            <text:p>22,243</text:p>
          </table:table-cell>
          <table:table-cell table:style-name="ce23" table:formula="of:=[.I41]+([.J11]-[.J37]-[.J40])" office:value-type="float" office:value="8980.68000000001">
            <text:p>8,981</text:p>
          </table:table-cell>
          <table:table-cell table:style-name="ce23" table:formula="of:=[.J41]+([.K11]-[.K37]-[.K40])" office:value-type="float" office:value="-723.179999999997">
            <text:p>-723</text:p>
          </table:table-cell>
          <table:table-cell table:style-name="ce23" table:formula="of:=[.K41]+([.L11]-[.L37]-[.L40])" office:value-type="float" office:value="-8153.76">
            <text:p>-8,154</text:p>
          </table:table-cell>
          <table:table-cell table:style-name="ce23" table:formula="of:=[.L41]+([.M11]-[.M37]-[.M40])" office:value-type="float" office:value="-11227.62">
            <text:p>-11,228</text:p>
          </table:table-cell>
          <table:table-cell table:style-name="ce23" table:formula="of:=[.M41]+([.N11]-[.N37]-[.N40])" office:value-type="float" office:value="-8062.41333333333">
            <text:p>-8,062</text:p>
          </table:table-cell>
          <table:table-cell table:style-name="ce36"/>
          <table:table-cell table:number-columns-repeated="5"/>
        </table:table-row>
        <table:table-row table:style-name="ro1">
          <table:table-cell table:style-name="ce9" table:number-columns-repeated="2"/>
          <table:table-cell table:style-name="Default" table:number-columns-repeated="13"/>
          <table:table-cell table:number-columns-repeated="5"/>
        </table:table-row>
      </table:table>
      <table:table table:name="cash flow_2" table:style-name="ta1">
        <table:table-column table:style-name="co1" table:default-cell-style-name="ce6"/>
        <table:table-column table:style-name="co2" table:default-cell-style-name="ce6"/>
        <table:table-column table:style-name="co2" table:number-columns-repeated="11" table:default-cell-style-name="ce18"/>
        <table:table-column table:style-name="co2" table:default-cell-style-name="ce26"/>
        <table:table-column table:style-name="co2" table:default-cell-style-name="ce3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7" table:number-columns-repeated="4"/>
          <table:table-cell table:style-name="ce17" office:value-type="string" table:number-columns-spanned="2" table:number-rows-spanned="2">
            <text:p>Cash Flow Year 2 2014</text:p>
          </table:table-cell>
          <table:covered-table-cell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7" table:number-columns-repeated="4"/>
          <table:covered-table-cell table:number-columns-repeated="2"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7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0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2" office:value-type="string">
            <text:p>Sales</text:p>
          </table:table-cell>
          <table:table-cell table:style-name="ce11"/>
          <table:table-cell table:number-columns-repeated="18"/>
        </table:table-row>
        <table:table-row table:style-name="ro1">
          <table:table-cell table:style-name="ce3" office:value-type="string">
            <text:p>Pre VAT</text:p>
          </table:table-cell>
          <table:table-cell table:style-name="ce11"/>
          <table:table-cell table:style-name="ce19" table:formula="of:=['profit-loss'.M13]" office:value-type="float" office:value="22538">
            <text:p>22,538</text:p>
          </table:table-cell>
          <table:table-cell table:style-name="ce19" table:formula="of:=['profit-loss'.N13]" office:value-type="float" office:value="15803">
            <text:p>15,803</text:p>
          </table:table-cell>
          <table:table-cell table:style-name="ce19" table:formula="of:=['profit-loss_2'.C13]" office:value-type="float" office:value="19083">
            <text:p>19,083</text:p>
          </table:table-cell>
          <table:table-cell table:style-name="ce19" table:formula="of:=['profit-loss_2'.D13]" office:value-type="float" office:value="19957">
            <text:p>19,957</text:p>
          </table:table-cell>
          <table:table-cell table:style-name="ce19" table:formula="of:=['profit-loss_2'.E13]" office:value-type="float" office:value="24111">
            <text:p>24,111</text:p>
          </table:table-cell>
          <table:table-cell table:style-name="ce19" table:formula="of:=['profit-loss_2'.F13]" office:value-type="float" office:value="24008">
            <text:p>24,008</text:p>
          </table:table-cell>
          <table:table-cell table:style-name="ce19" table:formula="of:=['profit-loss_2'.G13]" office:value-type="float" office:value="21474">
            <text:p>21,474</text:p>
          </table:table-cell>
          <table:table-cell table:style-name="ce19" table:formula="of:=['profit-loss_2'.H13]" office:value-type="float" office:value="29176">
            <text:p>29,176</text:p>
          </table:table-cell>
          <table:table-cell table:style-name="ce19" table:formula="of:=['profit-loss_2'.I13]" office:value-type="float" office:value="26884">
            <text:p>26,884</text:p>
          </table:table-cell>
          <table:table-cell table:style-name="ce19" table:formula="of:=['profit-loss_2'.J13]" office:value-type="float" office:value="27123">
            <text:p>27,123</text:p>
          </table:table-cell>
          <table:table-cell table:style-name="ce19" table:formula="of:=['profit-loss_2'.K13]" office:value-type="float" office:value="29386">
            <text:p>29,386</text:p>
          </table:table-cell>
          <table:table-cell table:style-name="ce19" table:formula="of:=['profit-loss_2'.L13]" office:value-type="float" office:value="30976">
            <text:p>30,976</text:p>
          </table:table-cell>
          <table:table-cell table:number-columns-repeated="6"/>
        </table:table-row>
        <table:table-row table:style-name="ro1">
          <table:table-cell table:style-name="ce3" office:value-type="string">
            <text:p>VAT</text:p>
          </table:table-cell>
          <table:table-cell table:style-name="ce11"/>
          <table:table-cell table:number-columns-repeated="2" table:style-name="ce19"/>
          <table:table-cell table:style-name="ce19" table:formula="of:=([.E7]/100)*[.$T8]" office:value-type="float" office:value="3816.6">
            <text:p>3,817</text:p>
          </table:table-cell>
          <table:table-cell table:style-name="ce19" table:formula="of:=([.F7]/100)*[.$T8]" office:value-type="float" office:value="3991.4">
            <text:p>3,991</text:p>
          </table:table-cell>
          <table:table-cell table:style-name="ce19" table:formula="of:=([.G7]/100)*[.$T8]" office:value-type="float" office:value="4822.2">
            <text:p>4,822</text:p>
          </table:table-cell>
          <table:table-cell table:style-name="ce19" table:formula="of:=([.H7]/100)*[.$T8]" office:value-type="float" office:value="4801.6">
            <text:p>4,802</text:p>
          </table:table-cell>
          <table:table-cell table:style-name="ce19" table:formula="of:=([.I7]/100)*[.$T8]" office:value-type="float" office:value="4294.8">
            <text:p>4,295</text:p>
          </table:table-cell>
          <table:table-cell table:style-name="ce19" table:formula="of:=([.J7]/100)*[.$T8]" office:value-type="float" office:value="5835.2">
            <text:p>5,835</text:p>
          </table:table-cell>
          <table:table-cell table:style-name="ce19" table:formula="of:=([.K7]/100)*[.$T8]" office:value-type="float" office:value="5376.8">
            <text:p>5,377</text:p>
          </table:table-cell>
          <table:table-cell table:style-name="ce19" table:formula="of:=([.L7]/100)*[.$T8]" office:value-type="float" office:value="5424.6">
            <text:p>5,425</text:p>
          </table:table-cell>
          <table:table-cell table:style-name="ce19" table:formula="of:=([.M7]/100)*[.$T8]" office:value-type="float" office:value="5877.2">
            <text:p>5,877</text:p>
          </table:table-cell>
          <table:table-cell table:style-name="ce27" table:formula="of:=([.N7]/100)*[.$T8]" office:value-type="float" office:value="6195.2">
            <text:p>6,195</text:p>
          </table:table-cell>
          <table:table-cell table:number-columns-repeated="4"/>
          <table:table-cell table:style-name="ce1" office:value-type="string">
            <text:p>VAT %:</text:p>
          </table:table-cell>
          <table:table-cell table:style-name="ce37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Loans</text:p>
          </table:table-cell>
          <table:table-cell table:style-name="ce11"/>
          <table:table-cell table:style-name="ce19" table:number-columns-repeated="11"/>
          <table:table-cell table:style-name="ce27"/>
          <table:table-cell table:number-columns-repeated="6"/>
        </table:table-row>
        <table:table-row table:style-name="ro1">
          <table:table-cell table:style-name="ce3" office:value-type="string">
            <text:p>Investment</text:p>
          </table:table-cell>
          <table:table-cell table:style-name="ce11"/>
          <table:table-cell table:style-name="ce19" table:number-columns-repeated="11"/>
          <table:table-cell table:style-name="ce27"/>
          <table:table-cell table:number-columns-repeated="6"/>
        </table:table-row>
        <table:table-row table:style-name="ro1">
          <table:table-cell table:style-name="ce4" office:value-type="string">
            <text:p>Total Cash In</text:p>
          </table:table-cell>
          <table:table-cell table:style-name="ce12"/>
          <table:table-cell table:style-name="ce20" table:formula="of:=SUM([.C7:.C10])" office:value-type="float" office:value="22538">
            <text:p>22,538</text:p>
          </table:table-cell>
          <table:table-cell table:style-name="ce20" table:formula="of:=SUM([.D7:.D10])" office:value-type="float" office:value="15803">
            <text:p>15,803</text:p>
          </table:table-cell>
          <table:table-cell table:style-name="ce20" table:formula="of:=SUM([.E7:.E10])" office:value-type="float" office:value="22899.6">
            <text:p>22,900</text:p>
          </table:table-cell>
          <table:table-cell table:style-name="ce20" table:formula="of:=SUM([.F7:.F10])" office:value-type="float" office:value="23948.4">
            <text:p>23,948</text:p>
          </table:table-cell>
          <table:table-cell table:style-name="ce20" table:formula="of:=SUM([.G7:.G10])" office:value-type="float" office:value="28933.2">
            <text:p>28,933</text:p>
          </table:table-cell>
          <table:table-cell table:style-name="ce20" table:formula="of:=SUM([.H7:.H10])" office:value-type="float" office:value="28809.6">
            <text:p>28,810</text:p>
          </table:table-cell>
          <table:table-cell table:style-name="ce20" table:formula="of:=SUM([.I7:.I10])" office:value-type="float" office:value="25768.8">
            <text:p>25,769</text:p>
          </table:table-cell>
          <table:table-cell table:style-name="ce20" table:formula="of:=SUM([.J7:.J10])" office:value-type="float" office:value="35011.2">
            <text:p>35,011</text:p>
          </table:table-cell>
          <table:table-cell table:style-name="ce20" table:formula="of:=SUM([.K7:.K10])" office:value-type="float" office:value="32260.8">
            <text:p>32,261</text:p>
          </table:table-cell>
          <table:table-cell table:style-name="ce20" table:formula="of:=SUM([.L7:.L10])" office:value-type="float" office:value="32547.6">
            <text:p>32,548</text:p>
          </table:table-cell>
          <table:table-cell table:style-name="ce20" table:formula="of:=SUM([.M7:.M10])" office:value-type="float" office:value="35263.2">
            <text:p>35,263</text:p>
          </table:table-cell>
          <table:table-cell table:style-name="ce28" table:formula="of:=SUM([.N7:.N10])" office:value-type="float" office:value="37171.2">
            <text:p>37,171</text:p>
          </table:table-cell>
          <table:table-cell table:style-name="ce33" table:formula="of:=SUM([.C11:.N11])" office:value-type="float" office:value="340954.6">
            <text:p>340,955</text:p>
          </table:table-cell>
          <table:table-cell table:number-columns-repeated="5"/>
        </table:table-row>
        <table:table-row table:style-name="ro1" table:number-rows-repeated="3">
          <table:table-cell table:style-name="ce3"/>
          <table:table-cell table:style-name="ce9"/>
          <table:table-cell table:style-name="ce19" table:number-columns-repeated="11"/>
          <table:table-cell table:style-name="ce27"/>
          <table:table-cell table:number-columns-repeated="6"/>
        </table:table-row>
        <table:table-row table:style-name="ro1">
          <table:table-cell table:style-name="ce5" office:value-type="string">
            <text:p>Overhead Costs</text:p>
          </table:table-cell>
          <table:table-cell table:style-name="ce13"/>
          <table:table-cell table:style-name="ce21" table:number-columns-repeated="11"/>
          <table:table-cell table:style-name="ce29"/>
          <table:table-cell table:number-columns-repeated="6"/>
        </table:table-row>
        <table:table-row table:style-name="ro1">
          <table:table-cell office:value-type="string">
            <text:p>Managing Director</text:p>
          </table:table-cell>
          <table:table-cell table:style-name="ce14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enior Developer</text:p>
          </table:table-cell>
          <table:table-cell table:style-name="ce14" office:value-type="float" office:value="23000">
            <text:p>23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eb Developer</text:p>
          </table:table-cell>
          <table:table-cell table:style-name="ce14" office:value-type="float" office:value="19000">
            <text:p>19,000</text:p>
          </table:table-cell>
          <table:table-cell office:value-type="float" office:value="1">
            <text:p>1</text:p>
          </table:table-cell>
          <table:table-cell table:number-columns-repeated="11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eveloper</text:p>
          </table:table-cell>
          <table:table-cell table:style-name="ce14" office:value-type="float" office:value="17500">
            <text:p>17,500</text:p>
          </table:table-cell>
          <table:table-cell table:number-columns-repeated="12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HR Manager</text:p>
          </table:table-cell>
          <table:table-cell table:style-name="ce14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ales</text:p>
          </table:table-cell>
          <table:table-cell table:style-name="ce14" office:value-type="float" office:value="26000">
            <text:p>26,000</text:p>
          </table:table-cell>
          <table:table-cell table:number-columns-repeated="4" office:value-type="float" office:value="2">
            <text:p>2</text:p>
          </table:table-cell>
          <table:table-cell table:number-columns-repeated="8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rketing Manager</text:p>
          </table:table-cell>
          <table:table-cell table:style-name="ce14" office:value-type="float" office:value="20000">
            <text:p>20,000</text:p>
          </table:table-cell>
          <table:table-cell table:number-columns-repeated="12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7" office:value-type="string">
            <text:p>Salaries</text:p>
          </table:table-cell>
          <table:table-cell table:style-name="ce13"/>
          <table:table-cell table:style-name="ce20" table:formula="of:=(([.C16]*[.$B16])+([.C17]*[.$B17])+([.C18]*[.$B18])+([.C19]*[.$B19])+([.C20]*[.$B20])+([.C21]*[.$B21])+([.C22]*[.$B22]))/12" office:value-type="float" office:value="17208.3333333333">
            <text:p>17,208</text:p>
          </table:table-cell>
          <table:table-cell table:style-name="ce20" table:formula="of:=(([.D16]*[.$B16])+([.D17]*[.$B17])+([.D18]*[.$B18])+([.D19]*[.$B19])+([.D20]*[.$B20])+([.D21]*[.$B21])+([.D22]*[.$B22]))/12" office:value-type="float" office:value="18791.6666666667">
            <text:p>18,792</text:p>
          </table:table-cell>
          <table:table-cell table:style-name="ce20" table:formula="of:=(([.E16]*[.$B16])+([.E17]*[.$B17])+([.E18]*[.$B18])+([.E19]*[.$B19])+([.E20]*[.$B20])+([.E21]*[.$B21])+([.E22]*[.$B22]))/12" office:value-type="float" office:value="18791.6666666667">
            <text:p>18,792</text:p>
          </table:table-cell>
          <table:table-cell table:style-name="ce20" table:formula="of:=(([.F16]*[.$B16])+([.F17]*[.$B17])+([.F18]*[.$B18])+([.F19]*[.$B19])+([.F20]*[.$B20])+([.F21]*[.$B21])+([.F22]*[.$B22]))/12" office:value-type="float" office:value="18791.6666666667">
            <text:p>18,792</text:p>
          </table:table-cell>
          <table:table-cell table:style-name="ce20" table:formula="of:=(([.G16]*[.$B16])+([.G17]*[.$B17])+([.G18]*[.$B18])+([.G19]*[.$B19])+([.G20]*[.$B20])+([.G21]*[.$B21])+([.G22]*[.$B22]))/12" office:value-type="float" office:value="20958.3333333333">
            <text:p>20,958</text:p>
          </table:table-cell>
          <table:table-cell table:style-name="ce20" table:formula="of:=(([.H16]*[.$B16])+([.H17]*[.$B17])+([.H18]*[.$B18])+([.H19]*[.$B19])+([.H20]*[.$B20])+([.H21]*[.$B21])+([.H22]*[.$B22]))/12" office:value-type="float" office:value="20958.3333333333">
            <text:p>20,958</text:p>
          </table:table-cell>
          <table:table-cell table:style-name="ce20" table:formula="of:=(([.I16]*[.$B16])+([.I17]*[.$B17])+([.I18]*[.$B18])+([.I19]*[.$B19])+([.I20]*[.$B20])+([.I21]*[.$B21])+([.I22]*[.$B22]))/12" office:value-type="float" office:value="20958.3333333333">
            <text:p>20,958</text:p>
          </table:table-cell>
          <table:table-cell table:style-name="ce20" table:formula="of:=(([.J16]*[.$B16])+([.J17]*[.$B17])+([.J18]*[.$B18])+([.J19]*[.$B19])+([.J20]*[.$B20])+([.J21]*[.$B21])+([.J22]*[.$B22]))/12" office:value-type="float" office:value="20958.3333333333">
            <text:p>20,958</text:p>
          </table:table-cell>
          <table:table-cell table:style-name="ce20" table:formula="of:=(([.K16]*[.$B16])+([.K17]*[.$B17])+([.K18]*[.$B18])+([.K19]*[.$B19])+([.K20]*[.$B20])+([.K21]*[.$B21])+([.K22]*[.$B22]))/12" office:value-type="float" office:value="20958.3333333333">
            <text:p>20,958</text:p>
          </table:table-cell>
          <table:table-cell table:style-name="ce20" table:formula="of:=(([.L16]*[.$B16])+([.L17]*[.$B17])+([.L18]*[.$B18])+([.L19]*[.$B19])+([.L20]*[.$B20])+([.L21]*[.$B21])+([.L22]*[.$B22]))/12" office:value-type="float" office:value="20958.3333333333">
            <text:p>20,958</text:p>
          </table:table-cell>
          <table:table-cell table:style-name="ce20" table:formula="of:=(([.M16]*[.$B16])+([.M17]*[.$B17])+([.M18]*[.$B18])+([.M19]*[.$B19])+([.M20]*[.$B20])+([.M21]*[.$B21])+([.M22]*[.$B22]))/12" office:value-type="float" office:value="20958.3333333333">
            <text:p>20,958</text:p>
          </table:table-cell>
          <table:table-cell table:style-name="ce28" table:formula="of:=(([.N16]*[.$B16])+([.N17]*[.$B17])+([.N18]*[.$B18])+([.N19]*[.$B19])+([.N20]*[.$B20])+([.N21]*[.$B21])+([.N22]*[.$B22]))/12" office:value-type="float" office:value="20958.3333333333">
            <text:p>20,958</text:p>
          </table:table-cell>
          <table:table-cell table:style-name="ce19"/>
          <table:table-cell table:number-columns-repeated="5"/>
        </table:table-row>
        <table:table-row table:style-name="ro1">
          <table:table-cell table:style-name="ce8" office:value-type="string">
            <text:p>On Costs</text:p>
          </table:table-cell>
          <table:table-cell table:style-name="ce15" office:value-type="percentage" office:value="0.15">
            <text:p>15.00%</text:p>
          </table:table-cell>
          <table:table-cell table:style-name="ce22" table:formula="of:=[.C23]*0.15" office:value-type="float" office:value="2581.25">
            <text:p>2,581</text:p>
          </table:table-cell>
          <table:table-cell table:style-name="ce22" table:formula="of:=[.D23]*0.15" office:value-type="float" office:value="2818.75">
            <text:p>2,819</text:p>
          </table:table-cell>
          <table:table-cell table:style-name="ce22" table:formula="of:=[.E23]*0.15" office:value-type="float" office:value="2818.75">
            <text:p>2,819</text:p>
          </table:table-cell>
          <table:table-cell table:style-name="ce22" table:formula="of:=[.F23]*0.15" office:value-type="float" office:value="2818.75">
            <text:p>2,819</text:p>
          </table:table-cell>
          <table:table-cell table:style-name="ce22" table:formula="of:=[.G23]*0.15" office:value-type="float" office:value="3143.75">
            <text:p>3,144</text:p>
          </table:table-cell>
          <table:table-cell table:style-name="ce22" table:formula="of:=[.H23]*0.15" office:value-type="float" office:value="3143.75">
            <text:p>3,144</text:p>
          </table:table-cell>
          <table:table-cell table:style-name="ce22" table:formula="of:=[.I23]*0.15" office:value-type="float" office:value="3143.75">
            <text:p>3,144</text:p>
          </table:table-cell>
          <table:table-cell table:style-name="ce22" table:formula="of:=[.J23]*0.15" office:value-type="float" office:value="3143.75">
            <text:p>3,144</text:p>
          </table:table-cell>
          <table:table-cell table:style-name="ce22" table:formula="of:=[.K23]*0.15" office:value-type="float" office:value="3143.75">
            <text:p>3,144</text:p>
          </table:table-cell>
          <table:table-cell table:style-name="ce22" table:formula="of:=[.L23]*0.15" office:value-type="float" office:value="3143.75">
            <text:p>3,144</text:p>
          </table:table-cell>
          <table:table-cell table:style-name="ce22" table:formula="of:=[.M23]*0.15" office:value-type="float" office:value="3143.75">
            <text:p>3,144</text:p>
          </table:table-cell>
          <table:table-cell table:style-name="ce30" table:formula="of:=[.N23]*0.15" office:value-type="float" office:value="3143.75">
            <text:p>3,144</text:p>
          </table:table-cell>
          <table:table-cell table:number-columns-repeated="6"/>
        </table:table-row>
        <table:table-row table:style-name="ro1">
          <table:table-cell office:value-type="string">
            <text:p>Rent</text:p>
          </table:table-cell>
          <table:table-cell table:formula="of:=SUM([.C25:.N25])" office:value-type="float" office:value="19460">
            <text:p>19460</text:p>
          </table:table-cell>
          <table:table-cell table:formula="of:=[.$T$25]*SUM([.C16:.C22])" office:value-type="float" office:value="1400">
            <text:p>1,400</text:p>
          </table:table-cell>
          <table:table-cell table:formula="of:=[.$T$25]*SUM([.D16:.D22])" office:value-type="float" office:value="1540">
            <text:p>1,540</text:p>
          </table:table-cell>
          <table:table-cell table:formula="of:=[.$T$25]*SUM([.E16:.E22])" office:value-type="float" office:value="1540">
            <text:p>1,540</text:p>
          </table:table-cell>
          <table:table-cell table:formula="of:=[.$T$25]*SUM([.F16:.F22])" office:value-type="float" office:value="1540">
            <text:p>1,540</text:p>
          </table:table-cell>
          <table:table-cell table:formula="of:=[.$T$25]*SUM([.G16:.G22])" office:value-type="float" office:value="1680">
            <text:p>1,680</text:p>
          </table:table-cell>
          <table:table-cell table:formula="of:=[.$T$25]*SUM([.H16:.H22])" office:value-type="float" office:value="1680">
            <text:p>1,680</text:p>
          </table:table-cell>
          <table:table-cell table:formula="of:=[.$T$25]*SUM([.I16:.I22])" office:value-type="float" office:value="1680">
            <text:p>1,680</text:p>
          </table:table-cell>
          <table:table-cell table:formula="of:=[.$T$25]*SUM([.J16:.J22])" office:value-type="float" office:value="1680">
            <text:p>1,680</text:p>
          </table:table-cell>
          <table:table-cell table:formula="of:=[.$T$25]*SUM([.K16:.K22])" office:value-type="float" office:value="1680">
            <text:p>1,680</text:p>
          </table:table-cell>
          <table:table-cell table:formula="of:=[.$T$25]*SUM([.L16:.L22])" office:value-type="float" office:value="1680">
            <text:p>1,680</text:p>
          </table:table-cell>
          <table:table-cell table:formula="of:=[.$T$25]*SUM([.M16:.M22])" office:value-type="float" office:value="1680">
            <text:p>1,680</text:p>
          </table:table-cell>
          <table:table-cell table:formula="of:=[.$T$25]*SUM([.N16:.N22])" office:value-type="float" office:value="1680">
            <text:p>1,68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7" office:value-type="float" office:value="140">
            <text:p>140</text:p>
          </table:table-cell>
        </table:table-row>
        <table:table-row table:style-name="ro1">
          <table:table-cell office:value-type="string">
            <text:p>Telephone</text:p>
          </table:table-cell>
          <table:table-cell table:formula="of:=SUM([.C26:.N26])" office:value-type="float" office:value="361.6">
            <text:p>361.6</text:p>
          </table:table-cell>
          <table:table-cell table:formula="of:=[.$T$26]+112" office:value-type="float" office:value="132.8">
            <text:p>133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formula="of:=[.$T$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7" office:value-type="float" office:value="20.8">
            <text:p>20.8</text:p>
          </table:table-cell>
        </table:table-row>
        <table:table-row table:style-name="ro1">
          <table:table-cell office:value-type="string">
            <text:p>ISP</text:p>
          </table:table-cell>
          <table:table-cell table:formula="of:=SUM([.C27:.N27])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formula="of:=[.$T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office:value-type="string">
            <text:p>Advertising</text:p>
          </table:table-cell>
          <table:table-cell table:formula="of:=SUM([.C28:.N28])" office:value-type="float" office:value="3600">
            <text:p>36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formula="of:=[.$T28]" office:value-type="float" office:value="300">
            <text:p>30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7" office:value-type="float" office:value="300">
            <text:p>300</text:p>
          </table:table-cell>
        </table:table-row>
        <table:table-row table:style-name="ro1">
          <table:table-cell office:value-type="string">
            <text:p>Travel</text:p>
          </table:table-cell>
          <table:table-cell table:formula="of:=SUM([.C29:.N29])" office:value-type="float" office:value="1800">
            <text:p>180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formula="of:=[.$T29]" office:value-type="float" office:value="150">
            <text:p>15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7" office:value-type="float" office:value="150">
            <text:p>150</text:p>
          </table:table-cell>
        </table:table-row>
        <table:table-row table:style-name="ro1">
          <table:table-cell office:value-type="string">
            <text:p>Legal</text:p>
          </table:table-cell>
          <table:table-cell table:formula="of:=SUM([.C30:.N30])" office:value-type="float" office:value="840">
            <text:p>84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formula="of:=[.$T30]" office:value-type="float" office:value="70">
            <text:p>7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7" office:value-type="float" office:value="70">
            <text:p>70</text:p>
          </table:table-cell>
        </table:table-row>
        <table:table-row table:style-name="ro1">
          <table:table-cell office:value-type="string">
            <text:p>Insurance</text:p>
          </table:table-cell>
          <table:table-cell table:formula="of:=SUM([.C31:.N31])" office:value-type="float" office:value="900">
            <text:p>900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formula="of:=[.$T31]" office:value-type="float" office:value="75">
            <text:p>75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7" office:value-type="float" office:value="75">
            <text:p>75</text:p>
          </table:table-cell>
        </table:table-row>
        <table:table-row table:style-name="ro1">
          <table:table-cell office:value-type="string">
            <text:p>Accountant</text:p>
          </table:table-cell>
          <table:table-cell table:formula="of:=SUM([.C32:.N32])" office:value-type="float" office:value="600">
            <text:p>60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formula="of:=[.$T32]" office:value-type="float" office:value="50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7" office:value-type="float" office:value="50">
            <text:p>50</text:p>
          </table:table-cell>
        </table:table-row>
        <table:table-row table:style-name="ro1">
          <table:table-cell office:value-type="string">
            <text:p>Computer Equipment</text:p>
          </table:table-cell>
          <table:table-cell table:formula="of:=SUM([.C33:.N33])"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table:formula="of:=[.$T33]"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4"/>
          <table:table-cell table:style-name="ce1" office:value-type="string">
            <text:p>Computer Equipment</text:p>
          </table:table-cell>
          <table:table-cell table:style-name="ce37"/>
        </table:table-row>
        <table:table-row table:style-name="ro1">
          <table:table-cell office:value-type="string">
            <text:p>Server Hosting</text:p>
          </table:table-cell>
          <table:table-cell table:formula="of:=SUM([.C34:.N34])" office:value-type="float" office:value="808">
            <text:p>808</text:p>
          </table:table-cell>
          <table:table-cell table:formula="of:=[.$T34]+400" office:value-type="float" office:value="434">
            <text:p>4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formula="of:=[.$T34]" office:value-type="float" office:value="34">
            <text:p>34</text:p>
          </table:table-cell>
          <table:table-cell table:number-columns-repeated="4"/>
          <table:table-cell table:style-name="ce1" office:value-type="string">
            <text:p>Server Hosting per month:</text:p>
          </table:table-cell>
          <table:table-cell table:style-name="ce37" office:value-type="float" office:value="34">
            <text:p>34</text:p>
          </table:table-cell>
        </table:table-row>
        <table:table-row table:style-name="ro1">
          <table:table-cell office:value-type="string">
            <text:p>Loans</text:p>
          </table:table-cell>
          <table:table-cell table:formula="of:=SUM([.C35:.N35])" office:value-type="float" office:value="3000">
            <text:p>300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formula="of:=[.$T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7" office:value-type="float" office:value="250">
            <text:p>250</text:p>
          </table:table-cell>
        </table:table-row>
        <table:table-row table:style-name="ro1">
          <table:table-cell office:value-type="string">
            <text:p>Total VAT</text:p>
          </table:table-cell>
          <table:table-cell/>
          <table:table-cell table:style-name="ce21" table:formula="of:=(SUM([.C25:.C35])/100)*20" office:value-type="float" office:value="572.36">
            <text:p>572</text:p>
          </table:table-cell>
          <table:table-cell table:style-name="ce21" table:formula="of:=(SUM([.D25:.D35])/100)*20" office:value-type="float" office:value="577.96">
            <text:p>578</text:p>
          </table:table-cell>
          <table:table-cell table:style-name="ce21" table:formula="of:=(SUM([.E25:.E35])/100)*20" office:value-type="float" office:value="497.96">
            <text:p>498</text:p>
          </table:table-cell>
          <table:table-cell table:style-name="ce21" table:formula="of:=(SUM([.F25:.F35])/100)*20" office:value-type="float" office:value="497.96">
            <text:p>498</text:p>
          </table:table-cell>
          <table:table-cell table:style-name="ce21" table:formula="of:=(SUM([.G25:.G35])/100)*20" office:value-type="float" office:value="605.96">
            <text:p>606</text:p>
          </table:table-cell>
          <table:table-cell table:style-name="ce21" table:formula="of:=(SUM([.H25:.H35])/100)*20" office:value-type="float" office:value="525.96">
            <text:p>526</text:p>
          </table:table-cell>
          <table:table-cell table:style-name="ce21" table:formula="of:=(SUM([.I25:.I35])/100)*20" office:value-type="float" office:value="525.96">
            <text:p>526</text:p>
          </table:table-cell>
          <table:table-cell table:style-name="ce21" table:formula="of:=(SUM([.J25:.J35])/100)*20" office:value-type="float" office:value="605.96">
            <text:p>606</text:p>
          </table:table-cell>
          <table:table-cell table:style-name="ce21" table:formula="of:=(SUM([.K25:.K35])/100)*20" office:value-type="float" office:value="525.96">
            <text:p>526</text:p>
          </table:table-cell>
          <table:table-cell table:style-name="ce21" table:formula="of:=(SUM([.L25:.L35])/100)*20" office:value-type="float" office:value="525.96">
            <text:p>526</text:p>
          </table:table-cell>
          <table:table-cell table:style-name="ce21" table:formula="of:=(SUM([.M25:.M35])/100)*20" office:value-type="float" office:value="525.96">
            <text:p>526</text:p>
          </table:table-cell>
          <table:table-cell table:style-name="ce29" table:formula="of:=(SUM([.N24:.N35])/100)*20" office:value-type="float" office:value="1234.71">
            <text:p>1,235</text:p>
          </table:table-cell>
          <table:table-cell table:number-columns-repeated="6"/>
        </table:table-row>
        <table:table-row table:style-name="ro1">
          <table:table-cell table:style-name="ce4" office:value-type="string">
            <text:p>Total Cash Out</text:p>
          </table:table-cell>
          <table:table-cell table:style-name="ce16"/>
          <table:table-cell table:style-name="ce23" table:formula="of:=SUM([.C23:.C36])" office:value-type="float" office:value="23223.7433333333">
            <text:p>23,224</text:p>
          </table:table-cell>
          <table:table-cell table:style-name="ce23" table:formula="of:=SUM([.D23:.D36])" office:value-type="float" office:value="25078.1766666667">
            <text:p>25,078</text:p>
          </table:table-cell>
          <table:table-cell table:style-name="ce23" table:formula="of:=SUM([.E23:.E36])" office:value-type="float" office:value="24598.1766666667">
            <text:p>24,598</text:p>
          </table:table-cell>
          <table:table-cell table:style-name="ce23" table:formula="of:=SUM([.F23:.F36])" office:value-type="float" office:value="24598.1766666667">
            <text:p>24,598</text:p>
          </table:table-cell>
          <table:table-cell table:style-name="ce23" table:formula="of:=SUM([.G23:.G36])" office:value-type="float" office:value="27737.8433333333">
            <text:p>27,738</text:p>
          </table:table-cell>
          <table:table-cell table:style-name="ce23" table:formula="of:=SUM([.H23:.H36])" office:value-type="float" office:value="27257.8433333333">
            <text:p>27,258</text:p>
          </table:table-cell>
          <table:table-cell table:style-name="ce23" table:formula="of:=SUM([.I23:.I36])" office:value-type="float" office:value="27257.8433333333">
            <text:p>27,258</text:p>
          </table:table-cell>
          <table:table-cell table:style-name="ce23" table:formula="of:=SUM([.J23:.J36])" office:value-type="float" office:value="27737.8433333333">
            <text:p>27,738</text:p>
          </table:table-cell>
          <table:table-cell table:style-name="ce23" table:formula="of:=SUM([.K23:.K36])" office:value-type="float" office:value="27257.8433333333">
            <text:p>27,258</text:p>
          </table:table-cell>
          <table:table-cell table:style-name="ce23" table:formula="of:=SUM([.L23:.L36])" office:value-type="float" office:value="27257.8433333333">
            <text:p>27,258</text:p>
          </table:table-cell>
          <table:table-cell table:style-name="ce23" table:formula="of:=SUM([.M23:.M36])" office:value-type="float" office:value="27257.8433333333">
            <text:p>27,258</text:p>
          </table:table-cell>
          <table:table-cell table:style-name="ce31" table:formula="of:=SUM([.N23:.N36])" office:value-type="float" office:value="28366.5933333333">
            <text:p>28,367</text:p>
          </table:table-cell>
          <table:table-cell table:style-name="ce34" table:formula="of:=SUM([.C37:.N37])" office:value-type="float" office:value="317629.77">
            <text:p>317,630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6"/>
          <table:table-cell table:style-name="ce23" table:number-columns-repeated="11"/>
          <table:table-cell table:style-name="ce31"/>
          <table:table-cell table:style-name="ce34"/>
          <table:table-cell table:number-columns-repeated="5"/>
        </table:table-row>
        <table:table-row table:style-name="ro1">
          <table:table-cell table:style-name="ce3"/>
          <table:table-cell table:style-name="ce9"/>
          <table:table-cell table:style-name="ce24" table:formula="of:=[.C8]-[.C36]" office:value-type="float" office:value="-572.36">
            <text:p>-572</text:p>
          </table:table-cell>
          <table:table-cell table:style-name="ce24" table:formula="of:=[.D8]-[.D36]" office:value-type="float" office:value="-577.96">
            <text:p>-578</text:p>
          </table:table-cell>
          <table:table-cell table:style-name="ce24" table:formula="of:=[.E8]-[.E36]" office:value-type="float" office:value="3318.64">
            <text:p>3,319</text:p>
          </table:table-cell>
          <table:table-cell table:style-name="ce24" table:formula="of:=[.F8]-[.F36]" office:value-type="float" office:value="3493.44">
            <text:p>3,493</text:p>
          </table:table-cell>
          <table:table-cell table:style-name="ce24" table:formula="of:=[.G8]-[.G36]" office:value-type="float" office:value="4216.24">
            <text:p>4,216</text:p>
          </table:table-cell>
          <table:table-cell table:style-name="ce24" table:formula="of:=[.H8]-[.H36]" office:value-type="float" office:value="4275.64">
            <text:p>4,276</text:p>
          </table:table-cell>
          <table:table-cell table:style-name="ce24" table:formula="of:=[.I8]-[.I36]" office:value-type="float" office:value="3768.84">
            <text:p>3,769</text:p>
          </table:table-cell>
          <table:table-cell table:style-name="ce24" table:formula="of:=[.J8]-[.J36]" office:value-type="float" office:value="5229.24">
            <text:p>5,229</text:p>
          </table:table-cell>
          <table:table-cell table:style-name="ce24" table:formula="of:=[.K8]-[.K36]" office:value-type="float" office:value="4850.84">
            <text:p>4,851</text:p>
          </table:table-cell>
          <table:table-cell table:style-name="ce24" table:formula="of:=[.L8]-[.L36]" office:value-type="float" office:value="4898.64">
            <text:p>4,899</text:p>
          </table:table-cell>
          <table:table-cell table:style-name="ce24" table:formula="of:=[.M8]-[.M36]" office:value-type="float" office:value="5351.24">
            <text:p>5,351</text:p>
          </table:table-cell>
          <table:table-cell table:style-name="ce24" table:formula="of:=[.N8]-[.N36]" office:value-type="float" office:value="4960.49">
            <text:p>4,960</text:p>
          </table:table-cell>
          <table:table-cell table:style-name="ce35"/>
          <table:table-cell table:number-columns-repeated="5"/>
        </table:table-row>
        <table:table-row table:style-name="ro1">
          <table:table-cell table:style-name="ce3" office:value-type="string">
            <text:p>To VAT</text:p>
          </table:table-cell>
          <table:table-cell table:style-name="ce9"/>
          <table:table-cell table:style-name="ce25" table:formula="of:=['cash flow'.O40]" office:value-type="float" office:value="8215.27">
            <text:p>8,215</text:p>
          </table:table-cell>
          <table:table-cell table:number-columns-repeated="2" table:style-name="ce25"/>
          <table:table-cell table:style-name="ce25" table:formula="of:=SUM([.C39:.E39])" office:value-type="float" office:value="2168.32">
            <text:p>2,168</text:p>
          </table:table-cell>
          <table:table-cell table:number-columns-repeated="2" table:style-name="ce25"/>
          <table:table-cell table:style-name="ce25" table:formula="of:=SUM([.F39:.H39])" office:value-type="float" office:value="11985.32">
            <text:p>11,985</text:p>
          </table:table-cell>
          <table:table-cell table:number-columns-repeated="2" table:style-name="ce25"/>
          <table:table-cell table:style-name="ce25" table:formula="of:=SUM([.I39:.K39])" office:value-type="float" office:value="13848.92">
            <text:p>13,849</text:p>
          </table:table-cell>
          <table:table-cell table:number-columns-repeated="2" table:style-name="ce25"/>
          <table:table-cell table:style-name="ce35" table:formula="of:=SUM([.L39:.N39])" office:value-type="float" office:value="15210.37">
            <text:p>15,21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Cash Balance</text:p>
          </table:table-cell>
          <table:table-cell table:style-name="ce23" table:formula="of:=['cash flow'.N41]" office:value-type="float" office:value="-8062.41333333333">
            <text:p>-8,062</text:p>
          </table:table-cell>
          <table:table-cell table:style-name="ce23" table:formula="of:=[.B41]+([.C11]-[.C37]-[.C40])" office:value-type="float" office:value="-16963.4266666667">
            <text:p>-16,963</text:p>
          </table:table-cell>
          <table:table-cell table:style-name="ce23" table:formula="of:=[.C41]+([.D11]-[.D37]-[.D40])" office:value-type="float" office:value="-26238.6033333333">
            <text:p>-26,239</text:p>
          </table:table-cell>
          <table:table-cell table:style-name="ce23" table:formula="of:=[.D41]+([.E11]-[.E37]-[.E40])" office:value-type="float" office:value="-27937.18">
            <text:p>-27,937</text:p>
          </table:table-cell>
          <table:table-cell table:style-name="ce23" table:formula="of:=[.E41]+([.F11]-[.F37]-[.F40])" office:value-type="float" office:value="-30755.2766666667">
            <text:p>-30,755</text:p>
          </table:table-cell>
          <table:table-cell table:style-name="ce23" table:formula="of:=[.F41]+([.G11]-[.G37]-[.G40])" office:value-type="float" office:value="-29559.92">
            <text:p>-29,560</text:p>
          </table:table-cell>
          <table:table-cell table:style-name="ce23" table:formula="of:=[.G41]+([.H11]-[.H37]-[.H40])" office:value-type="float" office:value="-28008.1633333333">
            <text:p>-28,008</text:p>
          </table:table-cell>
          <table:table-cell table:style-name="ce23" table:formula="of:=[.H41]+([.I11]-[.I37]-[.I40])" office:value-type="float" office:value="-41482.5266666667">
            <text:p>-41,483</text:p>
          </table:table-cell>
          <table:table-cell table:style-name="ce23" table:formula="of:=[.I41]+([.J11]-[.J37]-[.J40])" office:value-type="float" office:value="-34209.17">
            <text:p>-34,209</text:p>
          </table:table-cell>
          <table:table-cell table:style-name="ce23" table:formula="of:=[.J41]+([.K11]-[.K37]-[.K40])" office:value-type="float" office:value="-29206.2133333333">
            <text:p>-29,206</text:p>
          </table:table-cell>
          <table:table-cell table:style-name="ce23" table:formula="of:=[.K41]+([.L11]-[.L37]-[.L40])" office:value-type="float" office:value="-37765.3766666666">
            <text:p>-37,765</text:p>
          </table:table-cell>
          <table:table-cell table:style-name="ce23" table:formula="of:=[.L41]+([.M11]-[.M37]-[.M40])" office:value-type="float" office:value="-29760.02">
            <text:p>-29,760</text:p>
          </table:table-cell>
          <table:table-cell table:style-name="ce23" table:formula="of:=[.M41]+([.N11]-[.N37]-[.N40])" office:value-type="float" office:value="-20955.4133333333">
            <text:p>-20,955</text:p>
          </table:table-cell>
          <table:table-cell table:style-name="ce36"/>
          <table:table-cell table:number-columns-repeated="5"/>
        </table:table-row>
        <table:table-row table:style-name="ro1">
          <table:table-cell table:style-name="ce9" table:number-columns-repeated="2"/>
          <table:table-cell table:style-name="Default" table:number-columns-repeated="13"/>
          <table:table-cell table:number-columns-repeated="5"/>
        </table:table-row>
      </table:table>
      <table:table table:name="profit-loss" table:style-name="ta1">
        <table:table-column table:style-name="co4" table:default-cell-style-name="ce41"/>
        <table:table-column table:style-name="co2" table:default-cell-style-name="ce45"/>
        <table:table-column table:style-name="co2" table:number-columns-repeated="12" table:default-cell-style-name="ce48"/>
        <table:table-column table:style-name="co2" table:default-cell-style-name="ce5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7" table:number-columns-repeated="4"/>
          <table:table-cell table:style-name="ce17" office:value-type="string" table:number-columns-spanned="2" table:number-rows-spanned="2">
            <text:p>Profit – Loss Year 1 2013</text:p>
          </table:table-cell>
          <table:covered-table-cell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7" table:number-columns-repeated="4"/>
          <table:covered-table-cell table:number-columns-repeated="2"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7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0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38" office:value-type="string">
            <text:p>Sales</text:p>
          </table:table-cell>
          <table:table-cell table:style-name="ce11"/>
          <table:table-cell table:style-name="ce18" table:number-columns-repeated="11"/>
          <table:table-cell table:style-name="ce26"/>
          <table:table-cell table:style-name="ce32"/>
          <table:table-cell table:number-columns-repeated="5"/>
        </table:table-row>
        <table:table-row table:style-name="ro1">
          <table:table-cell table:style-name="ce9" office:value-type="string">
            <text:p>iOS Application</text:p>
          </table:table-cell>
          <table:table-cell table:style-name="ce11" office:value-type="float" office:value="15">
            <text:p>15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18">
            <text:p>18</text:p>
          </table:table-cell>
          <table:table-cell table:style-name="ce27" office:value-type="float" office:value="23">
            <text:p>23</text:p>
          </table:table-cell>
          <table:table-cell table:style-name="ce32" table:formula="of:=SUM([.C7:.N7])*[.B7]" office:value-type="float" office:value="4110">
            <text:p>4,1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ndroid Application</text:p>
          </table:table-cell>
          <table:table-cell table:style-name="ce11" office:value-type="float" office:value="12">
            <text:p>12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19">
            <text:p>19</text:p>
          </table:table-cell>
          <table:table-cell table:number-columns-repeated="2" table:style-name="ce19" office:value-type="float" office:value="21">
            <text:p>21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9">
            <text:p>9</text:p>
          </table:table-cell>
          <table:table-cell table:style-name="ce32" table:formula="of:=SUM([.C8:.N8])*[.B8]" office:value-type="float" office:value="3360">
            <text:p>3,360</text:p>
          </table:table-cell>
          <table:table-cell table:number-columns-repeated="3"/>
          <table:table-cell table:style-name="ce1" office:value-type="string">
            <text:p>VAT %:</text:p>
          </table:table-cell>
          <table:table-cell table:style-name="ce37" office:value-type="float" office:value="20">
            <text:p>20</text:p>
          </table:table-cell>
        </table:table-row>
        <table:table-row table:style-name="ro1">
          <table:table-cell table:style-name="ce9" office:value-type="string">
            <text:p>Licence(single)</text:p>
          </table:table-cell>
          <table:table-cell table:style-name="ce11" office:value-type="float" office:value="50">
            <text:p>5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62">
            <text:p>62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96">
            <text:p>96</text:p>
          </table:table-cell>
          <table:table-cell table:style-name="ce19" office:value-type="float" office:value="116">
            <text:p>116</text:p>
          </table:table-cell>
          <table:table-cell table:style-name="ce19" office:value-type="float" office:value="178">
            <text:p>178</text:p>
          </table:table-cell>
          <table:table-cell table:style-name="ce19" office:value-type="float" office:value="210">
            <text:p>210</text:p>
          </table:table-cell>
          <table:table-cell table:style-name="ce19" office:value-type="float" office:value="275">
            <text:p>275</text:p>
          </table:table-cell>
          <table:table-cell table:style-name="ce19" office:value-type="float" office:value="264">
            <text:p>264</text:p>
          </table:table-cell>
          <table:table-cell table:style-name="ce27" office:value-type="float" office:value="241">
            <text:p>241</text:p>
          </table:table-cell>
          <table:table-cell table:style-name="ce32" table:formula="of:=SUM([.C9:.N9])*[.B9]" office:value-type="float" office:value="81250">
            <text:p>81,25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Licence(unlimited)</text:p>
          </table:table-cell>
          <table:table-cell table:style-name="ce11" office:value-type="float" office:value="500">
            <text:p>500</text:p>
          </table:table-cell>
          <table:table-cell table:style-name="ce19" office:value-type="float" office:value="0">
            <text:p>0</text:p>
          </table:table-cell>
          <table:table-cell table:number-columns-repeated="4"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number-columns-repeated="2" table:style-name="ce19" office:value-type="float" office:value="4">
            <text:p>4</text:p>
          </table:table-cell>
          <table:table-cell table:number-columns-repeated="2" table:style-name="ce19" office:value-type="float" office:value="5">
            <text:p>5</text:p>
          </table:table-cell>
          <table:table-cell table:style-name="ce19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style-name="ce32" table:formula="of:=SUM([.C10:.N10])*[.B10]" office:value-type="float" office:value="17500">
            <text:p>17,50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Hosting</text:p>
          </table:table-cell>
          <table:table-cell table:style-name="ce11" office:value-type="float" office:value="50">
            <text:p>5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8">
            <text:p>8</text:p>
          </table:table-cell>
          <table:table-cell table:number-columns-repeated="2" table:style-name="ce19" office:value-type="float" office:value="9">
            <text:p>9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8">
            <text:p>18</text:p>
          </table:table-cell>
          <table:table-cell table:style-name="ce27" office:value-type="float" office:value="26">
            <text:p>26</text:p>
          </table:table-cell>
          <table:table-cell table:style-name="ce32" table:formula="of:=SUM([.C11:.N11])*[.B11]" office:value-type="float" office:value="4850">
            <text:p>4,85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ervers</text:p>
          </table:table-cell>
          <table:table-cell table:style-name="ce11" office:value-type="float" office:value="1000">
            <text:p>1000</text:p>
          </table:table-cell>
          <table:table-cell table:number-columns-repeated="4"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2" table:formula="of:=SUM([.C12:.N12])*[.B12]" office:value-type="float" office:value="28000">
            <text:p>28,00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otal Sales</text:p>
          </table:table-cell>
          <table:table-cell table:style-name="ce12"/>
          <table:table-cell table:style-name="ce20" table:formula="of:=([.C7]*[.$B7])+([.C8]*[.$B8])+([.C9]*[.$B9])+([.C11]*[.$B11])+([.C12]*[.$B12])" office:value-type="float" office:value="435">
            <text:p>435</text:p>
          </table:table-cell>
          <table:table-cell table:style-name="ce20" table:formula="of:=([.D7]*[.$B7])+([.D8]*[.$B8])+([.D9]*[.$B9])+([.D11]*[.$B11])+([.D12]*[.$B12])" office:value-type="float" office:value="2576">
            <text:p>2,576</text:p>
          </table:table-cell>
          <table:table-cell table:style-name="ce20" table:formula="of:=([.E7]*[.$B7])+([.E8]*[.$B8])+([.E9]*[.$B9])+([.E11]*[.$B11])+([.E12]*[.$B12])" office:value-type="float" office:value="2798">
            <text:p>2,798</text:p>
          </table:table-cell>
          <table:table-cell table:style-name="ce20" table:formula="of:=([.F7]*[.$B7])+([.F8]*[.$B8])+([.F9]*[.$B9])+([.F11]*[.$B11])+([.F12]*[.$B12])" office:value-type="float" office:value="3716">
            <text:p>3,716</text:p>
          </table:table-cell>
          <table:table-cell table:style-name="ce20" table:formula="of:=([.G7]*[.$B7])+([.G8]*[.$B8])+([.G9]*[.$B9])+([.G11]*[.$B11])+([.G12]*[.$B12])" office:value-type="float" office:value="7008">
            <text:p>7,008</text:p>
          </table:table-cell>
          <table:table-cell table:style-name="ce20" table:formula="of:=([.H7]*[.$B7])+([.H8]*[.$B8])+([.H9]*[.$B9])+([.H11]*[.$B11])+([.H12]*[.$B12])" office:value-type="float" office:value="6652">
            <text:p>6,652</text:p>
          </table:table-cell>
          <table:table-cell table:style-name="ce20" table:formula="of:=([.I7]*[.$B7])+([.I8]*[.$B8])+([.I9]*[.$B9])+([.I11]*[.$B11])+([.I12]*[.$B12])" office:value-type="float" office:value="9217">
            <text:p>9,217</text:p>
          </table:table-cell>
          <table:table-cell table:style-name="ce20" table:formula="of:=([.J7]*[.$B7])+([.J8]*[.$B8])+([.J9]*[.$B9])+([.J11]*[.$B11])+([.J12]*[.$B12])" office:value-type="float" office:value="13776">
            <text:p>13,776</text:p>
          </table:table-cell>
          <table:table-cell table:style-name="ce20" table:formula="of:=([.K7]*[.$B7])+([.K8]*[.$B8])+([.K9]*[.$B9])+([.K11]*[.$B11])+([.K12]*[.$B12])" office:value-type="float" office:value="14742">
            <text:p>14,742</text:p>
          </table:table-cell>
          <table:table-cell table:style-name="ce20" table:formula="of:=([.L7]*[.$B7])+([.L8]*[.$B8])+([.L9]*[.$B9])+([.L11]*[.$B11])+([.L12]*[.$B12])" office:value-type="float" office:value="22309">
            <text:p>22,309</text:p>
          </table:table-cell>
          <table:table-cell table:style-name="ce20" table:formula="of:=([.M7]*[.$B7])+([.M8]*[.$B8])+([.M9]*[.$B9])+([.M11]*[.$B11])+([.M12]*[.$B12])" office:value-type="float" office:value="22538">
            <text:p>22,538</text:p>
          </table:table-cell>
          <table:table-cell table:style-name="ce20" table:formula="of:=([.N7]*[.$B7])+([.N8]*[.$B8])+([.N9]*[.$B9])+([.N11]*[.$B11])+([.N12]*[.$B12])" office:value-type="float" office:value="15803">
            <text:p>15,803</text:p>
          </table:table-cell>
          <table:table-cell table:style-name="ce33" table:formula="of:=SUM([.C13:.N13])" office:value-type="float" office:value="121570">
            <text:p>121,570</text:p>
          </table:table-cell>
          <table:table-cell table:number-columns-repeated="5"/>
        </table:table-row>
        <table:table-row table:style-name="ro1" table:number-rows-repeated="2">
          <table:table-cell table:style-name="ce9" table:number-columns-repeated="2"/>
          <table:table-cell table:style-name="ce17" table:number-columns-repeated="11"/>
          <table:table-cell table:style-name="ce50"/>
          <table:table-cell table:style-name="ce51"/>
          <table:table-cell table:number-columns-repeated="5"/>
        </table:table-row>
        <table:table-row table:style-name="ro1">
          <table:table-cell table:style-name="ce39" table:formula="of:=['cash flow'.A15]" office:value-type="string" office:string-value="Overhead Costs">
            <text:p>Overhead Costs</text:p>
          </table:table-cell>
          <table:table-cell table:style-name="ce43"/>
          <table:table-cell table:style-name="ce47" table:number-columns-repeated="11"/>
          <table:table-cell table:style-name="ce36"/>
          <table:table-cell table:number-columns-repeated="6"/>
        </table:table-row>
        <table:table-row table:style-name="ro1">
          <table:table-cell table:style-name="ce40" table:formula="of:=['cash flow'.A16]" office:value-type="string" office:string-value="Managing Director">
            <text:p>Managing Director</text:p>
          </table:table-cell>
          <table:table-cell table:style-name="ce44" table:formula="of:=['cash flow'.B16]" office:value-type="float" office:value="20000">
            <text:p>20000</text:p>
          </table:table-cell>
          <table:table-cell table:formula="of:=['cash flow'.C16]" office:value-type="float" office:value="1">
            <text:p>1</text:p>
          </table:table-cell>
          <table:table-cell table:formula="of:=['cash flow'.D16]" office:value-type="float" office:value="1">
            <text:p>1</text:p>
          </table:table-cell>
          <table:table-cell table:formula="of:=['cash flow'.E16]" office:value-type="float" office:value="1">
            <text:p>1</text:p>
          </table:table-cell>
          <table:table-cell table:formula="of:=['cash flow'.F16]" office:value-type="float" office:value="1">
            <text:p>1</text:p>
          </table:table-cell>
          <table:table-cell table:formula="of:=['cash flow'.G16]" office:value-type="float" office:value="1">
            <text:p>1</text:p>
          </table:table-cell>
          <table:table-cell table:formula="of:=['cash flow'.H16]" office:value-type="float" office:value="1">
            <text:p>1</text:p>
          </table:table-cell>
          <table:table-cell table:formula="of:=['cash flow'.I16]" office:value-type="float" office:value="1">
            <text:p>1</text:p>
          </table:table-cell>
          <table:table-cell table:formula="of:=['cash flow'.J16]" office:value-type="float" office:value="1">
            <text:p>1</text:p>
          </table:table-cell>
          <table:table-cell table:formula="of:=['cash flow'.K16]" office:value-type="float" office:value="1">
            <text:p>1</text:p>
          </table:table-cell>
          <table:table-cell table:formula="of:=['cash flow'.L16]" office:value-type="float" office:value="1">
            <text:p>1</text:p>
          </table:table-cell>
          <table:table-cell table:formula="of:=['cash flow'.M16]" office:value-type="float" office:value="1">
            <text:p>1</text:p>
          </table:table-cell>
          <table:table-cell table:formula="of:=['cash flow'.N16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7]" office:value-type="string" office:string-value="Senior Developer">
            <text:p>Senior Developer</text:p>
          </table:table-cell>
          <table:table-cell table:formula="of:=['cash flow'.B17]" office:value-type="float" office:value="23000">
            <text:p>23000</text:p>
          </table:table-cell>
          <table:table-cell table:formula="of:=['cash flow'.C17]" office:value-type="float" office:value="1">
            <text:p>1</text:p>
          </table:table-cell>
          <table:table-cell table:formula="of:=['cash flow'.D17]" office:value-type="float" office:value="1">
            <text:p>1</text:p>
          </table:table-cell>
          <table:table-cell table:formula="of:=['cash flow'.E17]" office:value-type="float" office:value="1">
            <text:p>1</text:p>
          </table:table-cell>
          <table:table-cell table:formula="of:=['cash flow'.F17]" office:value-type="float" office:value="1">
            <text:p>1</text:p>
          </table:table-cell>
          <table:table-cell table:formula="of:=['cash flow'.G17]" office:value-type="float" office:value="1">
            <text:p>1</text:p>
          </table:table-cell>
          <table:table-cell table:formula="of:=['cash flow'.H17]" office:value-type="float" office:value="1">
            <text:p>1</text:p>
          </table:table-cell>
          <table:table-cell table:formula="of:=['cash flow'.I17]" office:value-type="float" office:value="1">
            <text:p>1</text:p>
          </table:table-cell>
          <table:table-cell table:formula="of:=['cash flow'.J17]" office:value-type="float" office:value="1">
            <text:p>1</text:p>
          </table:table-cell>
          <table:table-cell table:formula="of:=['cash flow'.K17]" office:value-type="float" office:value="1">
            <text:p>1</text:p>
          </table:table-cell>
          <table:table-cell table:formula="of:=['cash flow'.L17]" office:value-type="float" office:value="1">
            <text:p>1</text:p>
          </table:table-cell>
          <table:table-cell table:formula="of:=['cash flow'.M17]" office:value-type="float" office:value="1">
            <text:p>1</text:p>
          </table:table-cell>
          <table:table-cell table:formula="of:=['cash flow'.N17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8]" office:value-type="string" office:string-value="Web Developer">
            <text:p>Web Developer</text:p>
          </table:table-cell>
          <table:table-cell table:formula="of:=['cash flow'.B18]" office:value-type="float" office:value="19000">
            <text:p>19000</text:p>
          </table:table-cell>
          <table:table-cell table:formula="of:=['cash flow'.C18]" office:value-type="float" office:value="1">
            <text:p>1</text:p>
          </table:table-cell>
          <table:table-cell table:formula="of:=['cash flow'.D18]" office:value-type="float" office:value="1">
            <text:p>1</text:p>
          </table:table-cell>
          <table:table-cell table:formula="of:=['cash flow'.E18]" office:value-type="float" office:value="1">
            <text:p>1</text:p>
          </table:table-cell>
          <table:table-cell table:formula="of:=['cash flow'.F18]" office:value-type="float" office:value="1">
            <text:p>1</text:p>
          </table:table-cell>
          <table:table-cell table:formula="of:=['cash flow'.G18]" office:value-type="float" office:value="1">
            <text:p>1</text:p>
          </table:table-cell>
          <table:table-cell table:formula="of:=['cash flow'.H18]" office:value-type="float" office:value="1">
            <text:p>1</text:p>
          </table:table-cell>
          <table:table-cell table:formula="of:=['cash flow'.I18]" office:value-type="float" office:value="1">
            <text:p>1</text:p>
          </table:table-cell>
          <table:table-cell table:formula="of:=['cash flow'.J18]" office:value-type="float" office:value="1">
            <text:p>1</text:p>
          </table:table-cell>
          <table:table-cell table:formula="of:=['cash flow'.K18]" office:value-type="float" office:value="1">
            <text:p>1</text:p>
          </table:table-cell>
          <table:table-cell table:formula="of:=['cash flow'.L18]" office:value-type="float" office:value="1">
            <text:p>1</text:p>
          </table:table-cell>
          <table:table-cell table:formula="of:=['cash flow'.M18]" office:value-type="float" office:value="1">
            <text:p>1</text:p>
          </table:table-cell>
          <table:table-cell table:formula="of:=['cash flow'.N18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19]" office:value-type="string" office:string-value="Developer">
            <text:p>Developer</text:p>
          </table:table-cell>
          <table:table-cell table:formula="of:=['cash flow'.B19]" office:value-type="float" office:value="17500">
            <text:p>17500</text:p>
          </table:table-cell>
          <table:table-cell table:formula="of:=['cash flow'.C19]" office:value-type="float" office:value="1">
            <text:p>1</text:p>
          </table:table-cell>
          <table:table-cell table:formula="of:=['cash flow'.D19]" office:value-type="float" office:value="1">
            <text:p>1</text:p>
          </table:table-cell>
          <table:table-cell table:formula="of:=['cash flow'.E19]" office:value-type="float" office:value="1">
            <text:p>1</text:p>
          </table:table-cell>
          <table:table-cell table:formula="of:=['cash flow'.F19]" office:value-type="float" office:value="1">
            <text:p>1</text:p>
          </table:table-cell>
          <table:table-cell table:formula="of:=['cash flow'.G19]" office:value-type="float" office:value="2">
            <text:p>2</text:p>
          </table:table-cell>
          <table:table-cell table:formula="of:=['cash flow'.H19]" office:value-type="float" office:value="2">
            <text:p>2</text:p>
          </table:table-cell>
          <table:table-cell table:formula="of:=['cash flow'.I19]" office:value-type="float" office:value="2">
            <text:p>2</text:p>
          </table:table-cell>
          <table:table-cell table:formula="of:=['cash flow'.J19]" office:value-type="float" office:value="2">
            <text:p>2</text:p>
          </table:table-cell>
          <table:table-cell table:formula="of:=['cash flow'.K19]" office:value-type="float" office:value="2">
            <text:p>2</text:p>
          </table:table-cell>
          <table:table-cell table:formula="of:=['cash flow'.L19]" office:value-type="float" office:value="2">
            <text:p>2</text:p>
          </table:table-cell>
          <table:table-cell table:formula="of:=['cash flow'.M19]" office:value-type="float" office:value="2">
            <text:p>2</text:p>
          </table:table-cell>
          <table:table-cell table:formula="of:=['cash flow'.N19]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'cash flow'.A20]" office:value-type="string" office:string-value="HR Manager">
            <text:p>HR Manager</text:p>
          </table:table-cell>
          <table:table-cell table:formula="of:=['cash flow'.B20]" office:value-type="float" office:value="20000">
            <text:p>20000</text:p>
          </table:table-cell>
          <table:table-cell table:formula="of:=['cash flow'.C20]" office:value-type="float" office:value="1">
            <text:p>1</text:p>
          </table:table-cell>
          <table:table-cell table:formula="of:=['cash flow'.D20]" office:value-type="float" office:value="1">
            <text:p>1</text:p>
          </table:table-cell>
          <table:table-cell table:formula="of:=['cash flow'.E20]" office:value-type="float" office:value="1">
            <text:p>1</text:p>
          </table:table-cell>
          <table:table-cell table:formula="of:=['cash flow'.F20]" office:value-type="float" office:value="1">
            <text:p>1</text:p>
          </table:table-cell>
          <table:table-cell table:formula="of:=['cash flow'.G20]" office:value-type="float" office:value="1">
            <text:p>1</text:p>
          </table:table-cell>
          <table:table-cell table:formula="of:=['cash flow'.H20]" office:value-type="float" office:value="1">
            <text:p>1</text:p>
          </table:table-cell>
          <table:table-cell table:formula="of:=['cash flow'.I20]" office:value-type="float" office:value="1">
            <text:p>1</text:p>
          </table:table-cell>
          <table:table-cell table:formula="of:=['cash flow'.J20]" office:value-type="float" office:value="1">
            <text:p>1</text:p>
          </table:table-cell>
          <table:table-cell table:formula="of:=['cash flow'.K20]" office:value-type="float" office:value="1">
            <text:p>1</text:p>
          </table:table-cell>
          <table:table-cell table:formula="of:=['cash flow'.L20]" office:value-type="float" office:value="1">
            <text:p>1</text:p>
          </table:table-cell>
          <table:table-cell table:formula="of:=['cash flow'.M20]" office:value-type="float" office:value="1">
            <text:p>1</text:p>
          </table:table-cell>
          <table:table-cell table:formula="of:=['cash flow'.N20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21]" office:value-type="string" office:string-value="Sales">
            <text:p>Sales</text:p>
          </table:table-cell>
          <table:table-cell table:formula="of:=['cash flow'.B21]" office:value-type="float" office:value="26000">
            <text:p>26000</text:p>
          </table:table-cell>
          <table:table-cell table:formula="of:=['cash flow'.C21]" office:value-type="float" office:value="1">
            <text:p>1</text:p>
          </table:table-cell>
          <table:table-cell table:formula="of:=['cash flow'.D21]" office:value-type="float" office:value="1">
            <text:p>1</text:p>
          </table:table-cell>
          <table:table-cell table:formula="of:=['cash flow'.E21]" office:value-type="float" office:value="1">
            <text:p>1</text:p>
          </table:table-cell>
          <table:table-cell table:formula="of:=['cash flow'.F21]" office:value-type="float" office:value="1">
            <text:p>1</text:p>
          </table:table-cell>
          <table:table-cell table:formula="of:=['cash flow'.G21]" office:value-type="float" office:value="1">
            <text:p>1</text:p>
          </table:table-cell>
          <table:table-cell table:formula="of:=['cash flow'.H21]" office:value-type="float" office:value="1">
            <text:p>1</text:p>
          </table:table-cell>
          <table:table-cell table:formula="of:=['cash flow'.I21]" office:value-type="float" office:value="1">
            <text:p>1</text:p>
          </table:table-cell>
          <table:table-cell table:formula="of:=['cash flow'.J21]" office:value-type="float" office:value="2">
            <text:p>2</text:p>
          </table:table-cell>
          <table:table-cell table:formula="of:=['cash flow'.K21]" office:value-type="float" office:value="2">
            <text:p>2</text:p>
          </table:table-cell>
          <table:table-cell table:formula="of:=['cash flow'.L21]" office:value-type="float" office:value="2">
            <text:p>2</text:p>
          </table:table-cell>
          <table:table-cell table:formula="of:=['cash flow'.M21]" office:value-type="float" office:value="2">
            <text:p>2</text:p>
          </table:table-cell>
          <table:table-cell table:formula="of:=['cash flow'.N21]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'cash flow'.A22]" office:value-type="string" office:string-value="Marketing Manager">
            <text:p>Marketing Manager</text:p>
          </table:table-cell>
          <table:table-cell table:formula="of:=['cash flow'.B22]" office:value-type="float" office:value="20000">
            <text:p>20000</text:p>
          </table:table-cell>
          <table:table-cell table:formula="of:=['cash flow'.C22]" office:value-type="float" office:value="1">
            <text:p>1</text:p>
          </table:table-cell>
          <table:table-cell table:formula="of:=['cash flow'.D22]" office:value-type="float" office:value="1">
            <text:p>1</text:p>
          </table:table-cell>
          <table:table-cell table:formula="of:=['cash flow'.E22]" office:value-type="float" office:value="1">
            <text:p>1</text:p>
          </table:table-cell>
          <table:table-cell table:formula="of:=['cash flow'.F22]" office:value-type="float" office:value="1">
            <text:p>1</text:p>
          </table:table-cell>
          <table:table-cell table:formula="of:=['cash flow'.G22]" office:value-type="float" office:value="1">
            <text:p>1</text:p>
          </table:table-cell>
          <table:table-cell table:formula="of:=['cash flow'.H22]" office:value-type="float" office:value="1">
            <text:p>1</text:p>
          </table:table-cell>
          <table:table-cell table:formula="of:=['cash flow'.I22]" office:value-type="float" office:value="1">
            <text:p>1</text:p>
          </table:table-cell>
          <table:table-cell table:formula="of:=['cash flow'.J22]" office:value-type="float" office:value="1">
            <text:p>1</text:p>
          </table:table-cell>
          <table:table-cell table:formula="of:=['cash flow'.K22]" office:value-type="float" office:value="1">
            <text:p>1</text:p>
          </table:table-cell>
          <table:table-cell table:formula="of:=['cash flow'.L22]" office:value-type="float" office:value="1">
            <text:p>1</text:p>
          </table:table-cell>
          <table:table-cell table:formula="of:=['cash flow'.M22]" office:value-type="float" office:value="1">
            <text:p>1</text:p>
          </table:table-cell>
          <table:table-cell table:formula="of:=['cash flow'.N22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'.A23]" office:value-type="string" office:string-value="Salaries">
            <text:p>Salaries</text:p>
          </table:table-cell>
          <table:table-cell table:style-name="ce13"/>
          <table:table-cell table:style-name="ce47" table:formula="of:=['cash flow'.C23]" office:value-type="float" office:value="12125">
            <text:p>12,125</text:p>
          </table:table-cell>
          <table:table-cell table:style-name="ce47" table:formula="of:=['cash flow'.D23]" office:value-type="float" office:value="12125">
            <text:p>12,125</text:p>
          </table:table-cell>
          <table:table-cell table:style-name="ce47" table:formula="of:=['cash flow'.E23]" office:value-type="float" office:value="12125">
            <text:p>12,125</text:p>
          </table:table-cell>
          <table:table-cell table:style-name="ce47" table:formula="of:=['cash flow'.F23]" office:value-type="float" office:value="12125">
            <text:p>12,125</text:p>
          </table:table-cell>
          <table:table-cell table:style-name="ce47" table:formula="of:=['cash flow'.G23]" office:value-type="float" office:value="13583.3333333333">
            <text:p>13,583</text:p>
          </table:table-cell>
          <table:table-cell table:style-name="ce47" table:formula="of:=['cash flow'.H23]" office:value-type="float" office:value="13583.3333333333">
            <text:p>13,583</text:p>
          </table:table-cell>
          <table:table-cell table:style-name="ce47" table:formula="of:=['cash flow'.I23]" office:value-type="float" office:value="13583.3333333333">
            <text:p>13,583</text:p>
          </table:table-cell>
          <table:table-cell table:style-name="ce47" table:formula="of:=['cash flow'.J23]" office:value-type="float" office:value="15750">
            <text:p>15,750</text:p>
          </table:table-cell>
          <table:table-cell table:style-name="ce47" table:formula="of:=['cash flow'.K23]" office:value-type="float" office:value="15750">
            <text:p>15,750</text:p>
          </table:table-cell>
          <table:table-cell table:style-name="ce47" table:formula="of:=['cash flow'.L23]" office:value-type="float" office:value="15750">
            <text:p>15,750</text:p>
          </table:table-cell>
          <table:table-cell table:style-name="ce47" table:formula="of:=['cash flow'.M23]" office:value-type="float" office:value="15750">
            <text:p>15,750</text:p>
          </table:table-cell>
          <table:table-cell table:style-name="ce36" table:formula="of:=['cash flow'.N23]" office:value-type="float" office:value="17208.3333333333">
            <text:p>17,208</text:p>
          </table:table-cell>
          <table:table-cell table:number-columns-repeated="6"/>
        </table:table-row>
        <table:table-row table:style-name="ro1">
          <table:table-cell office:value-type="string">
            <text:p>On Costs</text:p>
          </table:table-cell>
          <table:table-cell/>
          <table:table-cell table:formula="of:=['cash flow'.C24]" office:value-type="float" office:value="1818.75">
            <text:p>1,819</text:p>
          </table:table-cell>
          <table:table-cell table:formula="of:=['cash flow'.D24]" office:value-type="float" office:value="1818.75">
            <text:p>1,819</text:p>
          </table:table-cell>
          <table:table-cell table:formula="of:=['cash flow'.E24]" office:value-type="float" office:value="1818.75">
            <text:p>1,819</text:p>
          </table:table-cell>
          <table:table-cell table:formula="of:=['cash flow'.F24]" office:value-type="float" office:value="1818.75">
            <text:p>1,819</text:p>
          </table:table-cell>
          <table:table-cell table:formula="of:=['cash flow'.G24]" office:value-type="float" office:value="2037.5">
            <text:p>2,038</text:p>
          </table:table-cell>
          <table:table-cell table:formula="of:=['cash flow'.H24]" office:value-type="float" office:value="2037.5">
            <text:p>2,038</text:p>
          </table:table-cell>
          <table:table-cell table:formula="of:=['cash flow'.I24]" office:value-type="float" office:value="2037.5">
            <text:p>2,038</text:p>
          </table:table-cell>
          <table:table-cell table:formula="of:=['cash flow'.J24]" office:value-type="float" office:value="2362.5">
            <text:p>2,363</text:p>
          </table:table-cell>
          <table:table-cell table:formula="of:=['cash flow'.K24]" office:value-type="float" office:value="2362.5">
            <text:p>2,363</text:p>
          </table:table-cell>
          <table:table-cell table:formula="of:=['cash flow'.L24]" office:value-type="float" office:value="2362.5">
            <text:p>2,363</text:p>
          </table:table-cell>
          <table:table-cell table:formula="of:=['cash flow'.M24]" office:value-type="float" office:value="2362.5">
            <text:p>2,363</text:p>
          </table:table-cell>
          <table:table-cell table:formula="of:=['cash flow'.N24]" office:value-type="float" office:value="2581.25">
            <text:p>2,581</text:p>
          </table:table-cell>
          <table:table-cell table:number-columns-repeated="6"/>
        </table:table-row>
        <table:table-row table:style-name="ro1">
          <table:table-cell table:formula="of:=['cash flow'.A25]" office:value-type="string" office:string-value="Rent">
            <text:p>Rent</text:p>
          </table:table-cell>
          <table:table-cell table:formula="of:=['cash flow'.B25]" office:value-type="float" office:value="13720">
            <text:p>13720</text:p>
          </table:table-cell>
          <table:table-cell table:formula="of:=['cash flow'.C25]" office:value-type="float" office:value="980">
            <text:p>980</text:p>
          </table:table-cell>
          <table:table-cell table:formula="of:=['cash flow'.D25]" office:value-type="float" office:value="980">
            <text:p>980</text:p>
          </table:table-cell>
          <table:table-cell table:formula="of:=['cash flow'.E25]" office:value-type="float" office:value="980">
            <text:p>980</text:p>
          </table:table-cell>
          <table:table-cell table:formula="of:=['cash flow'.F25]" office:value-type="float" office:value="980">
            <text:p>980</text:p>
          </table:table-cell>
          <table:table-cell table:formula="of:=['cash flow'.G25]" office:value-type="float" office:value="1120">
            <text:p>1,120</text:p>
          </table:table-cell>
          <table:table-cell table:formula="of:=['cash flow'.H25]" office:value-type="float" office:value="1120">
            <text:p>1,120</text:p>
          </table:table-cell>
          <table:table-cell table:formula="of:=['cash flow'.I25]" office:value-type="float" office:value="1120">
            <text:p>1,120</text:p>
          </table:table-cell>
          <table:table-cell table:formula="of:=['cash flow'.J25]" office:value-type="float" office:value="1260">
            <text:p>1,260</text:p>
          </table:table-cell>
          <table:table-cell table:formula="of:=['cash flow'.K25]" office:value-type="float" office:value="1260">
            <text:p>1,260</text:p>
          </table:table-cell>
          <table:table-cell table:formula="of:=['cash flow'.L25]" office:value-type="float" office:value="1260">
            <text:p>1,260</text:p>
          </table:table-cell>
          <table:table-cell table:formula="of:=['cash flow'.M25]" office:value-type="float" office:value="1260">
            <text:p>1,260</text:p>
          </table:table-cell>
          <table:table-cell table:formula="of:=['cash flow'.N25]" office:value-type="float" office:value="1400">
            <text:p>1,40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7" office:value-type="float" office:value="140">
            <text:p>140</text:p>
          </table:table-cell>
        </table:table-row>
        <table:table-row table:style-name="ro1">
          <table:table-cell table:formula="of:=['cash flow'.A26]" office:value-type="string" office:string-value="Telephone">
            <text:p>Telephone</text:p>
          </table:table-cell>
          <table:table-cell table:formula="of:=['cash flow'.B26]" office:value-type="float" office:value="361.6">
            <text:p>362</text:p>
          </table:table-cell>
          <table:table-cell table:formula="of:=['cash flow'.C26]" office:value-type="float" office:value="132.8">
            <text:p>133</text:p>
          </table:table-cell>
          <table:table-cell table:formula="of:=['cash flow'.D26]" office:value-type="float" office:value="20.8">
            <text:p>21</text:p>
          </table:table-cell>
          <table:table-cell table:formula="of:=['cash flow'.E26]" office:value-type="float" office:value="20.8">
            <text:p>21</text:p>
          </table:table-cell>
          <table:table-cell table:formula="of:=['cash flow'.F26]" office:value-type="float" office:value="20.8">
            <text:p>21</text:p>
          </table:table-cell>
          <table:table-cell table:formula="of:=['cash flow'.G26]" office:value-type="float" office:value="20.8">
            <text:p>21</text:p>
          </table:table-cell>
          <table:table-cell table:formula="of:=['cash flow'.H26]" office:value-type="float" office:value="20.8">
            <text:p>21</text:p>
          </table:table-cell>
          <table:table-cell table:formula="of:=['cash flow'.I26]" office:value-type="float" office:value="20.8">
            <text:p>21</text:p>
          </table:table-cell>
          <table:table-cell table:formula="of:=['cash flow'.J26]" office:value-type="float" office:value="20.8">
            <text:p>21</text:p>
          </table:table-cell>
          <table:table-cell table:formula="of:=['cash flow'.K26]" office:value-type="float" office:value="20.8">
            <text:p>21</text:p>
          </table:table-cell>
          <table:table-cell table:formula="of:=['cash flow'.L26]" office:value-type="float" office:value="20.8">
            <text:p>21</text:p>
          </table:table-cell>
          <table:table-cell table:formula="of:=['cash flow'.M26]" office:value-type="float" office:value="20.8">
            <text:p>21</text:p>
          </table:table-cell>
          <table:table-cell table:formula="of:=['cash flow'.N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7" office:value-type="float" office:value="20.8">
            <text:p>20.8</text:p>
          </table:table-cell>
        </table:table-row>
        <table:table-row table:style-name="ro1">
          <table:table-cell table:formula="of:=['cash flow'.A27]" office:value-type="string" office:string-value="ISP">
            <text:p>ISP</text:p>
          </table:table-cell>
          <table:table-cell table:formula="of:=['cash flow'.B27]" office:value-type="float" office:value="0">
            <text:p>0</text:p>
          </table:table-cell>
          <table:table-cell table:formula="of:=['cash flow'.C27]" office:value-type="float" office:value="0">
            <text:p>0</text:p>
          </table:table-cell>
          <table:table-cell table:formula="of:=['cash flow'.D27]" office:value-type="float" office:value="0">
            <text:p>0</text:p>
          </table:table-cell>
          <table:table-cell table:formula="of:=['cash flow'.E27]" office:value-type="float" office:value="0">
            <text:p>0</text:p>
          </table:table-cell>
          <table:table-cell table:formula="of:=['cash flow'.F27]" office:value-type="float" office:value="0">
            <text:p>0</text:p>
          </table:table-cell>
          <table:table-cell table:formula="of:=['cash flow'.G27]" office:value-type="float" office:value="0">
            <text:p>0</text:p>
          </table:table-cell>
          <table:table-cell table:formula="of:=['cash flow'.H27]" office:value-type="float" office:value="0">
            <text:p>0</text:p>
          </table:table-cell>
          <table:table-cell table:formula="of:=['cash flow'.I27]" office:value-type="float" office:value="0">
            <text:p>0</text:p>
          </table:table-cell>
          <table:table-cell table:formula="of:=['cash flow'.J27]" office:value-type="float" office:value="0">
            <text:p>0</text:p>
          </table:table-cell>
          <table:table-cell table:formula="of:=['cash flow'.K27]" office:value-type="float" office:value="0">
            <text:p>0</text:p>
          </table:table-cell>
          <table:table-cell table:formula="of:=['cash flow'.L27]" office:value-type="float" office:value="0">
            <text:p>0</text:p>
          </table:table-cell>
          <table:table-cell table:formula="of:=['cash flow'.M27]" office:value-type="float" office:value="0">
            <text:p>0</text:p>
          </table:table-cell>
          <table:table-cell table:formula="of:=['cash flow'.N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table:formula="of:=['cash flow'.A28]" office:value-type="string" office:string-value="Advertising">
            <text:p>Advertising</text:p>
          </table:table-cell>
          <table:table-cell office:value-type="float" office:value="7000">
            <text:p>7000</text:p>
          </table:table-cell>
          <table:table-cell table:formula="of:=['cash flow'.C28]" office:value-type="float" office:value="300">
            <text:p>300</text:p>
          </table:table-cell>
          <table:table-cell table:formula="of:=['cash flow'.D28]" office:value-type="float" office:value="300">
            <text:p>300</text:p>
          </table:table-cell>
          <table:table-cell table:formula="of:=['cash flow'.E28]" office:value-type="float" office:value="300">
            <text:p>300</text:p>
          </table:table-cell>
          <table:table-cell table:formula="of:=['cash flow'.F28]" office:value-type="float" office:value="300">
            <text:p>300</text:p>
          </table:table-cell>
          <table:table-cell table:formula="of:=['cash flow'.G28]" office:value-type="float" office:value="300">
            <text:p>300</text:p>
          </table:table-cell>
          <table:table-cell table:formula="of:=['cash flow'.H28]" office:value-type="float" office:value="300">
            <text:p>300</text:p>
          </table:table-cell>
          <table:table-cell table:formula="of:=['cash flow'.I28]" office:value-type="float" office:value="300">
            <text:p>300</text:p>
          </table:table-cell>
          <table:table-cell table:formula="of:=['cash flow'.J28]" office:value-type="float" office:value="300">
            <text:p>300</text:p>
          </table:table-cell>
          <table:table-cell table:formula="of:=['cash flow'.K28]" office:value-type="float" office:value="300">
            <text:p>300</text:p>
          </table:table-cell>
          <table:table-cell table:formula="of:=['cash flow'.L28]" office:value-type="float" office:value="300">
            <text:p>300</text:p>
          </table:table-cell>
          <table:table-cell table:formula="of:=['cash flow'.M28]" office:value-type="float" office:value="300">
            <text:p>300</text:p>
          </table:table-cell>
          <table:table-cell table:formula="of:=['cash flow'.N28]" office:value-type="float" office:value="300">
            <text:p>30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7"/>
        </table:table-row>
        <table:table-row table:style-name="ro1">
          <table:table-cell table:formula="of:=['cash flow'.A29]" office:value-type="string" office:string-value="Travel">
            <text:p>Travel</text:p>
          </table:table-cell>
          <table:table-cell table:formula="of:=['cash flow'.B29]" office:value-type="float" office:value="1800">
            <text:p>1800</text:p>
          </table:table-cell>
          <table:table-cell table:formula="of:=['cash flow'.C29]" office:value-type="float" office:value="150">
            <text:p>150</text:p>
          </table:table-cell>
          <table:table-cell table:formula="of:=['cash flow'.D29]" office:value-type="float" office:value="150">
            <text:p>150</text:p>
          </table:table-cell>
          <table:table-cell table:formula="of:=['cash flow'.E29]" office:value-type="float" office:value="150">
            <text:p>150</text:p>
          </table:table-cell>
          <table:table-cell table:formula="of:=['cash flow'.F29]" office:value-type="float" office:value="150">
            <text:p>150</text:p>
          </table:table-cell>
          <table:table-cell table:formula="of:=['cash flow'.G29]" office:value-type="float" office:value="150">
            <text:p>150</text:p>
          </table:table-cell>
          <table:table-cell table:formula="of:=['cash flow'.H29]" office:value-type="float" office:value="150">
            <text:p>150</text:p>
          </table:table-cell>
          <table:table-cell table:formula="of:=['cash flow'.I29]" office:value-type="float" office:value="150">
            <text:p>150</text:p>
          </table:table-cell>
          <table:table-cell table:formula="of:=['cash flow'.J29]" office:value-type="float" office:value="150">
            <text:p>150</text:p>
          </table:table-cell>
          <table:table-cell table:formula="of:=['cash flow'.K29]" office:value-type="float" office:value="150">
            <text:p>150</text:p>
          </table:table-cell>
          <table:table-cell table:formula="of:=['cash flow'.L29]" office:value-type="float" office:value="150">
            <text:p>150</text:p>
          </table:table-cell>
          <table:table-cell table:formula="of:=['cash flow'.M29]" office:value-type="float" office:value="150">
            <text:p>150</text:p>
          </table:table-cell>
          <table:table-cell table:formula="of:=['cash flow'.N29]" office:value-type="float" office:value="150">
            <text:p>15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7"/>
        </table:table-row>
        <table:table-row table:style-name="ro1">
          <table:table-cell table:formula="of:=['cash flow'.A30]" office:value-type="string" office:string-value="Legal">
            <text:p>Legal</text:p>
          </table:table-cell>
          <table:table-cell table:formula="of:=['cash flow'.B30]" office:value-type="float" office:value="840">
            <text:p>840</text:p>
          </table:table-cell>
          <table:table-cell table:formula="of:=['cash flow'.C30]" office:value-type="float" office:value="70">
            <text:p>70</text:p>
          </table:table-cell>
          <table:table-cell table:formula="of:=['cash flow'.D30]" office:value-type="float" office:value="70">
            <text:p>70</text:p>
          </table:table-cell>
          <table:table-cell table:formula="of:=['cash flow'.E30]" office:value-type="float" office:value="70">
            <text:p>70</text:p>
          </table:table-cell>
          <table:table-cell table:formula="of:=['cash flow'.F30]" office:value-type="float" office:value="70">
            <text:p>70</text:p>
          </table:table-cell>
          <table:table-cell table:formula="of:=['cash flow'.G30]" office:value-type="float" office:value="70">
            <text:p>70</text:p>
          </table:table-cell>
          <table:table-cell table:formula="of:=['cash flow'.H30]" office:value-type="float" office:value="70">
            <text:p>70</text:p>
          </table:table-cell>
          <table:table-cell table:formula="of:=['cash flow'.I30]" office:value-type="float" office:value="70">
            <text:p>70</text:p>
          </table:table-cell>
          <table:table-cell table:formula="of:=['cash flow'.J30]" office:value-type="float" office:value="70">
            <text:p>70</text:p>
          </table:table-cell>
          <table:table-cell table:formula="of:=['cash flow'.K30]" office:value-type="float" office:value="70">
            <text:p>70</text:p>
          </table:table-cell>
          <table:table-cell table:formula="of:=['cash flow'.L30]" office:value-type="float" office:value="70">
            <text:p>70</text:p>
          </table:table-cell>
          <table:table-cell table:formula="of:=['cash flow'.M30]" office:value-type="float" office:value="70">
            <text:p>70</text:p>
          </table:table-cell>
          <table:table-cell table:formula="of:=['cash flow'.N30]" office:value-type="float" office:value="70">
            <text:p>7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7"/>
        </table:table-row>
        <table:table-row table:style-name="ro1">
          <table:table-cell table:formula="of:=['cash flow'.A31]" office:value-type="string" office:string-value="Insurance">
            <text:p>Insurance</text:p>
          </table:table-cell>
          <table:table-cell table:formula="of:=['cash flow'.B31]" office:value-type="float" office:value="900">
            <text:p>900</text:p>
          </table:table-cell>
          <table:table-cell table:formula="of:=['cash flow'.C31]" office:value-type="float" office:value="75">
            <text:p>75</text:p>
          </table:table-cell>
          <table:table-cell table:formula="of:=['cash flow'.D31]" office:value-type="float" office:value="75">
            <text:p>75</text:p>
          </table:table-cell>
          <table:table-cell table:formula="of:=['cash flow'.E31]" office:value-type="float" office:value="75">
            <text:p>75</text:p>
          </table:table-cell>
          <table:table-cell table:formula="of:=['cash flow'.F31]" office:value-type="float" office:value="75">
            <text:p>75</text:p>
          </table:table-cell>
          <table:table-cell table:formula="of:=['cash flow'.G31]" office:value-type="float" office:value="75">
            <text:p>75</text:p>
          </table:table-cell>
          <table:table-cell table:formula="of:=['cash flow'.H31]" office:value-type="float" office:value="75">
            <text:p>75</text:p>
          </table:table-cell>
          <table:table-cell table:formula="of:=['cash flow'.I31]" office:value-type="float" office:value="75">
            <text:p>75</text:p>
          </table:table-cell>
          <table:table-cell table:formula="of:=['cash flow'.J31]" office:value-type="float" office:value="75">
            <text:p>75</text:p>
          </table:table-cell>
          <table:table-cell table:formula="of:=['cash flow'.K31]" office:value-type="float" office:value="75">
            <text:p>75</text:p>
          </table:table-cell>
          <table:table-cell table:formula="of:=['cash flow'.L31]" office:value-type="float" office:value="75">
            <text:p>75</text:p>
          </table:table-cell>
          <table:table-cell table:formula="of:=['cash flow'.M31]" office:value-type="float" office:value="75">
            <text:p>75</text:p>
          </table:table-cell>
          <table:table-cell table:formula="of:=['cash flow'.N31]" office:value-type="float" office:value="75">
            <text:p>75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7"/>
        </table:table-row>
        <table:table-row table:style-name="ro1">
          <table:table-cell table:formula="of:=['cash flow'.A32]" office:value-type="string" office:string-value="Accountant">
            <text:p>Accountant</text:p>
          </table:table-cell>
          <table:table-cell table:formula="of:=['cash flow'.B32]" office:value-type="float" office:value="600">
            <text:p>600</text:p>
          </table:table-cell>
          <table:table-cell table:formula="of:=['cash flow'.C32]" office:value-type="float" office:value="50">
            <text:p>50</text:p>
          </table:table-cell>
          <table:table-cell table:formula="of:=['cash flow'.D32]" office:value-type="float" office:value="50">
            <text:p>50</text:p>
          </table:table-cell>
          <table:table-cell table:formula="of:=['cash flow'.E32]" office:value-type="float" office:value="50">
            <text:p>50</text:p>
          </table:table-cell>
          <table:table-cell table:formula="of:=['cash flow'.F32]" office:value-type="float" office:value="50">
            <text:p>50</text:p>
          </table:table-cell>
          <table:table-cell table:formula="of:=['cash flow'.G32]" office:value-type="float" office:value="50">
            <text:p>50</text:p>
          </table:table-cell>
          <table:table-cell table:formula="of:=['cash flow'.H32]" office:value-type="float" office:value="50">
            <text:p>50</text:p>
          </table:table-cell>
          <table:table-cell table:formula="of:=['cash flow'.I32]" office:value-type="float" office:value="50">
            <text:p>50</text:p>
          </table:table-cell>
          <table:table-cell table:formula="of:=['cash flow'.J32]" office:value-type="float" office:value="50">
            <text:p>50</text:p>
          </table:table-cell>
          <table:table-cell table:formula="of:=['cash flow'.K32]" office:value-type="float" office:value="50">
            <text:p>50</text:p>
          </table:table-cell>
          <table:table-cell table:formula="of:=['cash flow'.L32]" office:value-type="float" office:value="50">
            <text:p>50</text:p>
          </table:table-cell>
          <table:table-cell table:formula="of:=['cash flow'.M32]" office:value-type="float" office:value="50">
            <text:p>50</text:p>
          </table:table-cell>
          <table:table-cell table:formula="of:=['cash flow'.N32]" office:value-type="float" office:value="50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7" office:value-type="float" office:value="49.99">
            <text:p>49.99</text:p>
          </table:table-cell>
        </table:table-row>
        <table:table-row table:style-name="ro1">
          <table:table-cell table:formula="of:=['cash flow'.A35]" office:value-type="string" office:string-value="Loans">
            <text:p>Loans</text:p>
          </table:table-cell>
          <table:table-cell table:formula="of:=['cash flow'.B35]" office:value-type="float" office:value="3000">
            <text:p>3000</text:p>
          </table:table-cell>
          <table:table-cell table:formula="of:=['cash flow'.C35]" office:value-type="float" office:value="250">
            <text:p>250</text:p>
          </table:table-cell>
          <table:table-cell table:formula="of:=['cash flow'.D35]" office:value-type="float" office:value="250">
            <text:p>250</text:p>
          </table:table-cell>
          <table:table-cell table:formula="of:=['cash flow'.E35]" office:value-type="float" office:value="250">
            <text:p>250</text:p>
          </table:table-cell>
          <table:table-cell table:formula="of:=['cash flow'.F35]" office:value-type="float" office:value="250">
            <text:p>250</text:p>
          </table:table-cell>
          <table:table-cell table:formula="of:=['cash flow'.G35]" office:value-type="float" office:value="250">
            <text:p>250</text:p>
          </table:table-cell>
          <table:table-cell table:formula="of:=['cash flow'.H35]" office:value-type="float" office:value="250">
            <text:p>250</text:p>
          </table:table-cell>
          <table:table-cell table:formula="of:=['cash flow'.I35]" office:value-type="float" office:value="250">
            <text:p>250</text:p>
          </table:table-cell>
          <table:table-cell table:formula="of:=['cash flow'.J35]" office:value-type="float" office:value="250">
            <text:p>250</text:p>
          </table:table-cell>
          <table:table-cell table:formula="of:=['cash flow'.K35]" office:value-type="float" office:value="250">
            <text:p>250</text:p>
          </table:table-cell>
          <table:table-cell table:formula="of:=['cash flow'.L35]" office:value-type="float" office:value="250">
            <text:p>250</text:p>
          </table:table-cell>
          <table:table-cell table:formula="of:=['cash flow'.M35]" office:value-type="float" office:value="250">
            <text:p>250</text:p>
          </table:table-cell>
          <table:table-cell table:formula="of:=['cash flow'.N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7"/>
        </table:table-row>
        <table:table-row table:style-name="ro1">
          <table:table-cell table:formula="of:=['cash flow'.A34]" office:value-type="string" office:string-value="Server Hosting">
            <text:p>Server Hosting</text:p>
          </table:table-cell>
          <table:table-cell table:formula="of:=['cash flow'.B34]" office:value-type="float" office:value="808">
            <text:p>808</text:p>
          </table:table-cell>
          <table:table-cell table:style-name="ce49" table:formula="of:=['cash flow'.C34]" office:value-type="float" office:value="434">
            <text:p>434</text:p>
          </table:table-cell>
          <table:table-cell table:style-name="ce49" table:formula="of:=['cash flow'.D34]" office:value-type="float" office:value="34">
            <text:p>34</text:p>
          </table:table-cell>
          <table:table-cell table:style-name="ce49" table:formula="of:=['cash flow'.E34]" office:value-type="float" office:value="34">
            <text:p>34</text:p>
          </table:table-cell>
          <table:table-cell table:style-name="ce49" table:formula="of:=['cash flow'.F34]" office:value-type="float" office:value="34">
            <text:p>34</text:p>
          </table:table-cell>
          <table:table-cell table:style-name="ce49" table:formula="of:=['cash flow'.G34]" office:value-type="float" office:value="34">
            <text:p>34</text:p>
          </table:table-cell>
          <table:table-cell table:style-name="ce49" table:formula="of:=['cash flow'.H34]" office:value-type="float" office:value="34">
            <text:p>34</text:p>
          </table:table-cell>
          <table:table-cell table:style-name="ce49" table:formula="of:=['cash flow'.I34]" office:value-type="float" office:value="34">
            <text:p>34</text:p>
          </table:table-cell>
          <table:table-cell table:style-name="ce49" table:formula="of:=['cash flow'.J34]" office:value-type="float" office:value="34">
            <text:p>34</text:p>
          </table:table-cell>
          <table:table-cell table:style-name="ce49" table:formula="of:=['cash flow'.K34]" office:value-type="float" office:value="34">
            <text:p>34</text:p>
          </table:table-cell>
          <table:table-cell table:style-name="ce49" table:formula="of:=['cash flow'.L34]" office:value-type="float" office:value="34">
            <text:p>34</text:p>
          </table:table-cell>
          <table:table-cell table:style-name="ce49" table:formula="of:=['cash flow'.M34]" office:value-type="float" office:value="34">
            <text:p>34</text:p>
          </table:table-cell>
          <table:table-cell table:style-name="ce49" table:formula="of:=['cash flow'.N34]" office:value-type="float" office:value="34">
            <text:p>34</text:p>
          </table:table-cell>
          <table:table-cell table:number-columns-repeated="4"/>
          <table:table-cell table:style-name="ce1"/>
          <table:table-cell table:style-name="ce37"/>
        </table:table-row>
        <table:table-row table:style-name="ro1">
          <table:table-cell table:style-name="ce42" office:value-type="string">
            <text:p>Deprication (Computer)</text:p>
          </table:table-cell>
          <table:table-cell table:style-name="ce46"/>
          <table:table-cell table:formula="of:=IF(['cash flow'.C33]&gt;0;(['cash flow'.C33]-100)/5;&quot;&quot;)" office:value-type="float" office:value="540">
            <text:p>540</text:p>
          </table:table-cell>
          <table:table-cell table:formula="of:=IF(['cash flow'.D33]&gt;0;(['cash flow'.D33]-100)/5;&quot;&quot;)">
            <text:p/>
          </table:table-cell>
          <table:table-cell table:formula="of:=IF(['cash flow'.E33]&gt;0;(['cash flow'.E33]-100)/5;&quot;&quot;)">
            <text:p/>
          </table:table-cell>
          <table:table-cell table:formula="of:=IF(['cash flow'.F33]&gt;0;(['cash flow'.F33]-100)/5;&quot;&quot;)">
            <text:p/>
          </table:table-cell>
          <table:table-cell table:formula="of:=IF(['cash flow'.G33]&gt;0;(['cash flow'.G33]-100)/5;&quot;&quot;)" office:value-type="float" office:value="60">
            <text:p>60</text:p>
          </table:table-cell>
          <table:table-cell table:formula="of:=IF(['cash flow'.H33]&gt;0;(['cash flow'.H33]-100)/5;&quot;&quot;)">
            <text:p/>
          </table:table-cell>
          <table:table-cell table:formula="of:=IF(['cash flow'.I33]&gt;0;(['cash flow'.I33]-100)/5;&quot;&quot;)">
            <text:p/>
          </table:table-cell>
          <table:table-cell table:formula="of:=IF(['cash flow'.J33]&gt;0;(['cash flow'.J33]-100)/5;&quot;&quot;)" office:value-type="float" office:value="60">
            <text:p>60</text:p>
          </table:table-cell>
          <table:table-cell table:formula="of:=IF(['cash flow'.K33]&gt;0;(['cash flow'.K33]-100)/5;&quot;&quot;)">
            <text:p/>
          </table:table-cell>
          <table:table-cell table:formula="of:=IF(['cash flow'.L33]&gt;0;(['cash flow'.L33]-100)/5;&quot;&quot;)">
            <text:p/>
          </table:table-cell>
          <table:table-cell table:formula="of:=IF(['cash flow'.M33]&gt;0;(['cash flow'.M33]-100)/5;&quot;&quot;)">
            <text:p/>
          </table:table-cell>
          <table:table-cell table:formula="of:=IF(['cash flow'.N33]&gt;0;(['cash flow'.N33]-100)/5;&quot;&quot;)" office:value-type="float" office:value="60">
            <text:p>60</text:p>
          </table:table-cell>
          <table:table-cell table:number-columns-repeated="4"/>
          <table:table-cell table:style-name="ce1"/>
          <table:table-cell table:style-name="ce37"/>
        </table:table-row>
        <table:table-row table:style-name="ro1">
          <table:table-cell table:style-name="ce4" office:value-type="string">
            <text:p>Total Costs</text:p>
          </table:table-cell>
          <table:table-cell table:style-name="ce16"/>
          <table:table-cell table:style-name="ce23" table:formula="of:=SUM([.C24:.C36])" office:value-type="float" office:value="16925.55">
            <text:p>16,926</text:p>
          </table:table-cell>
          <table:table-cell table:style-name="ce23" table:formula="of:=SUM([.D24:.D36])" office:value-type="float" office:value="15873.55">
            <text:p>15,874</text:p>
          </table:table-cell>
          <table:table-cell table:style-name="ce23" table:formula="of:=SUM([.E24:.E36])" office:value-type="float" office:value="15873.55">
            <text:p>15,874</text:p>
          </table:table-cell>
          <table:table-cell table:style-name="ce23" table:formula="of:=SUM([.F24:.F36])" office:value-type="float" office:value="15873.55">
            <text:p>15,874</text:p>
          </table:table-cell>
          <table:table-cell table:style-name="ce23" table:formula="of:=SUM([.G24:.G36])" office:value-type="float" office:value="17750.6333333333">
            <text:p>17,751</text:p>
          </table:table-cell>
          <table:table-cell table:style-name="ce23" table:formula="of:=SUM([.H24:.H36])" office:value-type="float" office:value="17690.6333333333">
            <text:p>17,691</text:p>
          </table:table-cell>
          <table:table-cell table:style-name="ce23" table:formula="of:=SUM([.I24:.I36])" office:value-type="float" office:value="17690.6333333333">
            <text:p>17,691</text:p>
          </table:table-cell>
          <table:table-cell table:style-name="ce23" table:formula="of:=SUM([.J24:.J36])" office:value-type="float" office:value="20382.3">
            <text:p>20,382</text:p>
          </table:table-cell>
          <table:table-cell table:style-name="ce23" table:formula="of:=SUM([.K24:.K36])" office:value-type="float" office:value="20322.3">
            <text:p>20,322</text:p>
          </table:table-cell>
          <table:table-cell table:style-name="ce23" table:formula="of:=SUM([.L24:.L36])" office:value-type="float" office:value="20322.3">
            <text:p>20,322</text:p>
          </table:table-cell>
          <table:table-cell table:style-name="ce23" table:formula="of:=SUM([.M24:.M36])" office:value-type="float" office:value="20322.3">
            <text:p>20,322</text:p>
          </table:table-cell>
          <table:table-cell table:style-name="ce23" table:formula="of:=SUM([.N24:.N36])" office:value-type="float" office:value="22199.3833333333">
            <text:p>22,199</text:p>
          </table:table-cell>
          <table:table-cell table:style-name="ce34" table:formula="of:=SUM([.C37:.N37])" office:value-type="float" office:value="221226.683333333">
            <text:p>221,227</text:p>
          </table:table-cell>
          <table:table-cell table:number-columns-repeated="5"/>
        </table:table-row>
        <table:table-row table:style-name="ro1">
          <table:table-cell table:style-name="ce4" office:value-type="string">
            <text:p>Profit Loss</text:p>
          </table:table-cell>
          <table:table-cell table:style-name="ce10"/>
          <table:table-cell table:style-name="ce47" table:formula="of:=[.B38]+([.C13]-[.C37])" office:value-type="float" office:value="-16490.55">
            <text:p>-16,491</text:p>
          </table:table-cell>
          <table:table-cell table:style-name="ce47" table:formula="of:=[.C38]+([.D13]-[.D37])" office:value-type="float" office:value="-29788.1">
            <text:p>-29,788</text:p>
          </table:table-cell>
          <table:table-cell table:style-name="ce47" table:formula="of:=[.D38]+([.E13]-[.E37])" office:value-type="float" office:value="-42863.65">
            <text:p>-42,864</text:p>
          </table:table-cell>
          <table:table-cell table:style-name="ce47" table:formula="of:=[.E38]+([.F13]-[.F37])" office:value-type="float" office:value="-55021.2">
            <text:p>-55,021</text:p>
          </table:table-cell>
          <table:table-cell table:style-name="ce47" table:formula="of:=[.F38]+([.G13]-[.G37])" office:value-type="float" office:value="-65763.8333333333">
            <text:p>-65,764</text:p>
          </table:table-cell>
          <table:table-cell table:style-name="ce47" table:formula="of:=[.G38]+([.H13]-[.H37])" office:value-type="float" office:value="-76802.4666666667">
            <text:p>-76,802</text:p>
          </table:table-cell>
          <table:table-cell table:style-name="ce47" table:formula="of:=[.H38]+([.I13]-[.I37])" office:value-type="float" office:value="-85276.1">
            <text:p>-85,276</text:p>
          </table:table-cell>
          <table:table-cell table:style-name="ce47" table:formula="of:=[.I38]+([.J13]-[.J37])" office:value-type="float" office:value="-91882.4">
            <text:p>-91,882</text:p>
          </table:table-cell>
          <table:table-cell table:style-name="ce47" table:formula="of:=[.J38]+([.K13]-[.K37])" office:value-type="float" office:value="-97462.7">
            <text:p>-97,463</text:p>
          </table:table-cell>
          <table:table-cell table:style-name="ce47" table:formula="of:=[.K38]+([.L13]-[.L37])" office:value-type="float" office:value="-95476">
            <text:p>-95,476</text:p>
          </table:table-cell>
          <table:table-cell table:style-name="ce47" table:formula="of:=[.L38]+([.M13]-[.M37])" office:value-type="float" office:value="-93260.3">
            <text:p>-93,260</text:p>
          </table:table-cell>
          <table:table-cell table:style-name="ce47" table:formula="of:=[.M38]+([.N13]-[.N37])" office:value-type="float" office:value="-99656.6833333333">
            <text:p>-99,657</text:p>
          </table:table-cell>
          <table:table-cell table:style-name="ce36"/>
          <table:table-cell table:number-columns-repeated="5"/>
        </table:table-row>
        <table:table-row table:style-name="ro1">
          <table:table-cell table:style-name="ce9" table:number-columns-repeated="2"/>
          <table:table-cell table:style-name="ce25" table:number-columns-repeated="13"/>
          <table:table-cell table:number-columns-repeated="5"/>
        </table:table-row>
        <table:table-row table:style-name="ro1">
          <table:table-cell table:style-name="ce9"/>
          <table:table-cell table:style-name="ce4"/>
          <table:table-cell table:style-name="ce31"/>
          <table:table-cell table:style-name="ce25" table:number-columns-repeated="12"/>
          <table:table-cell table:number-columns-repeated="5"/>
        </table:table-row>
        <table:table-row table:style-name="ro1">
          <table:table-cell table:style-name="ce9" table:number-columns-repeated="2"/>
          <table:table-cell table:style-name="Default" table:number-columns-repeated="13"/>
          <table:table-cell table:number-columns-repeated="5"/>
        </table:table-row>
      </table:table>
      <table:table table:name="profit-loss_2" table:style-name="ta1">
        <table:table-column table:style-name="co4" table:default-cell-style-name="ce41"/>
        <table:table-column table:style-name="co2" table:default-cell-style-name="ce45"/>
        <table:table-column table:style-name="co2" table:number-columns-repeated="12" table:default-cell-style-name="ce48"/>
        <table:table-column table:style-name="co2" table:default-cell-style-name="ce5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17" table:number-columns-repeated="4"/>
          <table:table-cell table:style-name="ce17" office:value-type="string" table:number-columns-spanned="2" table:number-rows-spanned="2">
            <text:p>Profit – Loss Year 2 2014</text:p>
          </table:table-cell>
          <table:covered-table-cell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7" table:number-columns-repeated="4"/>
          <table:covered-table-cell table:number-columns-repeated="2" table:style-name="ce17"/>
          <table:table-cell table:style-name="ce17"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style-name="ce17"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10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July</text:p>
          </table:table-cell>
          <table:table-cell table:style-name="ce5" office:value-type="string">
            <text:p>August</text:p>
          </table:table-cell>
          <table:table-cell table:style-name="ce5" office:value-type="string">
            <text:p>September</text:p>
          </table:table-cell>
          <table:table-cell table:style-name="ce5" office:value-type="string">
            <text:p>October</text:p>
          </table:table-cell>
          <table:table-cell table:style-name="ce5" office:value-type="string">
            <text:p>November</text:p>
          </table:table-cell>
          <table:table-cell table:style-name="ce5" office:value-type="string">
            <text:p>December</text:p>
          </table:table-cell>
          <table:table-cell table:style-name="ce5" office:value-type="string">
            <text:p>Anual</text:p>
          </table:table-cell>
          <table:table-cell table:number-columns-repeated="5"/>
        </table:table-row>
        <table:table-row table:style-name="ro1">
          <table:table-cell table:style-name="ce38" office:value-type="string">
            <text:p>Sales</text:p>
          </table:table-cell>
          <table:table-cell table:style-name="ce11"/>
          <table:table-cell table:style-name="ce18" table:number-columns-repeated="11"/>
          <table:table-cell table:style-name="ce26"/>
          <table:table-cell table:style-name="ce32"/>
          <table:table-cell table:number-columns-repeated="5"/>
        </table:table-row>
        <table:table-row table:style-name="ro1">
          <table:table-cell table:style-name="ce9" office:value-type="string">
            <text:p>iOS Application</text:p>
          </table:table-cell>
          <table:table-cell table:style-name="ce11" office:value-type="float" office:value="15">
            <text:p>15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94">
            <text:p>94</text:p>
          </table:table-cell>
          <table:table-cell table:style-name="ce19" office:value-type="float" office:value="104">
            <text:p>104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74">
            <text:p>74</text:p>
          </table:table-cell>
          <table:table-cell table:style-name="ce19" office:value-type="float" office:value="80">
            <text:p>80</text:p>
          </table:table-cell>
          <table:table-cell table:style-name="ce27" office:value-type="float" office:value="55">
            <text:p>55</text:p>
          </table:table-cell>
          <table:table-cell table:style-name="ce32" table:formula="of:=SUM([.C7:.N7])*[.B7]" office:value-type="float" office:value="11055">
            <text:p>11,055</text:p>
          </table:table-cell>
          <table:table-cell table:number-columns-repeated="5"/>
        </table:table-row>
        <table:table-row table:style-name="ro1">
          <table:table-cell table:style-name="ce9" office:value-type="string">
            <text:p>Android Application</text:p>
          </table:table-cell>
          <table:table-cell table:style-name="ce11" office:value-type="float" office:value="12">
            <text:p>12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91">
            <text:p>91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47">
            <text:p>47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04">
            <text:p>104</text:p>
          </table:table-cell>
          <table:table-cell table:style-name="ce19" office:value-type="float" office:value="99">
            <text:p>99</text:p>
          </table:table-cell>
          <table:table-cell table:style-name="ce32" table:formula="of:=SUM([.C8:.N8])*[.B8]" office:value-type="float" office:value="7584">
            <text:p>7,584</text:p>
          </table:table-cell>
          <table:table-cell table:number-columns-repeated="3"/>
          <table:table-cell table:style-name="ce1" office:value-type="string">
            <text:p>VAT %:</text:p>
          </table:table-cell>
          <table:table-cell table:style-name="ce37" office:value-type="float" office:value="20">
            <text:p>20</text:p>
          </table:table-cell>
        </table:table-row>
        <table:table-row table:style-name="ro1">
          <table:table-cell table:style-name="ce9" office:value-type="string">
            <text:p>Licence(single)</text:p>
          </table:table-cell>
          <table:table-cell table:style-name="ce11" office:value-type="float" office:value="50">
            <text:p>50</text:p>
          </table:table-cell>
          <table:table-cell table:style-name="ce19" office:value-type="float" office:value="265">
            <text:p>265</text:p>
          </table:table-cell>
          <table:table-cell table:style-name="ce19" office:value-type="float" office:value="285">
            <text:p>285</text:p>
          </table:table-cell>
          <table:table-cell table:style-name="ce19" office:value-type="float" office:value="301">
            <text:p>301</text:p>
          </table:table-cell>
          <table:table-cell table:style-name="ce19" office:value-type="float" office:value="322">
            <text:p>322</text:p>
          </table:table-cell>
          <table:table-cell table:style-name="ce19" office:value-type="float" office:value="312">
            <text:p>312</text:p>
          </table:table-cell>
          <table:table-cell table:style-name="ce19" office:value-type="float" office:value="326">
            <text:p>326</text:p>
          </table:table-cell>
          <table:table-cell table:style-name="ce19" office:value-type="float" office:value="369">
            <text:p>369</text:p>
          </table:table-cell>
          <table:table-cell table:style-name="ce19" office:value-type="float" office:value="398">
            <text:p>39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1">
            <text:p>461</text:p>
          </table:table-cell>
          <table:table-cell table:style-name="ce19" office:value-type="float" office:value="489">
            <text:p>489</text:p>
          </table:table-cell>
          <table:table-cell table:style-name="ce27" office:value-type="float" office:value="510">
            <text:p>510</text:p>
          </table:table-cell>
          <table:table-cell table:style-name="ce32" table:formula="of:=SUM([.C9:.N9])*[.B9]" office:value-type="float" office:value="223100">
            <text:p>223,10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Licence(unlimited)</text:p>
          </table:table-cell>
          <table:table-cell table:style-name="ce11" office:value-type="float" office:value="500">
            <text:p>500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58">
            <text:p>58</text:p>
          </table:table-cell>
          <table:table-cell table:style-name="ce27" office:value-type="float" office:value="68">
            <text:p>68</text:p>
          </table:table-cell>
          <table:table-cell table:style-name="ce32" table:formula="of:=SUM([.C10:.N10])*[.B10]" office:value-type="float" office:value="208500">
            <text:p>208,50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Hosting</text:p>
          </table:table-cell>
          <table:table-cell table:style-name="ce11" office:value-type="float" office:value="50">
            <text:p>50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76">
            <text:p>76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96">
            <text:p>96</text:p>
          </table:table-cell>
          <table:table-cell table:style-name="ce19" office:value-type="float" office:value="102">
            <text:p>102</text:p>
          </table:table-cell>
          <table:table-cell table:style-name="ce19" office:value-type="float" office:value="112">
            <text:p>112</text:p>
          </table:table-cell>
          <table:table-cell table:style-name="ce19" office:value-type="float" office:value="121">
            <text:p>121</text:p>
          </table:table-cell>
          <table:table-cell table:style-name="ce27" office:value-type="float" office:value="136">
            <text:p>136</text:p>
          </table:table-cell>
          <table:table-cell table:style-name="ce32" table:formula="of:=SUM([.C11:.N11])*[.B11]" office:value-type="float" office:value="47700">
            <text:p>47,70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ervers</text:p>
          </table:table-cell>
          <table:table-cell table:style-name="ce11" office:value-type="float" office:value="1000">
            <text:p>1000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7">
            <text:p>7</text:p>
          </table:table-cell>
          <table:table-cell table:number-columns-repeated="3"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1">
            <text:p>11</text:p>
          </table:table-cell>
          <table:table-cell table:style-name="ce27" office:value-type="float" office:value="4">
            <text:p>4</text:p>
          </table:table-cell>
          <table:table-cell table:style-name="ce32" table:formula="of:=SUM([.C12:.N12])*[.B12]" office:value-type="float" office:value="45000">
            <text:p>45,00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otal Sales</text:p>
          </table:table-cell>
          <table:table-cell table:style-name="ce12"/>
          <table:table-cell table:style-name="ce20" table:formula="of:=([.C7]*[.$B7])+([.C8]*[.$B8])+([.C9]*[.$B9])+([.C11]*[.$B11])+([.C12]*[.$B12])" office:value-type="float" office:value="19083">
            <text:p>19,083</text:p>
          </table:table-cell>
          <table:table-cell table:style-name="ce20" table:formula="of:=([.D7]*[.$B7])+([.D8]*[.$B8])+([.D9]*[.$B9])+([.D11]*[.$B11])+([.D12]*[.$B12])" office:value-type="float" office:value="19957">
            <text:p>19,957</text:p>
          </table:table-cell>
          <table:table-cell table:style-name="ce20" table:formula="of:=([.E7]*[.$B7])+([.E8]*[.$B8])+([.E9]*[.$B9])+([.E11]*[.$B11])+([.E12]*[.$B12])" office:value-type="float" office:value="24111">
            <text:p>24,111</text:p>
          </table:table-cell>
          <table:table-cell table:style-name="ce20" table:formula="of:=([.F7]*[.$B7])+([.F8]*[.$B8])+([.F9]*[.$B9])+([.F11]*[.$B11])+([.F12]*[.$B12])" office:value-type="float" office:value="24008">
            <text:p>24,008</text:p>
          </table:table-cell>
          <table:table-cell table:style-name="ce20" table:formula="of:=([.G7]*[.$B7])+([.G8]*[.$B8])+([.G9]*[.$B9])+([.G11]*[.$B11])+([.G12]*[.$B12])" office:value-type="float" office:value="21474">
            <text:p>21,474</text:p>
          </table:table-cell>
          <table:table-cell table:style-name="ce20" table:formula="of:=([.H7]*[.$B7])+([.H8]*[.$B8])+([.H9]*[.$B9])+([.H11]*[.$B11])+([.H12]*[.$B12])" office:value-type="float" office:value="29176">
            <text:p>29,176</text:p>
          </table:table-cell>
          <table:table-cell table:style-name="ce20" table:formula="of:=([.I7]*[.$B7])+([.I8]*[.$B8])+([.I9]*[.$B9])+([.I11]*[.$B11])+([.I12]*[.$B12])" office:value-type="float" office:value="26884">
            <text:p>26,884</text:p>
          </table:table-cell>
          <table:table-cell table:style-name="ce20" table:formula="of:=([.J7]*[.$B7])+([.J8]*[.$B8])+([.J9]*[.$B9])+([.J11]*[.$B11])+([.J12]*[.$B12])" office:value-type="float" office:value="27123">
            <text:p>27,123</text:p>
          </table:table-cell>
          <table:table-cell table:style-name="ce20" table:formula="of:=([.K7]*[.$B7])+([.K8]*[.$B8])+([.K9]*[.$B9])+([.K11]*[.$B11])+([.K12]*[.$B12])" office:value-type="float" office:value="29386">
            <text:p>29,386</text:p>
          </table:table-cell>
          <table:table-cell table:style-name="ce20" table:formula="of:=([.L7]*[.$B7])+([.L8]*[.$B8])+([.L9]*[.$B9])+([.L11]*[.$B11])+([.L12]*[.$B12])" office:value-type="float" office:value="30976">
            <text:p>30,976</text:p>
          </table:table-cell>
          <table:table-cell table:style-name="ce20" table:formula="of:=([.M7]*[.$B7])+([.M8]*[.$B8])+([.M9]*[.$B9])+([.M11]*[.$B11])+([.M12]*[.$B12])" office:value-type="float" office:value="43948">
            <text:p>43,948</text:p>
          </table:table-cell>
          <table:table-cell table:style-name="ce20" table:formula="of:=([.N7]*[.$B7])+([.N8]*[.$B8])+([.N9]*[.$B9])+([.N11]*[.$B11])+([.N12]*[.$B12])" office:value-type="float" office:value="38313">
            <text:p>38,313</text:p>
          </table:table-cell>
          <table:table-cell table:style-name="ce33" table:formula="of:=SUM([.C13:.N13])" office:value-type="float" office:value="334439">
            <text:p>334,439</text:p>
          </table:table-cell>
          <table:table-cell table:number-columns-repeated="5"/>
        </table:table-row>
        <table:table-row table:style-name="ro1" table:number-rows-repeated="2">
          <table:table-cell table:style-name="ce9" table:number-columns-repeated="2"/>
          <table:table-cell table:style-name="ce17" table:number-columns-repeated="11"/>
          <table:table-cell table:style-name="ce50"/>
          <table:table-cell table:style-name="ce51"/>
          <table:table-cell table:number-columns-repeated="5"/>
        </table:table-row>
        <table:table-row table:style-name="ro1">
          <table:table-cell table:style-name="ce39" table:formula="of:=['cash flow_2'.A15]" office:value-type="string" office:string-value="Overhead Costs">
            <text:p>Overhead Costs</text:p>
          </table:table-cell>
          <table:table-cell table:style-name="ce43"/>
          <table:table-cell table:style-name="ce47" table:number-columns-repeated="11"/>
          <table:table-cell table:style-name="ce36"/>
          <table:table-cell table:number-columns-repeated="6"/>
        </table:table-row>
        <table:table-row table:style-name="ro1">
          <table:table-cell table:style-name="ce40" table:formula="of:=['cash flow_2'.A16]" office:value-type="string" office:string-value="Managing Director">
            <text:p>Managing Director</text:p>
          </table:table-cell>
          <table:table-cell table:style-name="ce44" office:value-type="float" office:value="20000">
            <text:p>20000</text:p>
          </table:table-cell>
          <table:table-cell table:formula="of:=['cash flow_2'.C16]" office:value-type="float" office:value="1">
            <text:p>1</text:p>
          </table:table-cell>
          <table:table-cell table:formula="of:=['cash flow_2'.D16]" office:value-type="float" office:value="1">
            <text:p>1</text:p>
          </table:table-cell>
          <table:table-cell table:formula="of:=['cash flow_2'.E16]" office:value-type="float" office:value="1">
            <text:p>1</text:p>
          </table:table-cell>
          <table:table-cell table:formula="of:=['cash flow_2'.F16]" office:value-type="float" office:value="1">
            <text:p>1</text:p>
          </table:table-cell>
          <table:table-cell table:formula="of:=['cash flow_2'.G16]" office:value-type="float" office:value="1">
            <text:p>1</text:p>
          </table:table-cell>
          <table:table-cell table:formula="of:=['cash flow_2'.H16]" office:value-type="float" office:value="1">
            <text:p>1</text:p>
          </table:table-cell>
          <table:table-cell table:formula="of:=['cash flow_2'.I16]" office:value-type="float" office:value="1">
            <text:p>1</text:p>
          </table:table-cell>
          <table:table-cell table:formula="of:=['cash flow_2'.J16]" office:value-type="float" office:value="1">
            <text:p>1</text:p>
          </table:table-cell>
          <table:table-cell table:formula="of:=['cash flow_2'.K16]" office:value-type="float" office:value="1">
            <text:p>1</text:p>
          </table:table-cell>
          <table:table-cell table:formula="of:=['cash flow_2'.L16]" office:value-type="float" office:value="1">
            <text:p>1</text:p>
          </table:table-cell>
          <table:table-cell table:formula="of:=['cash flow_2'.M16]" office:value-type="float" office:value="1">
            <text:p>1</text:p>
          </table:table-cell>
          <table:table-cell table:formula="of:=['cash flow_2'.N16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_2'.A17]" office:value-type="string" office:string-value="Senior Developer">
            <text:p>Senior Developer</text:p>
          </table:table-cell>
          <table:table-cell office:value-type="float" office:value="23000">
            <text:p>23000</text:p>
          </table:table-cell>
          <table:table-cell table:formula="of:=['cash flow_2'.C17]" office:value-type="float" office:value="1">
            <text:p>1</text:p>
          </table:table-cell>
          <table:table-cell table:formula="of:=['cash flow_2'.D17]" office:value-type="float" office:value="1">
            <text:p>1</text:p>
          </table:table-cell>
          <table:table-cell table:formula="of:=['cash flow_2'.E17]" office:value-type="float" office:value="1">
            <text:p>1</text:p>
          </table:table-cell>
          <table:table-cell table:formula="of:=['cash flow_2'.F17]" office:value-type="float" office:value="1">
            <text:p>1</text:p>
          </table:table-cell>
          <table:table-cell table:formula="of:=['cash flow_2'.G17]" office:value-type="float" office:value="1">
            <text:p>1</text:p>
          </table:table-cell>
          <table:table-cell table:formula="of:=['cash flow_2'.H17]" office:value-type="float" office:value="1">
            <text:p>1</text:p>
          </table:table-cell>
          <table:table-cell table:formula="of:=['cash flow_2'.I17]" office:value-type="float" office:value="1">
            <text:p>1</text:p>
          </table:table-cell>
          <table:table-cell table:formula="of:=['cash flow_2'.J17]" office:value-type="float" office:value="1">
            <text:p>1</text:p>
          </table:table-cell>
          <table:table-cell table:formula="of:=['cash flow_2'.K17]" office:value-type="float" office:value="1">
            <text:p>1</text:p>
          </table:table-cell>
          <table:table-cell table:formula="of:=['cash flow_2'.L17]" office:value-type="float" office:value="1">
            <text:p>1</text:p>
          </table:table-cell>
          <table:table-cell table:formula="of:=['cash flow_2'.M17]" office:value-type="float" office:value="1">
            <text:p>1</text:p>
          </table:table-cell>
          <table:table-cell table:formula="of:=['cash flow_2'.N17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_2'.A18]" office:value-type="string" office:string-value="Web Developer">
            <text:p>Web Developer</text:p>
          </table:table-cell>
          <table:table-cell office:value-type="float" office:value="19000">
            <text:p>19000</text:p>
          </table:table-cell>
          <table:table-cell table:formula="of:=['cash flow_2'.C18]" office:value-type="float" office:value="1">
            <text:p>1</text:p>
          </table:table-cell>
          <table:table-cell table:formula="of:=['cash flow_2'.D18]" office:value-type="float" office:value="2">
            <text:p>2</text:p>
          </table:table-cell>
          <table:table-cell table:formula="of:=['cash flow_2'.E18]" office:value-type="float" office:value="2">
            <text:p>2</text:p>
          </table:table-cell>
          <table:table-cell table:formula="of:=['cash flow_2'.F18]" office:value-type="float" office:value="2">
            <text:p>2</text:p>
          </table:table-cell>
          <table:table-cell table:formula="of:=['cash flow_2'.G18]" office:value-type="float" office:value="2">
            <text:p>2</text:p>
          </table:table-cell>
          <table:table-cell table:formula="of:=['cash flow_2'.H18]" office:value-type="float" office:value="2">
            <text:p>2</text:p>
          </table:table-cell>
          <table:table-cell table:formula="of:=['cash flow_2'.I18]" office:value-type="float" office:value="2">
            <text:p>2</text:p>
          </table:table-cell>
          <table:table-cell table:formula="of:=['cash flow_2'.J18]" office:value-type="float" office:value="2">
            <text:p>2</text:p>
          </table:table-cell>
          <table:table-cell table:formula="of:=['cash flow_2'.K18]" office:value-type="float" office:value="2">
            <text:p>2</text:p>
          </table:table-cell>
          <table:table-cell table:formula="of:=['cash flow_2'.L18]" office:value-type="float" office:value="2">
            <text:p>2</text:p>
          </table:table-cell>
          <table:table-cell table:formula="of:=['cash flow_2'.M18]" office:value-type="float" office:value="2">
            <text:p>2</text:p>
          </table:table-cell>
          <table:table-cell table:formula="of:=['cash flow_2'.N18]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'cash flow_2'.A19]" office:value-type="string" office:string-value="Developer">
            <text:p>Developer</text:p>
          </table:table-cell>
          <table:table-cell office:value-type="float" office:value="17500">
            <text:p>17500</text:p>
          </table:table-cell>
          <table:table-cell table:formula="of:=['cash flow_2'.C19]" office:value-type="float" office:value="3">
            <text:p>3</text:p>
          </table:table-cell>
          <table:table-cell table:formula="of:=['cash flow_2'.D19]" office:value-type="float" office:value="3">
            <text:p>3</text:p>
          </table:table-cell>
          <table:table-cell table:formula="of:=['cash flow_2'.E19]" office:value-type="float" office:value="3">
            <text:p>3</text:p>
          </table:table-cell>
          <table:table-cell table:formula="of:=['cash flow_2'.F19]" office:value-type="float" office:value="3">
            <text:p>3</text:p>
          </table:table-cell>
          <table:table-cell table:formula="of:=['cash flow_2'.G19]" office:value-type="float" office:value="3">
            <text:p>3</text:p>
          </table:table-cell>
          <table:table-cell table:formula="of:=['cash flow_2'.H19]" office:value-type="float" office:value="3">
            <text:p>3</text:p>
          </table:table-cell>
          <table:table-cell table:formula="of:=['cash flow_2'.I19]" office:value-type="float" office:value="3">
            <text:p>3</text:p>
          </table:table-cell>
          <table:table-cell table:formula="of:=['cash flow_2'.J19]" office:value-type="float" office:value="3">
            <text:p>3</text:p>
          </table:table-cell>
          <table:table-cell table:formula="of:=['cash flow_2'.K19]" office:value-type="float" office:value="3">
            <text:p>3</text:p>
          </table:table-cell>
          <table:table-cell table:formula="of:=['cash flow_2'.L19]" office:value-type="float" office:value="3">
            <text:p>3</text:p>
          </table:table-cell>
          <table:table-cell table:formula="of:=['cash flow_2'.M19]" office:value-type="float" office:value="3">
            <text:p>3</text:p>
          </table:table-cell>
          <table:table-cell table:formula="of:=['cash flow_2'.N19]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'cash flow_2'.A20]" office:value-type="string" office:string-value="HR Manager">
            <text:p>HR Manager</text:p>
          </table:table-cell>
          <table:table-cell office:value-type="float" office:value="20000">
            <text:p>20000</text:p>
          </table:table-cell>
          <table:table-cell table:formula="of:=['cash flow_2'.C20]" office:value-type="float" office:value="1">
            <text:p>1</text:p>
          </table:table-cell>
          <table:table-cell table:formula="of:=['cash flow_2'.D20]" office:value-type="float" office:value="1">
            <text:p>1</text:p>
          </table:table-cell>
          <table:table-cell table:formula="of:=['cash flow_2'.E20]" office:value-type="float" office:value="1">
            <text:p>1</text:p>
          </table:table-cell>
          <table:table-cell table:formula="of:=['cash flow_2'.F20]" office:value-type="float" office:value="1">
            <text:p>1</text:p>
          </table:table-cell>
          <table:table-cell table:formula="of:=['cash flow_2'.G20]" office:value-type="float" office:value="1">
            <text:p>1</text:p>
          </table:table-cell>
          <table:table-cell table:formula="of:=['cash flow_2'.H20]" office:value-type="float" office:value="1">
            <text:p>1</text:p>
          </table:table-cell>
          <table:table-cell table:formula="of:=['cash flow_2'.I20]" office:value-type="float" office:value="1">
            <text:p>1</text:p>
          </table:table-cell>
          <table:table-cell table:formula="of:=['cash flow_2'.J20]" office:value-type="float" office:value="1">
            <text:p>1</text:p>
          </table:table-cell>
          <table:table-cell table:formula="of:=['cash flow_2'.K20]" office:value-type="float" office:value="1">
            <text:p>1</text:p>
          </table:table-cell>
          <table:table-cell table:formula="of:=['cash flow_2'.L20]" office:value-type="float" office:value="1">
            <text:p>1</text:p>
          </table:table-cell>
          <table:table-cell table:formula="of:=['cash flow_2'.M20]" office:value-type="float" office:value="1">
            <text:p>1</text:p>
          </table:table-cell>
          <table:table-cell table:formula="of:=['cash flow_2'.N20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_2'.A21]" office:value-type="string" office:string-value="Sales">
            <text:p>Sales</text:p>
          </table:table-cell>
          <table:table-cell office:value-type="float" office:value="26000">
            <text:p>26000</text:p>
          </table:table-cell>
          <table:table-cell table:formula="of:=['cash flow_2'.C21]" office:value-type="float" office:value="2">
            <text:p>2</text:p>
          </table:table-cell>
          <table:table-cell table:formula="of:=['cash flow_2'.D21]" office:value-type="float" office:value="2">
            <text:p>2</text:p>
          </table:table-cell>
          <table:table-cell table:formula="of:=['cash flow_2'.E21]" office:value-type="float" office:value="2">
            <text:p>2</text:p>
          </table:table-cell>
          <table:table-cell table:formula="of:=['cash flow_2'.F21]" office:value-type="float" office:value="2">
            <text:p>2</text:p>
          </table:table-cell>
          <table:table-cell table:formula="of:=['cash flow_2'.G21]" office:value-type="float" office:value="3">
            <text:p>3</text:p>
          </table:table-cell>
          <table:table-cell table:formula="of:=['cash flow_2'.H21]" office:value-type="float" office:value="3">
            <text:p>3</text:p>
          </table:table-cell>
          <table:table-cell table:formula="of:=['cash flow_2'.I21]" office:value-type="float" office:value="3">
            <text:p>3</text:p>
          </table:table-cell>
          <table:table-cell table:formula="of:=['cash flow_2'.J21]" office:value-type="float" office:value="3">
            <text:p>3</text:p>
          </table:table-cell>
          <table:table-cell table:formula="of:=['cash flow_2'.K21]" office:value-type="float" office:value="3">
            <text:p>3</text:p>
          </table:table-cell>
          <table:table-cell table:formula="of:=['cash flow_2'.L21]" office:value-type="float" office:value="3">
            <text:p>3</text:p>
          </table:table-cell>
          <table:table-cell table:formula="of:=['cash flow_2'.M21]" office:value-type="float" office:value="3">
            <text:p>3</text:p>
          </table:table-cell>
          <table:table-cell table:formula="of:=['cash flow_2'.N21]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'cash flow_2'.A22]" office:value-type="string" office:string-value="Marketing Manager">
            <text:p>Marketing Manager</text:p>
          </table:table-cell>
          <table:table-cell office:value-type="float" office:value="20000">
            <text:p>20000</text:p>
          </table:table-cell>
          <table:table-cell table:formula="of:=['cash flow_2'.C22]" office:value-type="float" office:value="1">
            <text:p>1</text:p>
          </table:table-cell>
          <table:table-cell table:formula="of:=['cash flow_2'.D22]" office:value-type="float" office:value="1">
            <text:p>1</text:p>
          </table:table-cell>
          <table:table-cell table:formula="of:=['cash flow_2'.E22]" office:value-type="float" office:value="1">
            <text:p>1</text:p>
          </table:table-cell>
          <table:table-cell table:formula="of:=['cash flow_2'.F22]" office:value-type="float" office:value="1">
            <text:p>1</text:p>
          </table:table-cell>
          <table:table-cell table:formula="of:=['cash flow_2'.G22]" office:value-type="float" office:value="1">
            <text:p>1</text:p>
          </table:table-cell>
          <table:table-cell table:formula="of:=['cash flow_2'.H22]" office:value-type="float" office:value="1">
            <text:p>1</text:p>
          </table:table-cell>
          <table:table-cell table:formula="of:=['cash flow_2'.I22]" office:value-type="float" office:value="1">
            <text:p>1</text:p>
          </table:table-cell>
          <table:table-cell table:formula="of:=['cash flow_2'.J22]" office:value-type="float" office:value="1">
            <text:p>1</text:p>
          </table:table-cell>
          <table:table-cell table:formula="of:=['cash flow_2'.K22]" office:value-type="float" office:value="1">
            <text:p>1</text:p>
          </table:table-cell>
          <table:table-cell table:formula="of:=['cash flow_2'.L22]" office:value-type="float" office:value="1">
            <text:p>1</text:p>
          </table:table-cell>
          <table:table-cell table:formula="of:=['cash flow_2'.M22]" office:value-type="float" office:value="1">
            <text:p>1</text:p>
          </table:table-cell>
          <table:table-cell table:formula="of:=['cash flow_2'.N22]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formula="of:=['cash flow_2'.A23]" office:value-type="string" office:string-value="Salaries">
            <text:p>Salaries</text:p>
          </table:table-cell>
          <table:table-cell table:style-name="ce13"/>
          <table:table-cell table:style-name="ce47" table:formula="of:=['cash flow_2'.C23]" office:value-type="float" office:value="17208.3333333333">
            <text:p>17,208</text:p>
          </table:table-cell>
          <table:table-cell table:style-name="ce47" table:formula="of:=['cash flow_2'.D23]" office:value-type="float" office:value="18791.6666666667">
            <text:p>18,792</text:p>
          </table:table-cell>
          <table:table-cell table:style-name="ce47" table:formula="of:=['cash flow_2'.E23]" office:value-type="float" office:value="18791.6666666667">
            <text:p>18,792</text:p>
          </table:table-cell>
          <table:table-cell table:style-name="ce47" table:formula="of:=['cash flow_2'.F23]" office:value-type="float" office:value="18791.6666666667">
            <text:p>18,792</text:p>
          </table:table-cell>
          <table:table-cell table:style-name="ce47" table:formula="of:=['cash flow_2'.G23]" office:value-type="float" office:value="20958.3333333333">
            <text:p>20,958</text:p>
          </table:table-cell>
          <table:table-cell table:style-name="ce47" table:formula="of:=['cash flow_2'.H23]" office:value-type="float" office:value="20958.3333333333">
            <text:p>20,958</text:p>
          </table:table-cell>
          <table:table-cell table:style-name="ce47" table:formula="of:=['cash flow_2'.I23]" office:value-type="float" office:value="20958.3333333333">
            <text:p>20,958</text:p>
          </table:table-cell>
          <table:table-cell table:style-name="ce47" table:formula="of:=['cash flow_2'.J23]" office:value-type="float" office:value="20958.3333333333">
            <text:p>20,958</text:p>
          </table:table-cell>
          <table:table-cell table:style-name="ce47" table:formula="of:=['cash flow_2'.K23]" office:value-type="float" office:value="20958.3333333333">
            <text:p>20,958</text:p>
          </table:table-cell>
          <table:table-cell table:style-name="ce47" table:formula="of:=['cash flow_2'.L23]" office:value-type="float" office:value="20958.3333333333">
            <text:p>20,958</text:p>
          </table:table-cell>
          <table:table-cell table:style-name="ce47" table:formula="of:=['cash flow_2'.M23]" office:value-type="float" office:value="20958.3333333333">
            <text:p>20,958</text:p>
          </table:table-cell>
          <table:table-cell table:style-name="ce36" table:formula="of:=['cash flow_2'.N23]" office:value-type="float" office:value="20958.3333333333">
            <text:p>20,958</text:p>
          </table:table-cell>
          <table:table-cell table:number-columns-repeated="6"/>
        </table:table-row>
        <table:table-row table:style-name="ro1">
          <table:table-cell office:value-type="string">
            <text:p>On Costs</text:p>
          </table:table-cell>
          <table:table-cell/>
          <table:table-cell table:formula="of:=['cash flow_2'.C24]" office:value-type="float" office:value="2581.25">
            <text:p>2,581</text:p>
          </table:table-cell>
          <table:table-cell table:formula="of:=['cash flow_2'.D24]" office:value-type="float" office:value="2818.75">
            <text:p>2,819</text:p>
          </table:table-cell>
          <table:table-cell table:formula="of:=['cash flow_2'.E24]" office:value-type="float" office:value="2818.75">
            <text:p>2,819</text:p>
          </table:table-cell>
          <table:table-cell table:formula="of:=['cash flow_2'.F24]" office:value-type="float" office:value="2818.75">
            <text:p>2,819</text:p>
          </table:table-cell>
          <table:table-cell table:formula="of:=['cash flow_2'.G24]" office:value-type="float" office:value="3143.75">
            <text:p>3,144</text:p>
          </table:table-cell>
          <table:table-cell table:formula="of:=['cash flow_2'.H24]" office:value-type="float" office:value="3143.75">
            <text:p>3,144</text:p>
          </table:table-cell>
          <table:table-cell table:formula="of:=['cash flow_2'.I24]" office:value-type="float" office:value="3143.75">
            <text:p>3,144</text:p>
          </table:table-cell>
          <table:table-cell table:formula="of:=['cash flow_2'.J24]" office:value-type="float" office:value="3143.75">
            <text:p>3,144</text:p>
          </table:table-cell>
          <table:table-cell table:formula="of:=['cash flow_2'.K24]" office:value-type="float" office:value="3143.75">
            <text:p>3,144</text:p>
          </table:table-cell>
          <table:table-cell table:formula="of:=['cash flow_2'.L24]" office:value-type="float" office:value="3143.75">
            <text:p>3,144</text:p>
          </table:table-cell>
          <table:table-cell table:formula="of:=['cash flow_2'.M24]" office:value-type="float" office:value="3143.75">
            <text:p>3,144</text:p>
          </table:table-cell>
          <table:table-cell table:formula="of:=['cash flow_2'.N24]" office:value-type="float" office:value="3143.75">
            <text:p>3,144</text:p>
          </table:table-cell>
          <table:table-cell table:number-columns-repeated="6"/>
        </table:table-row>
        <table:table-row table:style-name="ro1">
          <table:table-cell table:formula="of:=['cash flow_2'.A25]" office:value-type="string" office:string-value="Rent">
            <text:p>Rent</text:p>
          </table:table-cell>
          <table:table-cell table:formula="of:=['cash flow_2'.B25]" office:value-type="float" office:value="19460">
            <text:p>19460</text:p>
          </table:table-cell>
          <table:table-cell table:formula="of:=['cash flow_2'.C25]" office:value-type="float" office:value="1400">
            <text:p>1,400</text:p>
          </table:table-cell>
          <table:table-cell table:formula="of:=['cash flow_2'.D25]" office:value-type="float" office:value="1540">
            <text:p>1,540</text:p>
          </table:table-cell>
          <table:table-cell table:formula="of:=['cash flow_2'.E25]" office:value-type="float" office:value="1540">
            <text:p>1,540</text:p>
          </table:table-cell>
          <table:table-cell table:formula="of:=['cash flow_2'.F25]" office:value-type="float" office:value="1540">
            <text:p>1,540</text:p>
          </table:table-cell>
          <table:table-cell table:formula="of:=['cash flow_2'.G25]" office:value-type="float" office:value="1680">
            <text:p>1,680</text:p>
          </table:table-cell>
          <table:table-cell table:formula="of:=['cash flow_2'.H25]" office:value-type="float" office:value="1680">
            <text:p>1,680</text:p>
          </table:table-cell>
          <table:table-cell table:formula="of:=['cash flow_2'.I25]" office:value-type="float" office:value="1680">
            <text:p>1,680</text:p>
          </table:table-cell>
          <table:table-cell table:formula="of:=['cash flow_2'.J25]" office:value-type="float" office:value="1680">
            <text:p>1,680</text:p>
          </table:table-cell>
          <table:table-cell table:formula="of:=['cash flow_2'.K25]" office:value-type="float" office:value="1680">
            <text:p>1,680</text:p>
          </table:table-cell>
          <table:table-cell table:formula="of:=['cash flow_2'.L25]" office:value-type="float" office:value="1680">
            <text:p>1,680</text:p>
          </table:table-cell>
          <table:table-cell table:formula="of:=['cash flow_2'.M25]" office:value-type="float" office:value="1680">
            <text:p>1,680</text:p>
          </table:table-cell>
          <table:table-cell table:formula="of:=['cash flow_2'.N25]" office:value-type="float" office:value="1680">
            <text:p>1,680</text:p>
          </table:table-cell>
          <table:table-cell table:number-columns-repeated="4"/>
          <table:table-cell table:style-name="ce1" office:value-type="string">
            <text:p>Per person:</text:p>
          </table:table-cell>
          <table:table-cell table:style-name="ce37" office:value-type="float" office:value="140">
            <text:p>140</text:p>
          </table:table-cell>
        </table:table-row>
        <table:table-row table:style-name="ro1">
          <table:table-cell table:formula="of:=['cash flow_2'.A26]" office:value-type="string" office:string-value="Telephone">
            <text:p>Telephone</text:p>
          </table:table-cell>
          <table:table-cell table:formula="of:=['cash flow_2'.B26]" office:value-type="float" office:value="361.6">
            <text:p>362</text:p>
          </table:table-cell>
          <table:table-cell table:formula="of:=['cash flow_2'.C26]" office:value-type="float" office:value="132.8">
            <text:p>133</text:p>
          </table:table-cell>
          <table:table-cell table:formula="of:=['cash flow_2'.D26]" office:value-type="float" office:value="20.8">
            <text:p>21</text:p>
          </table:table-cell>
          <table:table-cell table:formula="of:=['cash flow_2'.E26]" office:value-type="float" office:value="20.8">
            <text:p>21</text:p>
          </table:table-cell>
          <table:table-cell table:formula="of:=['cash flow_2'.F26]" office:value-type="float" office:value="20.8">
            <text:p>21</text:p>
          </table:table-cell>
          <table:table-cell table:formula="of:=['cash flow_2'.G26]" office:value-type="float" office:value="20.8">
            <text:p>21</text:p>
          </table:table-cell>
          <table:table-cell table:formula="of:=['cash flow_2'.H26]" office:value-type="float" office:value="20.8">
            <text:p>21</text:p>
          </table:table-cell>
          <table:table-cell table:formula="of:=['cash flow_2'.I26]" office:value-type="float" office:value="20.8">
            <text:p>21</text:p>
          </table:table-cell>
          <table:table-cell table:formula="of:=['cash flow_2'.J26]" office:value-type="float" office:value="20.8">
            <text:p>21</text:p>
          </table:table-cell>
          <table:table-cell table:formula="of:=['cash flow_2'.K26]" office:value-type="float" office:value="20.8">
            <text:p>21</text:p>
          </table:table-cell>
          <table:table-cell table:formula="of:=['cash flow_2'.L26]" office:value-type="float" office:value="20.8">
            <text:p>21</text:p>
          </table:table-cell>
          <table:table-cell table:formula="of:=['cash flow_2'.M26]" office:value-type="float" office:value="20.8">
            <text:p>21</text:p>
          </table:table-cell>
          <table:table-cell table:formula="of:=['cash flow_2'.N26]" office:value-type="float" office:value="20.8">
            <text:p>21</text:p>
          </table:table-cell>
          <table:table-cell table:number-columns-repeated="4"/>
          <table:table-cell table:style-name="ce1" office:value-type="string">
            <text:p>phone per month</text:p>
          </table:table-cell>
          <table:table-cell table:style-name="ce37" office:value-type="float" office:value="20.8">
            <text:p>20.8</text:p>
          </table:table-cell>
        </table:table-row>
        <table:table-row table:style-name="ro1">
          <table:table-cell table:formula="of:=['cash flow_2'.A27]" office:value-type="string" office:string-value="ISP">
            <text:p>ISP</text:p>
          </table:table-cell>
          <table:table-cell table:formula="of:=['cash flow_2'.B27]" office:value-type="float" office:value="0">
            <text:p>0</text:p>
          </table:table-cell>
          <table:table-cell table:formula="of:=['cash flow_2'.C27]" office:value-type="float" office:value="0">
            <text:p>0</text:p>
          </table:table-cell>
          <table:table-cell table:formula="of:=['cash flow_2'.D27]" office:value-type="float" office:value="0">
            <text:p>0</text:p>
          </table:table-cell>
          <table:table-cell table:formula="of:=['cash flow_2'.E27]" office:value-type="float" office:value="0">
            <text:p>0</text:p>
          </table:table-cell>
          <table:table-cell table:formula="of:=['cash flow_2'.F27]" office:value-type="float" office:value="0">
            <text:p>0</text:p>
          </table:table-cell>
          <table:table-cell table:formula="of:=['cash flow_2'.G27]" office:value-type="float" office:value="0">
            <text:p>0</text:p>
          </table:table-cell>
          <table:table-cell table:formula="of:=['cash flow_2'.H27]" office:value-type="float" office:value="0">
            <text:p>0</text:p>
          </table:table-cell>
          <table:table-cell table:formula="of:=['cash flow_2'.I27]" office:value-type="float" office:value="0">
            <text:p>0</text:p>
          </table:table-cell>
          <table:table-cell table:formula="of:=['cash flow_2'.J27]" office:value-type="float" office:value="0">
            <text:p>0</text:p>
          </table:table-cell>
          <table:table-cell table:formula="of:=['cash flow_2'.K27]" office:value-type="float" office:value="0">
            <text:p>0</text:p>
          </table:table-cell>
          <table:table-cell table:formula="of:=['cash flow_2'.L27]" office:value-type="float" office:value="0">
            <text:p>0</text:p>
          </table:table-cell>
          <table:table-cell table:formula="of:=['cash flow_2'.M27]" office:value-type="float" office:value="0">
            <text:p>0</text:p>
          </table:table-cell>
          <table:table-cell table:formula="of:=['cash flow_2'.N27]" office:value-type="float" office:value="0">
            <text:p>0</text:p>
          </table:table-cell>
          <table:table-cell table:number-columns-repeated="4"/>
          <table:table-cell table:style-name="ce1" office:value-type="string">
            <text:p>ISP per month:</text:p>
          </table:table-cell>
          <table:table-cell table:style-name="ce37" office:value-type="float" office:value="0">
            <text:p>0</text:p>
          </table:table-cell>
        </table:table-row>
        <table:table-row table:style-name="ro1">
          <table:table-cell table:formula="of:=['cash flow_2'.A28]" office:value-type="string" office:string-value="Advertising">
            <text:p>Advertising</text:p>
          </table:table-cell>
          <table:table-cell office:value-type="float" office:value="7000">
            <text:p>7000</text:p>
          </table:table-cell>
          <table:table-cell table:formula="of:=['cash flow_2'.C28]" office:value-type="float" office:value="300">
            <text:p>300</text:p>
          </table:table-cell>
          <table:table-cell table:formula="of:=['cash flow_2'.D28]" office:value-type="float" office:value="300">
            <text:p>300</text:p>
          </table:table-cell>
          <table:table-cell table:formula="of:=['cash flow_2'.E28]" office:value-type="float" office:value="300">
            <text:p>300</text:p>
          </table:table-cell>
          <table:table-cell table:formula="of:=['cash flow_2'.F28]" office:value-type="float" office:value="300">
            <text:p>300</text:p>
          </table:table-cell>
          <table:table-cell table:formula="of:=['cash flow_2'.G28]" office:value-type="float" office:value="300">
            <text:p>300</text:p>
          </table:table-cell>
          <table:table-cell table:formula="of:=['cash flow_2'.H28]" office:value-type="float" office:value="300">
            <text:p>300</text:p>
          </table:table-cell>
          <table:table-cell table:formula="of:=['cash flow_2'.I28]" office:value-type="float" office:value="300">
            <text:p>300</text:p>
          </table:table-cell>
          <table:table-cell table:formula="of:=['cash flow_2'.J28]" office:value-type="float" office:value="300">
            <text:p>300</text:p>
          </table:table-cell>
          <table:table-cell table:formula="of:=['cash flow_2'.K28]" office:value-type="float" office:value="300">
            <text:p>300</text:p>
          </table:table-cell>
          <table:table-cell table:formula="of:=['cash flow_2'.L28]" office:value-type="float" office:value="300">
            <text:p>300</text:p>
          </table:table-cell>
          <table:table-cell table:formula="of:=['cash flow_2'.M28]" office:value-type="float" office:value="300">
            <text:p>300</text:p>
          </table:table-cell>
          <table:table-cell table:formula="of:=['cash flow_2'.N28]" office:value-type="float" office:value="300">
            <text:p>300</text:p>
          </table:table-cell>
          <table:table-cell table:number-columns-repeated="4"/>
          <table:table-cell table:style-name="ce1" office:value-type="string">
            <text:p>Advertising</text:p>
          </table:table-cell>
          <table:table-cell table:style-name="ce37"/>
        </table:table-row>
        <table:table-row table:style-name="ro1">
          <table:table-cell table:formula="of:=['cash flow_2'.A29]" office:value-type="string" office:string-value="Travel">
            <text:p>Travel</text:p>
          </table:table-cell>
          <table:table-cell table:formula="of:=['cash flow_2'.B29]" office:value-type="float" office:value="1800">
            <text:p>1800</text:p>
          </table:table-cell>
          <table:table-cell table:formula="of:=['cash flow_2'.C29]" office:value-type="float" office:value="150">
            <text:p>150</text:p>
          </table:table-cell>
          <table:table-cell table:formula="of:=['cash flow_2'.D29]" office:value-type="float" office:value="150">
            <text:p>150</text:p>
          </table:table-cell>
          <table:table-cell table:formula="of:=['cash flow_2'.E29]" office:value-type="float" office:value="150">
            <text:p>150</text:p>
          </table:table-cell>
          <table:table-cell table:formula="of:=['cash flow_2'.F29]" office:value-type="float" office:value="150">
            <text:p>150</text:p>
          </table:table-cell>
          <table:table-cell table:formula="of:=['cash flow_2'.G29]" office:value-type="float" office:value="150">
            <text:p>150</text:p>
          </table:table-cell>
          <table:table-cell table:formula="of:=['cash flow_2'.H29]" office:value-type="float" office:value="150">
            <text:p>150</text:p>
          </table:table-cell>
          <table:table-cell table:formula="of:=['cash flow_2'.I29]" office:value-type="float" office:value="150">
            <text:p>150</text:p>
          </table:table-cell>
          <table:table-cell table:formula="of:=['cash flow_2'.J29]" office:value-type="float" office:value="150">
            <text:p>150</text:p>
          </table:table-cell>
          <table:table-cell table:formula="of:=['cash flow_2'.K29]" office:value-type="float" office:value="150">
            <text:p>150</text:p>
          </table:table-cell>
          <table:table-cell table:formula="of:=['cash flow_2'.L29]" office:value-type="float" office:value="150">
            <text:p>150</text:p>
          </table:table-cell>
          <table:table-cell table:formula="of:=['cash flow_2'.M29]" office:value-type="float" office:value="150">
            <text:p>150</text:p>
          </table:table-cell>
          <table:table-cell table:formula="of:=['cash flow_2'.N29]" office:value-type="float" office:value="150">
            <text:p>150</text:p>
          </table:table-cell>
          <table:table-cell table:number-columns-repeated="4"/>
          <table:table-cell table:style-name="ce1" office:value-type="string">
            <text:p>Travel</text:p>
          </table:table-cell>
          <table:table-cell table:style-name="ce37"/>
        </table:table-row>
        <table:table-row table:style-name="ro1">
          <table:table-cell table:formula="of:=['cash flow_2'.A30]" office:value-type="string" office:string-value="Legal">
            <text:p>Legal</text:p>
          </table:table-cell>
          <table:table-cell table:formula="of:=['cash flow_2'.B30]" office:value-type="float" office:value="840">
            <text:p>840</text:p>
          </table:table-cell>
          <table:table-cell table:formula="of:=['cash flow_2'.C30]" office:value-type="float" office:value="70">
            <text:p>70</text:p>
          </table:table-cell>
          <table:table-cell table:formula="of:=['cash flow_2'.D30]" office:value-type="float" office:value="70">
            <text:p>70</text:p>
          </table:table-cell>
          <table:table-cell table:formula="of:=['cash flow_2'.E30]" office:value-type="float" office:value="70">
            <text:p>70</text:p>
          </table:table-cell>
          <table:table-cell table:formula="of:=['cash flow_2'.F30]" office:value-type="float" office:value="70">
            <text:p>70</text:p>
          </table:table-cell>
          <table:table-cell table:formula="of:=['cash flow_2'.G30]" office:value-type="float" office:value="70">
            <text:p>70</text:p>
          </table:table-cell>
          <table:table-cell table:formula="of:=['cash flow_2'.H30]" office:value-type="float" office:value="70">
            <text:p>70</text:p>
          </table:table-cell>
          <table:table-cell table:formula="of:=['cash flow_2'.I30]" office:value-type="float" office:value="70">
            <text:p>70</text:p>
          </table:table-cell>
          <table:table-cell table:formula="of:=['cash flow_2'.J30]" office:value-type="float" office:value="70">
            <text:p>70</text:p>
          </table:table-cell>
          <table:table-cell table:formula="of:=['cash flow_2'.K30]" office:value-type="float" office:value="70">
            <text:p>70</text:p>
          </table:table-cell>
          <table:table-cell table:formula="of:=['cash flow_2'.L30]" office:value-type="float" office:value="70">
            <text:p>70</text:p>
          </table:table-cell>
          <table:table-cell table:formula="of:=['cash flow_2'.M30]" office:value-type="float" office:value="70">
            <text:p>70</text:p>
          </table:table-cell>
          <table:table-cell table:formula="of:=['cash flow_2'.N30]" office:value-type="float" office:value="70">
            <text:p>70</text:p>
          </table:table-cell>
          <table:table-cell table:number-columns-repeated="4"/>
          <table:table-cell table:style-name="ce1" office:value-type="string">
            <text:p>Legal</text:p>
          </table:table-cell>
          <table:table-cell table:style-name="ce37"/>
        </table:table-row>
        <table:table-row table:style-name="ro1">
          <table:table-cell table:formula="of:=['cash flow_2'.A31]" office:value-type="string" office:string-value="Insurance">
            <text:p>Insurance</text:p>
          </table:table-cell>
          <table:table-cell table:formula="of:=['cash flow_2'.B31]" office:value-type="float" office:value="900">
            <text:p>900</text:p>
          </table:table-cell>
          <table:table-cell table:formula="of:=['cash flow_2'.C31]" office:value-type="float" office:value="75">
            <text:p>75</text:p>
          </table:table-cell>
          <table:table-cell table:formula="of:=['cash flow_2'.D31]" office:value-type="float" office:value="75">
            <text:p>75</text:p>
          </table:table-cell>
          <table:table-cell table:formula="of:=['cash flow_2'.E31]" office:value-type="float" office:value="75">
            <text:p>75</text:p>
          </table:table-cell>
          <table:table-cell table:formula="of:=['cash flow_2'.F31]" office:value-type="float" office:value="75">
            <text:p>75</text:p>
          </table:table-cell>
          <table:table-cell table:formula="of:=['cash flow_2'.G31]" office:value-type="float" office:value="75">
            <text:p>75</text:p>
          </table:table-cell>
          <table:table-cell table:formula="of:=['cash flow_2'.H31]" office:value-type="float" office:value="75">
            <text:p>75</text:p>
          </table:table-cell>
          <table:table-cell table:formula="of:=['cash flow_2'.I31]" office:value-type="float" office:value="75">
            <text:p>75</text:p>
          </table:table-cell>
          <table:table-cell table:formula="of:=['cash flow_2'.J31]" office:value-type="float" office:value="75">
            <text:p>75</text:p>
          </table:table-cell>
          <table:table-cell table:formula="of:=['cash flow_2'.K31]" office:value-type="float" office:value="75">
            <text:p>75</text:p>
          </table:table-cell>
          <table:table-cell table:formula="of:=['cash flow_2'.L31]" office:value-type="float" office:value="75">
            <text:p>75</text:p>
          </table:table-cell>
          <table:table-cell table:formula="of:=['cash flow_2'.M31]" office:value-type="float" office:value="75">
            <text:p>75</text:p>
          </table:table-cell>
          <table:table-cell table:formula="of:=['cash flow_2'.N31]" office:value-type="float" office:value="75">
            <text:p>75</text:p>
          </table:table-cell>
          <table:table-cell table:number-columns-repeated="4"/>
          <table:table-cell table:style-name="ce1" office:value-type="string">
            <text:p>Insurance</text:p>
          </table:table-cell>
          <table:table-cell table:style-name="ce37"/>
        </table:table-row>
        <table:table-row table:style-name="ro1">
          <table:table-cell table:formula="of:=['cash flow_2'.A32]" office:value-type="string" office:string-value="Accountant">
            <text:p>Accountant</text:p>
          </table:table-cell>
          <table:table-cell table:formula="of:=['cash flow_2'.B32]" office:value-type="float" office:value="600">
            <text:p>600</text:p>
          </table:table-cell>
          <table:table-cell table:formula="of:=['cash flow_2'.C32]" office:value-type="float" office:value="50">
            <text:p>50</text:p>
          </table:table-cell>
          <table:table-cell table:formula="of:=['cash flow_2'.D32]" office:value-type="float" office:value="50">
            <text:p>50</text:p>
          </table:table-cell>
          <table:table-cell table:formula="of:=['cash flow_2'.E32]" office:value-type="float" office:value="50">
            <text:p>50</text:p>
          </table:table-cell>
          <table:table-cell table:formula="of:=['cash flow_2'.F32]" office:value-type="float" office:value="50">
            <text:p>50</text:p>
          </table:table-cell>
          <table:table-cell table:formula="of:=['cash flow_2'.G32]" office:value-type="float" office:value="50">
            <text:p>50</text:p>
          </table:table-cell>
          <table:table-cell table:formula="of:=['cash flow_2'.H32]" office:value-type="float" office:value="50">
            <text:p>50</text:p>
          </table:table-cell>
          <table:table-cell table:formula="of:=['cash flow_2'.I32]" office:value-type="float" office:value="50">
            <text:p>50</text:p>
          </table:table-cell>
          <table:table-cell table:formula="of:=['cash flow_2'.J32]" office:value-type="float" office:value="50">
            <text:p>50</text:p>
          </table:table-cell>
          <table:table-cell table:formula="of:=['cash flow_2'.K32]" office:value-type="float" office:value="50">
            <text:p>50</text:p>
          </table:table-cell>
          <table:table-cell table:formula="of:=['cash flow_2'.L32]" office:value-type="float" office:value="50">
            <text:p>50</text:p>
          </table:table-cell>
          <table:table-cell table:formula="of:=['cash flow_2'.M32]" office:value-type="float" office:value="50">
            <text:p>50</text:p>
          </table:table-cell>
          <table:table-cell table:formula="of:=['cash flow_2'.N32]" office:value-type="float" office:value="50">
            <text:p>50</text:p>
          </table:table-cell>
          <table:table-cell table:number-columns-repeated="4"/>
          <table:table-cell table:style-name="ce1" office:value-type="string">
            <text:p>Accountant</text:p>
          </table:table-cell>
          <table:table-cell table:style-name="ce37" office:value-type="float" office:value="49.99">
            <text:p>49.99</text:p>
          </table:table-cell>
        </table:table-row>
        <table:table-row table:style-name="ro1">
          <table:table-cell table:formula="of:=['cash flow_2'.A35]" office:value-type="string" office:string-value="Loans">
            <text:p>Loans</text:p>
          </table:table-cell>
          <table:table-cell table:formula="of:=['cash flow_2'.B35]" office:value-type="float" office:value="3000">
            <text:p>3000</text:p>
          </table:table-cell>
          <table:table-cell table:formula="of:=['cash flow_2'.C35]" office:value-type="float" office:value="250">
            <text:p>250</text:p>
          </table:table-cell>
          <table:table-cell table:formula="of:=['cash flow_2'.D35]" office:value-type="float" office:value="250">
            <text:p>250</text:p>
          </table:table-cell>
          <table:table-cell table:formula="of:=['cash flow_2'.E35]" office:value-type="float" office:value="250">
            <text:p>250</text:p>
          </table:table-cell>
          <table:table-cell table:formula="of:=['cash flow_2'.F35]" office:value-type="float" office:value="250">
            <text:p>250</text:p>
          </table:table-cell>
          <table:table-cell table:formula="of:=['cash flow_2'.G35]" office:value-type="float" office:value="250">
            <text:p>250</text:p>
          </table:table-cell>
          <table:table-cell table:formula="of:=['cash flow_2'.H35]" office:value-type="float" office:value="250">
            <text:p>250</text:p>
          </table:table-cell>
          <table:table-cell table:formula="of:=['cash flow_2'.I35]" office:value-type="float" office:value="250">
            <text:p>250</text:p>
          </table:table-cell>
          <table:table-cell table:formula="of:=['cash flow_2'.J35]" office:value-type="float" office:value="250">
            <text:p>250</text:p>
          </table:table-cell>
          <table:table-cell table:formula="of:=['cash flow_2'.K35]" office:value-type="float" office:value="250">
            <text:p>250</text:p>
          </table:table-cell>
          <table:table-cell table:formula="of:=['cash flow_2'.L35]" office:value-type="float" office:value="250">
            <text:p>250</text:p>
          </table:table-cell>
          <table:table-cell table:formula="of:=['cash flow_2'.M35]" office:value-type="float" office:value="250">
            <text:p>250</text:p>
          </table:table-cell>
          <table:table-cell table:formula="of:=['cash flow_2'.N35]" office:value-type="float" office:value="250">
            <text:p>250</text:p>
          </table:table-cell>
          <table:table-cell table:number-columns-repeated="4"/>
          <table:table-cell table:style-name="ce1" office:value-type="string">
            <text:p>Loans</text:p>
          </table:table-cell>
          <table:table-cell table:style-name="ce37"/>
        </table:table-row>
        <table:table-row table:style-name="ro1">
          <table:table-cell table:formula="of:=['cash flow_2'.A34]" office:value-type="string" office:string-value="Server Hosting">
            <text:p>Server Hosting</text:p>
          </table:table-cell>
          <table:table-cell table:formula="of:=['cash flow_2'.B34]" office:value-type="float" office:value="808">
            <text:p>808</text:p>
          </table:table-cell>
          <table:table-cell table:style-name="ce49" table:formula="of:=['cash flow_2'.C34]" office:value-type="float" office:value="434">
            <text:p>434</text:p>
          </table:table-cell>
          <table:table-cell table:style-name="ce49" table:formula="of:=['cash flow_2'.D34]" office:value-type="float" office:value="34">
            <text:p>34</text:p>
          </table:table-cell>
          <table:table-cell table:style-name="ce49" table:formula="of:=['cash flow_2'.E34]" office:value-type="float" office:value="34">
            <text:p>34</text:p>
          </table:table-cell>
          <table:table-cell table:style-name="ce49" table:formula="of:=['cash flow_2'.F34]" office:value-type="float" office:value="34">
            <text:p>34</text:p>
          </table:table-cell>
          <table:table-cell table:style-name="ce49" table:formula="of:=['cash flow_2'.G34]" office:value-type="float" office:value="34">
            <text:p>34</text:p>
          </table:table-cell>
          <table:table-cell table:style-name="ce49" table:formula="of:=['cash flow_2'.H34]" office:value-type="float" office:value="34">
            <text:p>34</text:p>
          </table:table-cell>
          <table:table-cell table:style-name="ce49" table:formula="of:=['cash flow_2'.I34]" office:value-type="float" office:value="34">
            <text:p>34</text:p>
          </table:table-cell>
          <table:table-cell table:style-name="ce49" table:formula="of:=['cash flow_2'.J34]" office:value-type="float" office:value="34">
            <text:p>34</text:p>
          </table:table-cell>
          <table:table-cell table:style-name="ce49" table:formula="of:=['cash flow_2'.K34]" office:value-type="float" office:value="34">
            <text:p>34</text:p>
          </table:table-cell>
          <table:table-cell table:style-name="ce49" table:formula="of:=['cash flow_2'.L34]" office:value-type="float" office:value="34">
            <text:p>34</text:p>
          </table:table-cell>
          <table:table-cell table:style-name="ce49" table:formula="of:=['cash flow_2'.M34]" office:value-type="float" office:value="34">
            <text:p>34</text:p>
          </table:table-cell>
          <table:table-cell table:style-name="ce49" table:formula="of:=['cash flow_2'.N34]" office:value-type="float" office:value="34">
            <text:p>34</text:p>
          </table:table-cell>
          <table:table-cell table:number-columns-repeated="4"/>
          <table:table-cell table:style-name="ce1"/>
          <table:table-cell table:style-name="ce37"/>
        </table:table-row>
        <table:table-row table:style-name="ro1">
          <table:table-cell table:style-name="ce42" office:value-type="string">
            <text:p>Deprication (Computer)</text:p>
          </table:table-cell>
          <table:table-cell table:style-name="ce46"/>
          <table:table-cell table:formula="of:=IF(['cash flow_2'.C33]&gt;0;(['cash flow_2'.C33]-100)/5;&quot;&quot;)">
            <text:p/>
          </table:table-cell>
          <table:table-cell table:formula="of:=IF(['cash flow_2'.D33]&gt;0;(['cash flow_2'.D33]-100)/5;&quot;&quot;)" office:value-type="float" office:value="60">
            <text:p>60</text:p>
          </table:table-cell>
          <table:table-cell table:formula="of:=IF(['cash flow_2'.E33]&gt;0;(['cash flow_2'.E33]-100)/5;&quot;&quot;)">
            <text:p/>
          </table:table-cell>
          <table:table-cell table:formula="of:=IF(['cash flow_2'.F33]&gt;0;(['cash flow_2'.F33]-100)/5;&quot;&quot;)">
            <text:p/>
          </table:table-cell>
          <table:table-cell table:formula="of:=IF(['cash flow_2'.G33]&gt;0;(['cash flow_2'.G33]-100)/5;&quot;&quot;)" office:value-type="float" office:value="60">
            <text:p>60</text:p>
          </table:table-cell>
          <table:table-cell table:formula="of:=IF(['cash flow_2'.H33]&gt;0;(['cash flow_2'.H33]-100)/5;&quot;&quot;)">
            <text:p/>
          </table:table-cell>
          <table:table-cell table:formula="of:=IF(['cash flow_2'.I33]&gt;0;(['cash flow_2'.I33]-100)/5;&quot;&quot;)">
            <text:p/>
          </table:table-cell>
          <table:table-cell table:formula="of:=IF(['cash flow_2'.J33]&gt;0;(['cash flow_2'.J33]-100)/5;&quot;&quot;)" office:value-type="float" office:value="60">
            <text:p>60</text:p>
          </table:table-cell>
          <table:table-cell table:formula="of:=IF(['cash flow_2'.K33]&gt;0;(['cash flow_2'.K33]-100)/5;&quot;&quot;)">
            <text:p/>
          </table:table-cell>
          <table:table-cell table:formula="of:=IF(['cash flow_2'.L33]&gt;0;(['cash flow_2'.L33]-100)/5;&quot;&quot;)">
            <text:p/>
          </table:table-cell>
          <table:table-cell table:formula="of:=IF(['cash flow_2'.M33]&gt;0;(['cash flow_2'.M33]-100)/5;&quot;&quot;)">
            <text:p/>
          </table:table-cell>
          <table:table-cell table:formula="of:=IF(['cash flow_2'.N33]&gt;0;(['cash flow_2'.N33]-100)/5;&quot;&quot;)" office:value-type="float" office:value="60">
            <text:p>60</text:p>
          </table:table-cell>
          <table:table-cell table:number-columns-repeated="4"/>
          <table:table-cell table:style-name="ce1"/>
          <table:table-cell table:style-name="ce37"/>
        </table:table-row>
        <table:table-row table:style-name="ro1">
          <table:table-cell table:style-name="ce4" office:value-type="string">
            <text:p>Total Costs</text:p>
          </table:table-cell>
          <table:table-cell table:style-name="ce16"/>
          <table:table-cell table:style-name="ce23" table:formula="of:=SUM([.C24:.C36])" office:value-type="float" office:value="22651.3833333333">
            <text:p>22,651</text:p>
          </table:table-cell>
          <table:table-cell table:style-name="ce23" table:formula="of:=SUM([.D24:.D36])" office:value-type="float" office:value="24160.2166666667">
            <text:p>24,160</text:p>
          </table:table-cell>
          <table:table-cell table:style-name="ce23" table:formula="of:=SUM([.E24:.E36])" office:value-type="float" office:value="24100.2166666667">
            <text:p>24,100</text:p>
          </table:table-cell>
          <table:table-cell table:style-name="ce23" table:formula="of:=SUM([.F24:.F36])" office:value-type="float" office:value="24100.2166666667">
            <text:p>24,100</text:p>
          </table:table-cell>
          <table:table-cell table:style-name="ce23" table:formula="of:=SUM([.G24:.G36])" office:value-type="float" office:value="26791.8833333333">
            <text:p>26,792</text:p>
          </table:table-cell>
          <table:table-cell table:style-name="ce23" table:formula="of:=SUM([.H24:.H36])" office:value-type="float" office:value="26731.8833333333">
            <text:p>26,732</text:p>
          </table:table-cell>
          <table:table-cell table:style-name="ce23" table:formula="of:=SUM([.I24:.I36])" office:value-type="float" office:value="26731.8833333333">
            <text:p>26,732</text:p>
          </table:table-cell>
          <table:table-cell table:style-name="ce23" table:formula="of:=SUM([.J24:.J36])" office:value-type="float" office:value="26791.8833333333">
            <text:p>26,792</text:p>
          </table:table-cell>
          <table:table-cell table:style-name="ce23" table:formula="of:=SUM([.K24:.K36])" office:value-type="float" office:value="26731.8833333333">
            <text:p>26,732</text:p>
          </table:table-cell>
          <table:table-cell table:style-name="ce23" table:formula="of:=SUM([.L24:.L36])" office:value-type="float" office:value="26731.8833333333">
            <text:p>26,732</text:p>
          </table:table-cell>
          <table:table-cell table:style-name="ce23" table:formula="of:=SUM([.M24:.M36])" office:value-type="float" office:value="26731.8833333333">
            <text:p>26,732</text:p>
          </table:table-cell>
          <table:table-cell table:style-name="ce23" table:formula="of:=SUM([.N24:.N36])" office:value-type="float" office:value="26791.8833333333">
            <text:p>26,792</text:p>
          </table:table-cell>
          <table:table-cell table:style-name="ce34" table:formula="of:=SUM([.C37:.N37])" office:value-type="float" office:value="309047.1">
            <text:p>309,047</text:p>
          </table:table-cell>
          <table:table-cell table:number-columns-repeated="5"/>
        </table:table-row>
        <table:table-row table:style-name="ro1">
          <table:table-cell table:style-name="ce4" office:value-type="string">
            <text:p>Profit Loss</text:p>
          </table:table-cell>
          <table:table-cell table:style-name="ce53" table:formula="of:=['profit-loss'.N38]" office:value-type="float" office:value="-99656.6833333333">
            <text:p>-99657</text:p>
          </table:table-cell>
          <table:table-cell table:style-name="ce47" table:formula="of:=[.B38]+([.C13]-[.C37])" office:value-type="float" office:value="-103225.066666667">
            <text:p>-103,225</text:p>
          </table:table-cell>
          <table:table-cell table:style-name="ce47" table:formula="of:=[.C38]+([.D13]-[.D37])" office:value-type="float" office:value="-107428.283333333">
            <text:p>-107,428</text:p>
          </table:table-cell>
          <table:table-cell table:style-name="ce47" table:formula="of:=[.D38]+([.E13]-[.E37])" office:value-type="float" office:value="-107417.5">
            <text:p>-107,418</text:p>
          </table:table-cell>
          <table:table-cell table:style-name="ce47" table:formula="of:=[.E38]+([.F13]-[.F37])" office:value-type="float" office:value="-107509.716666667">
            <text:p>-107,510</text:p>
          </table:table-cell>
          <table:table-cell table:style-name="ce47" table:formula="of:=[.F38]+([.G13]-[.G37])" office:value-type="float" office:value="-112827.6">
            <text:p>-112,828</text:p>
          </table:table-cell>
          <table:table-cell table:style-name="ce47" table:formula="of:=[.G38]+([.H13]-[.H37])" office:value-type="float" office:value="-110383.483333333">
            <text:p>-110,383</text:p>
          </table:table-cell>
          <table:table-cell table:style-name="ce47" table:formula="of:=[.H38]+([.I13]-[.I37])" office:value-type="float" office:value="-110231.366666667">
            <text:p>-110,231</text:p>
          </table:table-cell>
          <table:table-cell table:style-name="ce47" table:formula="of:=[.I38]+([.J13]-[.J37])" office:value-type="float" office:value="-109900.25">
            <text:p>-109,900</text:p>
          </table:table-cell>
          <table:table-cell table:style-name="ce47" table:formula="of:=[.J38]+([.K13]-[.K37])" office:value-type="float" office:value="-107246.133333333">
            <text:p>-107,246</text:p>
          </table:table-cell>
          <table:table-cell table:style-name="ce47" table:formula="of:=[.K38]+([.L13]-[.L37])" office:value-type="float" office:value="-103002.016666667">
            <text:p>-103,002</text:p>
          </table:table-cell>
          <table:table-cell table:style-name="ce47" table:formula="of:=[.L38]+([.M13]-[.M37])" office:value-type="float" office:value="-85785.9">
            <text:p>-85,786</text:p>
          </table:table-cell>
          <table:table-cell table:style-name="ce47" table:formula="of:=[.M38]+([.N13]-[.N37])" office:value-type="float" office:value="-74264.7833333333">
            <text:p>-74,265</text:p>
          </table:table-cell>
          <table:table-cell table:style-name="ce36"/>
          <table:table-cell table:number-columns-repeated="5"/>
        </table:table-row>
        <table:table-row table:style-name="ro1">
          <table:table-cell table:style-name="ce9" table:number-columns-repeated="2"/>
          <table:table-cell table:style-name="ce25" table:number-columns-repeated="13"/>
          <table:table-cell table:number-columns-repeated="5"/>
        </table:table-row>
        <table:table-row table:style-name="ro1">
          <table:table-cell table:style-name="ce9"/>
          <table:table-cell table:style-name="ce17"/>
          <table:table-cell table:style-name="ce54"/>
          <table:table-cell table:style-name="ce25" table:number-columns-repeated="12"/>
          <table:table-cell table:number-columns-repeated="5"/>
        </table:table-row>
        <table:table-row table:style-name="ro1">
          <table:table-cell table:style-name="ce9" table:number-columns-repeated="2"/>
          <table:table-cell table:style-name="Default" table:number-columns-repeated="13"/>
          <table:table-cell table:number-columns-repeated="5"/>
        </table:table-row>
      </table:table>
      <table:table table:name="Balance Sheet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55" office:value-type="string" table:number-columns-spanned="2" table:number-rows-spanned="1">
            <text:p>Balance Sheet Year 1</text:p>
          </table:table-cell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38" office:value-type="string">
            <text:p>Fixed Asse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uter Equipment</text:p>
          </table:table-cell>
          <table:table-cell table:style-name="ce18" table:formula="of:=SUM(['cash flow'.C33:.N33])-SUM(['profit-loss'.C36:.N36])" office:value-type="float" office:value="3280">
            <text:p>3,280</text:p>
          </table:table-cell>
        </table:table-row>
        <table:table-row table:style-name="ro1">
          <table:table-cell table:number-columns-repeated="2"/>
          <table:table-cell table:style-name="ce57" table:formula="of:=SUM([.C4])" office:value-type="float" office:value="3280">
            <text:p>3,280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>
          <table:table-cell table:style-name="ce38" office:value-type="string">
            <text:p>Current Assets</text:p>
          </table:table-cell>
          <table:table-cell/>
          <table:table-cell table:style-name="ce18"/>
        </table:table-row>
        <table:table-row table:style-name="ro1">
          <table:table-cell/>
          <table:table-cell office:value-type="string">
            <text:p>Cash</text:p>
          </table:table-cell>
          <table:table-cell table:style-name="ce18" table:formula="of:=['cash flow'.N41]" office:value-type="float" office:value="-8062.41333333333">
            <text:p>-8,062</text:p>
          </table:table-cell>
        </table:table-row>
        <table:table-row table:style-name="ro1">
          <table:table-cell/>
          <table:table-cell office:value-type="string">
            <text:p>Accounts Recievable</text:p>
          </table:table-cell>
          <table:table-cell table:style-name="ce18" table:formula="of:=['profit-loss'.M13]+['profit-loss'.N13]" office:value-type="float" office:value="38341">
            <text:p>38,341</text:p>
          </table:table-cell>
        </table:table-row>
        <table:table-row table:style-name="ro1">
          <table:table-cell table:number-columns-repeated="2"/>
          <table:table-cell table:style-name="ce57" table:formula="of:=SUM([.C8:.C9])" office:value-type="float" office:value="30278.5866666667">
            <text:p>30,279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>
          <table:table-cell table:style-name="ce38" office:value-type="string">
            <text:p>Current Liabilities</text:p>
          </table:table-cell>
          <table:table-cell/>
          <table:table-cell table:style-name="ce18"/>
        </table:table-row>
        <table:table-row table:style-name="ro1">
          <table:table-cell/>
          <table:table-cell office:value-type="string">
            <text:p>VAT</text:p>
          </table:table-cell>
          <table:table-cell table:style-name="ce18" table:formula="of:=['cash flow'.O40]" office:value-type="float" office:value="8215.27">
            <text:p>8,215</text:p>
          </table:table-cell>
        </table:table-row>
        <table:table-row table:style-name="ro1">
          <table:table-cell table:number-columns-repeated="2"/>
          <table:table-cell table:style-name="ce57"/>
        </table:table-row>
        <table:table-row table:style-name="ro1"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>
            <text:p>Net Current Assets</text:p>
          </table:table-cell>
          <table:table-cell table:style-name="ce18" table:formula="of:=[.C10]-[.C13]" office:value-type="float" office:value="22063.3166666667">
            <text:p>22,063</text:p>
          </table:table-cell>
        </table:table-row>
        <table:table-row table:style-name="ro1">
          <table:table-cell table:style-name="ce56"/>
          <table:table-cell table:style-name="ce56" office:value-type="string">
            <text:p>Total Assets – Current Liabilities</text:p>
          </table:table-cell>
          <table:table-cell table:style-name="ce58" table:formula="of:=SUM([.C5];[.C16])" office:value-type="float" office:value="25343.3166666667">
            <text:p>25,343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>
          <table:table-cell table:style-name="ce38" office:value-type="string">
            <text:p>Long Term Liabilities</text:p>
          </table:table-cell>
          <table:table-cell/>
          <table:table-cell table:style-name="ce18"/>
        </table:table-row>
        <table:table-row table:style-name="ro1">
          <table:table-cell/>
          <table:table-cell office:value-type="string">
            <text:p>Loan</text:p>
          </table:table-cell>
          <table:table-cell table:style-name="ce18" table:formula="of:=['cash flow'.C9]" office:value-type="float" office:value="100000">
            <text:p>100,000</text:p>
          </table:table-cell>
        </table:table-row>
        <table:table-row table:style-name="ro1">
          <table:table-cell table:number-columns-repeated="2"/>
          <table:table-cell table:style-name="ce57" table:formula="of:=SUM([.C20])" office:value-type="float" office:value="100000">
            <text:p>100,000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>
          <table:table-cell table:style-name="ce38" office:value-type="string">
            <text:p>Net Assets</text:p>
          </table:table-cell>
          <table:table-cell/>
          <table:table-cell table:style-name="ce18"/>
        </table:table-row>
        <table:table-row table:style-name="ro1">
          <table:table-cell/>
          <table:table-cell office:value-type="string">
            <text:p>Capital</text:p>
          </table:table-cell>
          <table:table-cell table:style-name="ce18" table:formula="of:=['cash flow'.C10]" office:value-type="float" office:value="25000">
            <text:p>25,000</text:p>
          </table:table-cell>
        </table:table-row>
        <table:table-row table:style-name="ro1">
          <table:table-cell/>
          <table:table-cell office:value-type="string">
            <text:p>Retained Profit</text:p>
          </table:table-cell>
          <table:table-cell table:style-name="ce18" table:formula="of:=['profit-loss'.N38]" office:value-type="float" office:value="-99656.6833333333">
            <text:p>-99,657</text:p>
          </table:table-cell>
        </table:table-row>
        <table:table-row table:style-name="ro1">
          <table:table-cell table:style-name="ce56" table:number-columns-repeated="2"/>
          <table:table-cell table:style-name="ce58" table:formula="of:=SUM([.C21];[.C24:.C25])" office:value-type="float" office:value="25343.3166666667">
            <text:p>25,34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number-columns-repeated="2"/>
          <table:table-cell table:formula="of:=ABS([.C17]-[.C26])" office:value-type="float" office:value="0">
            <text:p>0</text:p>
          </table:table-cell>
        </table:table-row>
        <table:table-row table:style-name="ro2" table:number-rows-repeated="4071">
          <table:table-cell table:number-columns-repeated="3"/>
        </table:table-row>
        <table:table-row table:style-name="ro2">
          <table:table-cell table:number-columns-repeated="2"/>
          <table:table-cell/>
        </table:table-row>
      </table:table>
      <table:table table:name="Balance Sheet_2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ce18"/>
        <table:table-row table:style-name="ro1">
          <table:table-cell table:style-name="ce55" office:value-type="string" table:number-columns-spanned="2" table:number-rows-spanned="1">
            <text:p>Balance Sheet Year 2</text:p>
          </table:table-cell>
          <table:covered-table-cell/>
          <table: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style-name="ce38" office:value-type="string">
            <text:p>Fixed Assets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SUM(['cash flow_2'.C33:.N33])-SUM(['profit-loss_2'.C36:.N36])+((['Balance Sheet'.C4]-(['Balance Sheet'.C4100])/5))" office:value-type="float" office:value="4640">
            <text:p>4,640</text:p>
          </table:table-cell>
        </table:table-row>
        <table:table-row table:style-name="ro1">
          <table:table-cell table:number-columns-repeated="2"/>
          <table:table-cell table:style-name="ce57" table:formula="of:=SUM([.C4])" office:value-type="float" office:value="4640">
            <text:p>4,6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8" office:value-type="string">
            <text:p>Current Asse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_2'.N41]" office:value-type="float" office:value="-20955.4133333333">
            <text:p>-20,955</text:p>
          </table:table-cell>
        </table:table-row>
        <table:table-row table:style-name="ro1">
          <table:table-cell/>
          <table:table-cell office:value-type="string">
            <text:p>Accounts Recievable</text:p>
          </table:table-cell>
          <table:table-cell table:formula="of:=['profit-loss_2'.M13]+['profit-loss_2'.N13]" office:value-type="float" office:value="82261">
            <text:p>82,261</text:p>
          </table:table-cell>
        </table:table-row>
        <table:table-row table:style-name="ro1">
          <table:table-cell table:number-columns-repeated="2"/>
          <table:table-cell table:style-name="ce57" table:formula="of:=SUM([.C8:.C9])" office:value-type="float" office:value="61305.5866666667">
            <text:p>61,3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8" office:value-type="string">
            <text:p>Current Liabi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_2'.O40]" office:value-type="float" office:value="15210.37">
            <text:p>15,210</text:p>
          </table:table-cell>
        </table:table-row>
        <table:table-row table:style-name="ro1">
          <table:table-cell table:number-columns-repeated="2"/>
          <table:table-cell table:style-name="ce57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10]-[.C13]" office:value-type="float" office:value="46095.2166666667">
            <text:p>46,095</text:p>
          </table:table-cell>
        </table:table-row>
        <table:table-row table:style-name="ro1">
          <table:table-cell table:style-name="ce56"/>
          <table:table-cell table:style-name="ce56" office:value-type="string">
            <text:p>Total Assets – Current Liabilities</text:p>
          </table:table-cell>
          <table:table-cell table:style-name="ce58" table:formula="of:=SUM([.C5];[.C16])" office:value-type="float" office:value="50735.2166666667">
            <text:p>50,7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8" office:value-type="string">
            <text:p>Long Term Liabi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an</text:p>
          </table:table-cell>
          <table:table-cell table:formula="of:=['cash flow'.C9]" office:value-type="float" office:value="100000">
            <text:p>100,000</text:p>
          </table:table-cell>
        </table:table-row>
        <table:table-row table:style-name="ro1">
          <table:table-cell table:number-columns-repeated="2"/>
          <table:table-cell table:style-name="ce57" table:formula="of:=SUM([.C20])" office:value-type="float" office:value="100000">
            <text:p>100,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8" office:value-type="string">
            <text:p>Net Asse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'.C10]" office:value-type="float" office:value="25000">
            <text:p>25,000</text:p>
          </table:table-cell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-loss_2'.N38]" office:value-type="float" office:value="-74264.7833333333">
            <text:p>-74,265</text:p>
          </table:table-cell>
        </table:table-row>
        <table:table-row table:style-name="ro1">
          <table:table-cell table:style-name="ce56" table:number-columns-repeated="2"/>
          <table:table-cell table:style-name="ce58" table:formula="of:=SUM([.C21];[.C24:.C25])" office:value-type="float" office:value="50735.2166666667">
            <text:p>50,735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formula="of:=ABS([.C17]-[.C26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2" number:min-integer-digits="1"/>
    </number:number-style>
    <number:number-style style:name="N109">
      <style:text-properties fo:color="#ff0000"/>
      <number:text>-</number:text>
      <number:number number:decimal-places="2" number:min-integer-digits="1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 style:data-style-name="N2" text:time-value="0000-00-00T14:48:3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Atkinson</meta:initial-creator>
    <meta:creation-date>2013-03-21T10:13:46</meta:creation-date>
    <dc:date>2013-03-21T15:32:06</dc:date>
    <dc:creator>Daniel Atkinson</dc:creator>
    <meta:editing-duration>PT4H38M13S</meta:editing-duration>
    <meta:editing-cycles>40</meta:editing-cycles>
    <meta:generator>LibreOffice/3.6$Linux_x86 LibreOffice_project/360m1$Build-2</meta:generator>
    <meta:document-statistic meta:table-count="6" meta:cell-count="1795" meta:object-count="0"/>
  </office:meta>
</office:document-meta>
</file>